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909in"/>
    </style:style>
    <style:style style:name="co5" style:family="table-column">
      <style:table-column-properties fo:break-before="auto" style:column-width="1.862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0957in"/>
    </style:style>
    <style:style style:name="co8" style:family="table-column">
      <style:table-column-properties fo:break-before="auto" style:column-width="1.05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1299in"/>
    </style:style>
    <style:style style:name="co11" style:family="table-column">
      <style:table-column-properties fo:break-before="auto" style:column-width="0.9311in"/>
    </style:style>
    <style:style style:name="co12" style:family="table-column">
      <style:table-column-properties fo:break-before="auto" style:column-width="0.9634in"/>
    </style:style>
    <style:style style:name="co13" style:family="table-column">
      <style:table-column-properties fo:break-before="auto" style:column-width="1.1154in"/>
    </style:style>
    <style:style style:name="co14" style:family="table-column">
      <style:table-column-properties fo:break-before="auto" style:column-width="1.5047in"/>
    </style:style>
    <style:style style:name="co15" style:family="table-column">
      <style:table-column-properties fo:break-before="auto" style:column-width="0.8165in"/>
    </style:style>
    <style:style style:name="co16" style:family="table-column">
      <style:table-column-properties fo:break-before="auto" style:column-width="0.7272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0.7047in"/>
    </style:style>
    <style:style style:name="co19" style:family="table-column">
      <style:table-column-properties fo:break-before="auto" style:column-width="0.7602in"/>
    </style:style>
    <style:style style:name="co20" style:family="table-column">
      <style:table-column-properties fo:break-before="auto" style:column-width="0.85in"/>
    </style:style>
    <style:style style:name="co21" style:family="table-column">
      <style:table-column-properties fo:break-before="auto" style:column-width="0.7382in"/>
    </style:style>
    <style:style style:name="co22" style:family="table-column">
      <style:table-column-properties fo:break-before="auto" style:column-width="0.8055in"/>
    </style:style>
    <style:style style:name="co23" style:family="table-column">
      <style:table-column-properties fo:break-before="auto" style:column-width="0.828in"/>
    </style:style>
    <style:style style:name="co24" style:family="table-column">
      <style:table-column-properties fo:break-before="auto" style:column-width="0.7937in"/>
    </style:style>
    <style:style style:name="co25" style:family="table-column">
      <style:table-column-properties fo:break-before="auto" style:column-width="0.628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7in"/>
    </style:style>
    <style:style style:name="co28" style:family="table-column">
      <style:table-column-properties fo:break-before="auto" style:column-width="0.472in"/>
    </style:style>
    <style:style style:name="co29" style:family="table-column">
      <style:table-column-properties fo:break-before="auto" style:column-width="0.7102in"/>
    </style:style>
    <style:style style:name="co30" style:family="table-column">
      <style:table-column-properties fo:break-before="auto" style:column-width="0.8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75"/>
    <style:style style:name="ce5" style:family="table-cell" style:parent-style-name="Default" style:data-style-name="N37"/>
    <style:style style:name="ce6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2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 style:data-style-name="N37">
      <style:text-properties style:text-underline-style="none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 style:data-style-name="N11">
      <style:table-cell-properties fo:background-color="#ff0000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able-cell-properties fo:background-color="#00ff00"/>
    </style:style>
    <style:style style:name="ce21" style:family="table-cell" style:parent-style-name="Default" style:data-style-name="N11">
      <style:table-cell-properties fo:background-color="#ffff00"/>
    </style:style>
    <style:style style:name="ce22" style:family="table-cell" style:parent-style-name="Default" style:data-style-name="N11">
      <style:table-cell-properties fo:background-color="#ff0000"/>
      <style:text-properties style:font-name="Bitstream Vera Sans" style:font-name-asian="Bitstream Vera Sans1" style:font-name-complex="Lucidasans"/>
    </style:style>
    <style:style style:name="ce23" style:family="table-cell" style:parent-style-name="Default" style:data-style-name="N11">
      <style:table-cell-properties fo:background-color="transparent"/>
    </style:style>
    <style:style style:name="ce24" style:family="table-cell" style:parent-style-name="Default" style:data-style-name="N11">
      <style:table-cell-properties fo:background-color="transparent"/>
      <style:text-properties style:font-name="Bitstream Vera Sans" style:font-name-asian="Bitstream Vera Sans1" style:font-name-complex="Lucidasans"/>
    </style:style>
    <style:style style:name="ce25" style:family="table-cell" style:parent-style-name="Default" style:data-style-name="N11">
      <style:table-cell-properties fo:background-color="#00ff00"/>
      <style:text-properties style:font-name="Bitstream Vera Sans" style:font-name-asian="Bitstream Vera Sans1" style:font-name-complex="Lucidasans"/>
    </style:style>
    <style:style style:name="ce26" style:family="table-cell" style:parent-style-name="Default">
      <style:table-cell-properties fo:background-color="#c0c0c0"/>
      <style:text-properties style:font-name="Bitstream Vera Sans" style:font-name-asian="Bitstream Vera Sans1" style:font-name-complex="Lucidasans"/>
    </style:style>
    <style:style style:name="ce27" style:family="table-cell" style:parent-style-name="Default" style:data-style-name="N43"/>
    <style:style style:name="ce28" style:family="table-cell" style:parent-style-name="Default">
      <style:text-properties style:font-name="Bitstream Vera Sans" style:font-name-asian="Bitstream Vera Sans1" style:font-name-complex="Lucidasans"/>
    </style:style>
  </office:automatic-styles>
  <office:body>
    <office:spreadsheet>
      <table:table table:name="Syste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Brian Behlendorf &lt;<text:a xlink:href="mailto:behlendorf1@llnl.gov">behlendorf1@llnl.gov</text:a>&gt;</text:p>
          </table:table-cell>
          <table:table-cell table:number-columns-repeated="10"/>
        </table:table-row>
        <table:table-row table:style-name="ro2">
          <table:table-cell office:value-type="string">
            <text:p>Date</text:p>
          </table:table-cell>
          <table:table-cell table:style-name="ce4" office:value-type="date" office:date-value="2008-05-21">
            <text:p>May 21, 2008</text:p>
          </table:table-cell>
          <table:table-cell table:number-columns-repeated="10"/>
        </table:table-row>
        <table:table-row table:style-name="ro2">
          <table:table-cell office:value-type="string">
            <text:p>Objective</text:p>
          </table:table-cell>
          <table:table-cell office:value-type="string">
            <text:p>Investigation of ZFS kernel port viability as backend for Lustre servers.</text:p>
          </table:table-cell>
          <table:table-cell table:number-columns-repeated="10"/>
        </table:table-row>
        <table:table-row table:style-name="ro2">
          <table:table-cell office:value-type="string">
            <text:p>Results</text:p>
          </table:table-cell>
          <table:table-cell table:style-name="ce5" office:value-type="string">
            <text:p>- A linux kernel port of ZFS is technically possible and desirable.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- Excellent kernel DMU performance is possible (~80-95% of peak).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1" office:value-type="string">
            <text:p>Hardware + Software Summary</text:p>
          </table:table-cell>
          <table:table-cell table:style-name="ce1" table:number-columns-repeated="6"/>
          <table:table-cell table:number-columns-repeated="5"/>
        </table:table-row>
        <table:table-row table:style-name="ro2">
          <table:table-cell table:style-name="ce2" office:value-type="string">
            <text:p>Software</text:p>
          </table:table-cell>
          <table:table-cell table:style-name="ce2" table:number-columns-repeated="6"/>
          <table:table-cell table:number-columns-repeated="5"/>
        </table:table-row>
        <table:table-row table:style-name="ro2">
          <table:table-cell table:style-name="ce3" office:value-type="string">
            <text:p>OS</text:p>
          </table:table-cell>
          <table:table-cell table:style-name="ce3" office:value-type="string">
            <text:p>Redhat Enterprise Linux AS 5 Update 1</text:p>
          </table:table-cell>
          <table:table-cell table:style-name="ce3" table:number-columns-repeated="5"/>
          <table:table-cell table:number-columns-repeated="5"/>
        </table:table-row>
        <table:table-row table:style-name="ro2">
          <table:table-cell office:value-type="string">
            <text:p>Kernel</text:p>
          </table:table-cell>
          <table:table-cell office:value-type="string">
            <text:p>2.6.18-33patched.zfs3 (RHEL5 U1 based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- 16K stack patc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- EXPORT_SYMBOL(task_curr) patch</text:p>
          </table:table-cell>
          <table:table-cell table:number-columns-repeated="10"/>
        </table:table-row>
        <table:table-row table:style-name="ro2">
          <table:table-cell office:value-type="string">
            <text:p>SPL</text:p>
          </table:table-cell>
          <table:table-cell office:value-type="string">
            <text:p>Version 0.3.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- Configured with all debug disabled</text:p>
          </table:table-cell>
          <table:table-cell table:number-columns-repeated="10"/>
        </table:table-row>
        <table:table-row table:style-name="ro2">
          <table:table-cell office:value-type="string">
            <text:p>ZFS</text:p>
          </table:table-cell>
          <table:table-cell office:value-type="string">
            <text:p>Version 0.3.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- Configured with all debug disabled</text:p>
          </table:table-cell>
          <table:table-cell table:number-columns-repeated="10"/>
        </table:table-row>
        <table:table-row table:style-name="ro2">
          <table:table-cell office:value-type="string">
            <text:p>KPIOS</text:p>
          </table:table-cell>
          <table:table-cell office:value-type="string">
            <text:p>In-kernel version of Sun's userspace PIOS test application,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ll ZFS tests were run with the following test load an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ported results are the average of the 5 test runs.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>
            <text:p>Zpios</text:p>
          </table:table-cell>
          <table:table-cell office:value-type="string">
            <text:p>--load=dmuio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pool=lustre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chunksize=1M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regionsize=4M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regioncount=1638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threadcount=256,256,256,256,256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offset=4M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cleanu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verbose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--human-readable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>
            <text:p>Processors</text:p>
          </table:table-cell>
          <table:table-cell table:style-name="ce2" table:number-columns-repeated="6"/>
          <table:table-cell table:number-columns-repeated="5"/>
        </table:table-row>
        <table:table-row table:style-name="ro2">
          <table:table-cell office:value-type="string">
            <text:p>vendor_id</text:p>
          </table:table-cell>
          <table:table-cell office:value-type="string">
            <text:p>AuthenticAMD</text:p>
          </table:table-cell>
          <table:table-cell table:number-columns-repeated="10"/>
        </table:table-row>
        <table:table-row table:style-name="ro2">
          <table:table-cell office:value-type="string">
            <text:p>Sockets</text:p>
          </table:table-cell>
          <table:table-cell office:value-type="string">
            <text:p>Dual-Socket</text:p>
          </table:table-cell>
          <table:table-cell table:number-columns-repeated="10"/>
        </table:table-row>
        <table:table-row table:style-name="ro3">
          <table:table-cell office:value-type="string">
            <text:p>Model Name</text:p>
          </table:table-cell>
          <table:table-cell office:value-type="string">
            <text:p>Dual-Core AMD Opteron(tm) Processor 2216</text:p>
          </table:table-cell>
          <table:table-cell table:number-columns-repeated="8"/>
          <table:table-cell table:style-name="ce6"/>
          <table:table-cell/>
        </table:table-row>
        <table:table-row table:style-name="ro2">
          <table:table-cell office:value-type="string">
            <text:p>CPU speed</text:p>
          </table:table-cell>
          <table:table-cell office:value-type="string">
            <text:p>2400Mhz</text:p>
          </table:table-cell>
          <table:table-cell table:number-columns-repeated="10"/>
        </table:table-row>
        <table:table-row table:style-name="ro2">
          <table:table-cell office:value-type="string">
            <text:p>Cache size</text:p>
          </table:table-cell>
          <table:table-cell office:value-type="string">
            <text:p>1M</text:p>
          </table:table-cell>
          <table:table-cell table:number-columns-repeated="8"/>
          <table:table-cell table:style-name="ce7"/>
          <table:table-cell table:style-name="ce10"/>
        </table:table-row>
        <table:table-row table:style-name="ro2">
          <table:table-cell table:number-columns-repeated="10"/>
          <table:table-cell table:style-name="ce8"/>
          <table:table-cell/>
        </table:table-row>
        <table:table-row table:style-name="ro2">
          <table:table-cell table:style-name="ce2" office:value-type="string">
            <text:p>Memory Subsystem</text:p>
          </table:table-cell>
          <table:table-cell table:style-name="ce2" table:number-columns-repeated="6"/>
          <table:table-cell table:number-columns-repeated="3"/>
          <table:table-cell table:style-name="ce8"/>
          <table:table-cell table:style-name="ce11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nVidia Corporation MCP55 Memory Controller </text:p>
          </table:table-cell>
          <table:table-cell table:number-columns-repeated="8"/>
          <table:table-cell table:style-name="ce8"/>
          <table:table-cell table:style-name="ce12"/>
        </table:table-row>
        <table:table-row table:style-name="ro2">
          <table:table-cell office:value-type="string">
            <text:p>Total</text:p>
          </table:table-cell>
          <table:table-cell office:value-type="string">
            <text:p>16G</text:p>
          </table:table-cell>
          <table:table-cell table:number-columns-repeated="8"/>
          <table:table-cell table:style-name="ce8"/>
          <table:table-cell table:style-name="ce12"/>
        </table:table-row>
        <table:table-row table:style-name="ro2">
          <table:table-cell table:number-columns-repeated="10"/>
          <table:table-cell table:style-name="ce8"/>
          <table:table-cell/>
        </table:table-row>
        <table:table-row table:style-name="ro2">
          <table:table-cell table:style-name="ce2" office:value-type="string">
            <text:p>Disk Subsystem</text:p>
          </table:table-cell>
          <table:table-cell table:style-name="ce2" table:number-columns-repeated="6"/>
          <table:table-cell table:number-columns-repeated="3"/>
          <table:table-cell table:style-name="ce8"/>
          <table:table-cell/>
        </table:table-row>
        <table:table-row table:style-name="ro2">
          <table:table-cell table:style-name="ce3" office:value-type="string">
            <text:p>Configuration</text:p>
          </table:table-cell>
          <table:table-cell table:style-name="ce3" office:value-type="string">
            <text:p>RAID0 striping across 12 SAS drives in a single zpool</text:p>
          </table:table-cell>
          <table:table-cell table:style-name="ce3" table:number-columns-repeated="5"/>
          <table:table-cell table:number-columns-repeated="3"/>
          <table:table-cell table:style-name="ce8"/>
          <table:table-cell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LSI Logic / Symbios Logic SAS1068E PCI-Express Fusion-MPT SAS (rev 02)</text:p>
          </table:table-cell>
          <table:table-cell table:number-columns-repeated="8"/>
          <table:table-cell table:style-name="ce8"/>
          <table:table-cell/>
        </table:table-row>
        <table:table-row table:style-name="ro2">
          <table:table-cell office:value-type="string">
            <text:p>JBOD</text:p>
          </table:table-cell>
          <table:table-cell office:value-type="string">
            <text:p>Promise Model J300s Enclosure</text:p>
          </table:table-cell>
          <table:table-cell table:number-columns-repeated="8"/>
          <table:table-cell table:style-name="ce8"/>
          <table:table-cell/>
        </table:table-row>
        <table:table-row table:style-name="ro2">
          <table:table-cell office:value-type="string">
            <text:p>Disk (scsi6)</text:p>
          </table:table-cell>
          <table:table-cell office:value-type="string">
            <text:p>/dev/sdb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c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d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e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f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g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h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i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j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k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l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m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 office:value-type="string">
            <text:p>Disk (scsi7)</text:p>
          </table:table-cell>
          <table:table-cell office:value-type="string">
            <text:p>/dev/sdn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/>
          <table:table-cell office:value-type="string">
            <text:p>/dev/sdo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/dev/sdp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/dev/sdq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9"/>
          <table:table-cell table:style-name="ce13"/>
        </table:table-row>
        <table:table-row table:style-name="ro2">
          <table:table-cell/>
          <table:table-cell office:value-type="string">
            <text:p>/dev/sdr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9"/>
          <table:table-cell table:style-name="ce13"/>
        </table:table-row>
        <table:table-row table:style-name="ro2">
          <table:table-cell/>
          <table:table-cell office:value-type="string">
            <text:p>/dev/sds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5"/>
          <table:table-cell table:style-name="ce14"/>
        </table:table-row>
        <table:table-row table:style-name="ro2">
          <table:table-cell/>
          <table:table-cell office:value-type="string">
            <text:p>/dev/sdt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5"/>
          <table:table-cell table:style-name="ce13"/>
        </table:table-row>
        <table:table-row table:style-name="ro2">
          <table:table-cell/>
          <table:table-cell office:value-type="string">
            <text:p>/dev/sdu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5"/>
          <table:table-cell table:style-name="ce13"/>
        </table:table-row>
        <table:table-row table:style-name="ro2">
          <table:table-cell/>
          <table:table-cell office:value-type="string">
            <text:p>/dev/sdv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5"/>
          <table:table-cell table:style-name="ce13"/>
        </table:table-row>
        <table:table-row table:style-name="ro2">
          <table:table-cell/>
          <table:table-cell office:value-type="string">
            <text:p>/dev/sdw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/dev/sdx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/dev/sdy</text:p>
          </table:table-cell>
          <table:table-cell office:value-type="string">
            <text:p>SEAGATE</text:p>
          </table:table-cell>
          <table:table-cell office:value-type="string">
            <text:p>ST3146855SS</text:p>
          </table:table-cell>
          <table:table-cell office:value-type="string">
            <text:p>146GB</text:p>
          </table:table-cell>
          <table:table-cell office:value-type="string">
            <text:p>write through w/ FUA</text:p>
          </table:table-cell>
          <table:table-cell table:number-columns-repeated="4"/>
          <table:table-cell table:style-name="ce9"/>
          <table:table-cell/>
        </table:table-row>
      </table:table>
      <table:table table:name="Summary" table:style-name="ta1" table:print="false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Performance Summar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Write MiB/s</text:p>
          </table:table-cell>
          <table:table-cell table:style-name="ce2" office:value-type="string">
            <text:p>Read MiB/s</text:p>
          </table:table-cell>
          <table:table-cell table:style-name="ce2" office:value-type="string">
            <text:p>Write % of DD</text:p>
          </table:table-cell>
          <table:table-cell table:style-name="ce2" office:value-type="string">
            <text:p>Read % of DD</text:p>
          </table:table-cell>
          <table:table-cell table:style-name="ce2" office:value-type="string">
            <text:p>Write % Delta</text:p>
          </table:table-cell>
          <table:table-cell table:style-name="ce26" office:value-type="string">
            <text:p>Read % Delta</text:p>
          </table:table-cell>
        </table:table-row>
        <table:table-row table:style-name="ro2">
          <table:table-cell table:style-name="ce15" table:formula="oooc:=[ZFS.A43]" office:value-type="string" office:string-value="ZFS Baseline ">
            <text:p>ZFS Baseline </text:p>
          </table:table-cell>
          <table:table-cell table:style-name="ce15" table:formula="oooc:=[ZFS.S51]" office:value-type="float" office:value="570.76">
            <text:p>570.76</text:p>
          </table:table-cell>
          <table:table-cell table:style-name="ce15" table:formula="oooc:=[ZFS.V51]" office:value-type="float" office:value="611.1">
            <text:p>611.1</text:p>
          </table:table-cell>
          <table:table-cell table:style-name="ce18" table:formula="oooc:=[.B3]/[.B10]" office:value-type="percentage" office:value="0.53565312607178">
            <text:p>53.57%</text:p>
          </table:table-cell>
          <table:table-cell table:style-name="ce18" table:formula="oooc:=[.C3]/[.C10]" office:value-type="percentage" office:value="0.589498430174793">
            <text:p>58.95%</text:p>
          </table:table-cell>
          <table:table-cell table:style-name="ce22" table:formula="oooc:=([.B3]/[.B3])-1" office:value-type="percentage" office:value="0">
            <text:p>0.00%</text:p>
          </table:table-cell>
          <table:table-cell table:style-name="ce22" table:formula="oooc:=([.C3]/[.C3])-1" office:value-type="percentage" office:value="0">
            <text:p>0.00%</text:p>
          </table:table-cell>
        </table:table-row>
        <table:table-row table:style-name="ro2">
          <table:table-cell table:formula="oooc:=[ZFS.A54]" office:value-type="string" office:string-value="ZFS Disable Checksums">
            <text:p>ZFS Disable Checksums</text:p>
          </table:table-cell>
          <table:table-cell table:formula="oooc:=[ZFS.S62]" office:value-type="float" office:value="602.57">
            <text:p>602.57</text:p>
          </table:table-cell>
          <table:table-cell table:formula="oooc:=[ZFS.V62]" office:value-type="float" office:value="610.542">
            <text:p>610.54</text:p>
          </table:table-cell>
          <table:table-cell table:style-name="ce19" table:formula="oooc:=[.B4]/[.B10]" office:value-type="percentage" office:value="0.565506524944062">
            <text:p>56.55%</text:p>
          </table:table-cell>
          <table:table-cell table:style-name="ce19" table:formula="oooc:=[.C4]/[.C10]" office:value-type="percentage" office:value="0.588960154730451">
            <text:p>58.90%</text:p>
          </table:table-cell>
          <table:table-cell table:style-name="ce23" table:formula="oooc:=([.B4]/[.B3])-1" office:value-type="percentage" office:value="0.0557327072675031">
            <text:p>5.57%</text:p>
          </table:table-cell>
          <table:table-cell table:style-name="ce23" table:formula="oooc:=([.C4]/[.C3])-1" office:value-type="percentage" office:value="-0.000913107511045674">
            <text:p>-0.09%</text:p>
          </table:table-cell>
        </table:table-row>
        <table:table-row table:style-name="ro2">
          <table:table-cell table:formula="oooc:=[ZFS.A65]" office:value-type="string" office:string-value="ZFS Disable Prefetch">
            <text:p>ZFS Disable Prefetch</text:p>
          </table:table-cell>
          <table:table-cell table:formula="oooc:=[ZFS.S73]" office:value-type="float" office:value="557.684">
            <text:p>557.68</text:p>
          </table:table-cell>
          <table:table-cell table:formula="oooc:=[ZFS.V73]" office:value-type="float" office:value="822.076">
            <text:p>822.08</text:p>
          </table:table-cell>
          <table:table-cell table:style-name="ce19" table:formula="oooc:=[.B5]/[.B10]" office:value-type="percentage" office:value="0.523381417689072">
            <text:p>52.34%</text:p>
          </table:table-cell>
          <table:table-cell table:style-name="ce19" table:formula="oooc:=[.C5]/[.C10]" office:value-type="percentage" office:value="0.79301671000552">
            <text:p>79.30%</text:p>
          </table:table-cell>
          <table:table-cell table:style-name="ce23" table:formula="oooc:=([.B5]/[.B3])-1" office:value-type="percentage" office:value="-0.0229098044712314">
            <text:p>-2.29%</text:p>
          </table:table-cell>
          <table:table-cell table:style-name="ce23" table:formula="oooc:=([.C5]/[.C3])-1" office:value-type="percentage" office:value="0.345239731631484">
            <text:p>34.52%</text:p>
          </table:table-cell>
        </table:table-row>
        <table:table-row table:style-name="ro2">
          <table:table-cell table:formula="oooc:=[ZFS.A76]" office:value-type="string" office:string-value="ZFS Simulated Zerocopy">
            <text:p>ZFS Simulated Zerocopy</text:p>
          </table:table-cell>
          <table:table-cell table:formula="oooc:=[ZFS.S84]" office:value-type="float" office:value="673.664">
            <text:p>673.66</text:p>
          </table:table-cell>
          <table:table-cell table:formula="oooc:=[ZFS.V84]" office:value-type="float" office:value="615.18">
            <text:p>615.18</text:p>
          </table:table-cell>
          <table:table-cell table:style-name="ce19" table:formula="oooc:=[.B6]/[.B10]" office:value-type="percentage" office:value="0.632227604460754">
            <text:p>63.22%</text:p>
          </table:table-cell>
          <table:table-cell table:style-name="ce19" table:formula="oooc:=[.C6]/[.C10]" office:value-type="percentage" office:value="0.593434207617295">
            <text:p>59.34%</text:p>
          </table:table-cell>
          <table:table-cell table:style-name="ce24" table:formula="oooc:=([.B6]/[.B3])-1" office:value-type="percentage" office:value="0.180292942743009">
            <text:p>18.03%</text:p>
          </table:table-cell>
          <table:table-cell table:style-name="ce24" table:formula="oooc:=([.C6]/[.C3])-1" office:value-type="percentage" office:value="0.00667648502700047">
            <text:p>0.67%</text:p>
          </table:table-cell>
        </table:table-row>
        <table:table-row table:style-name="ro2">
          <table:table-cell table:formula="oooc:=[ZFS.A87]" office:value-type="string" office:string-value="ZFS pending=1024">
            <text:p>ZFS pending=1024</text:p>
          </table:table-cell>
          <table:table-cell table:formula="oooc:=[ZFS.S95]" office:value-type="float" office:value="602.05">
            <text:p>602.05</text:p>
          </table:table-cell>
          <table:table-cell table:formula="oooc:=[ZFS.V95]" office:value-type="float" office:value="743.914">
            <text:p>743.91</text:p>
          </table:table-cell>
          <table:table-cell table:style-name="ce19" table:formula="oooc:=[.B7]/[.B10]" office:value-type="percentage" office:value="0.565018509621409">
            <text:p>56.50%</text:p>
          </table:table-cell>
          <table:table-cell table:style-name="ce19" table:formula="oooc:=[.C7]/[.C10]" office:value-type="percentage" office:value="0.717617632441582">
            <text:p>71.76%</text:p>
          </table:table-cell>
          <table:table-cell table:style-name="ce24" table:formula="oooc:=([.B7]/[.B3])-1" office:value-type="percentage" office:value="0.0548216413203448">
            <text:p>5.48%</text:p>
          </table:table-cell>
          <table:table-cell table:style-name="ce24" table:formula="oooc:=([.C7]/[.C3])-1" office:value-type="percentage" office:value="0.217335951562756">
            <text:p>21.73%</text:p>
          </table:table-cell>
        </table:table-row>
        <table:table-row table:style-name="ro2">
          <table:table-cell table:formula="oooc:=[ZFS.A98]" office:value-type="string" office:string-value="ZFS arc=8g">
            <text:p>ZFS arc=8g</text:p>
          </table:table-cell>
          <table:table-cell table:formula="oooc:=[ZFS.S106]" office:value-type="float" office:value="600.922">
            <text:p>600.92</text:p>
          </table:table-cell>
          <table:table-cell table:formula="oooc:=[ZFS.V106]" office:value-type="float" office:value="682.652">
            <text:p>682.65</text:p>
          </table:table-cell>
          <table:table-cell table:style-name="ce19" table:formula="oooc:=[.B8]/[.B10]" office:value-type="percentage" office:value="0.563959891767654">
            <text:p>56.40%</text:p>
          </table:table-cell>
          <table:table-cell table:style-name="ce19" table:formula="oooc:=[.C8]/[.C10]" office:value-type="percentage" office:value="0.658521162421343">
            <text:p>65.85%</text:p>
          </table:table-cell>
          <table:table-cell table:style-name="ce24" table:formula="oooc:=([.B8]/[.B3])-1" office:value-type="percentage" office:value="0.0528453290349709">
            <text:p>5.28%</text:p>
          </table:table-cell>
          <table:table-cell table:style-name="ce24" table:formula="oooc:=([.C8]/[.C3])-1" office:value-type="percentage" office:value="0.117087219767632">
            <text:p>11.71%</text:p>
          </table:table-cell>
        </table:table-row>
        <table:table-row table:style-name="ro2">
          <table:table-cell table:style-name="ce16" table:formula="oooc:=[ZFS.A109]" office:value-type="string" office:string-value="ZFS (All Tunings)">
            <text:p>ZFS (All Tunings)</text:p>
          </table:table-cell>
          <table:table-cell table:style-name="ce16" table:formula="oooc:=[ZFS.S117]" office:value-type="float" office:value="845.662">
            <text:p>845.66</text:p>
          </table:table-cell>
          <table:table-cell table:style-name="ce16" table:formula="oooc:=[ZFS.V117]" office:value-type="float" office:value="991.064">
            <text:p>991.06</text:p>
          </table:table-cell>
          <table:table-cell table:style-name="ce20" table:formula="oooc:=[.B9]/[.B10]" office:value-type="percentage" office:value="0.793646180356216">
            <text:p>79.36%</text:p>
          </table:table-cell>
          <table:table-cell table:style-name="ce20" table:formula="oooc:=[.C9]/[.C10]" office:value-type="percentage" office:value="0.956031209626495">
            <text:p>95.60%</text:p>
          </table:table-cell>
          <table:table-cell table:style-name="ce25" table:formula="oooc:=([.B9]/[.B3])-1" office:value-type="percentage" office:value="0.481642021164763">
            <text:p>48.16%</text:p>
          </table:table-cell>
          <table:table-cell table:style-name="ce25" table:formula="oooc:=([.C9]/[.C3])-1" office:value-type="percentage" office:value="0.621770577646866">
            <text:p>62.18%</text:p>
          </table:table-cell>
        </table:table-row>
        <table:table-row table:style-name="ro2">
          <table:table-cell table:style-name="ce17" table:formula="oooc:=[DD.A21]" office:value-type="string" office:string-value="DD Parallel Streaming">
            <text:p>DD Parallel Streaming</text:p>
          </table:table-cell>
          <table:table-cell table:style-name="ce17" table:formula="oooc:=[DD.E39]" office:value-type="float" office:value="1065.5403137207">
            <text:p>1065.54</text:p>
          </table:table-cell>
          <table:table-cell table:style-name="ce17" table:formula="oooc:=[DD.D39]" office:value-type="float" office:value="1036.64398193359">
            <text:p>1036.64</text:p>
          </table:table-cell>
          <table:table-cell table:style-name="ce21" table:formula="oooc:=[.B10]/[.B10]" office:value-type="percentage" office:value="1">
            <text:p>100.00%</text:p>
          </table:table-cell>
          <table:table-cell table:style-name="ce21" table:formula="oooc:=[.C10]/[.C10]" office:value-type="percentage" office:value="1">
            <text:p>100.00%</text:p>
          </table:table-cell>
          <table:table-cell table:style-name="ce21" table:formula="oooc:=([.B10]/[.B10])-1" office:value-type="percentage" office:value="0">
            <text:p>0.00%</text:p>
          </table:table-cell>
          <table:table-cell table:style-name="ce21" table:formula="oooc:=([.C10]/[.C10])-1" office:value-type="percentage" office:value="0">
            <text:p>0.00%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>
            <draw:frame table:end-cell-address="Summary.G31" table:end-x="1.0748in" table:end-y="0.1366in" draw:z-index="0" svg:width="7.8102in" svg:height="3.3067in" svg:x="0.0122in" svg:y="0.0106in">
              <draw:object draw:notify-on-update-of-ranges="Summary.A2:Summary.C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6"/>
        </table:table-row>
        <table:table-row table:style-name="ro2" table:number-rows-repeated="19">
          <table:table-cell table:number-columns-repeated="7"/>
        </table:table-row>
        <table:table-row table:style-name="ro2">
          <table:table-cell>
            <draw:frame table:end-cell-address="Summary.G51" table:end-x="1.0965in" table:end-y="0.1358in" draw:z-index="1" svg:width="7.8417in" svg:height="3.2957in" svg:x="0.0024in" svg:y="0.0209in">
              <draw:object draw:notify-on-update-of-ranges="Summary.A2:Summary.A10 Summary.D2:Summary.E1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6"/>
        </table:table-row>
      </table:table>
      <table:table table:name="DD Per Disk" table:style-name="ta1" table:print="false">
        <table:table-column table:style-name="co3" table:number-columns-repeated="6" table:default-cell-style-name="Default"/>
        <table:table-row table:style-name="ro2">
          <table:table-cell table:style-name="ce1" office:value-type="string">
            <text:p>Single disk read/write performance (Full disk 146GB)</text:p>
          </table:table-cell>
          <table:table-cell table:style-name="ce1" table:number-columns-repeated="4"/>
          <table:table-cell/>
        </table:table-row>
        <table:table-row table:style-name="ro2">
          <table:table-cell table:style-name="ce2"/>
          <table:table-cell table:style-name="ce2" office:value-type="string">
            <text:p>Read Time</text:p>
          </table:table-cell>
          <table:table-cell table:style-name="ce2" office:value-type="string">
            <text:p>Write Time</text:p>
          </table:table-cell>
          <table:table-cell table:style-name="ce2" office:value-type="string">
            <text:p>Read Mb/s</text:p>
          </table:table-cell>
          <table:table-cell table:style-name="ce2" office:value-type="string">
            <text:p>Write Mb/s</text:p>
          </table:table-cell>
          <table:table-cell>
            <draw:frame table:end-cell-address="'DD Per Disk'.P18" table:end-x="0.8563in" table:end-y="0.1311in" draw:z-index="0" svg:width="9.6858in" svg:height="2.7976in" svg:x="0.0602in" svg:y="0.0118in">
              <draw:object draw:notify-on-update-of-ranges="'DD Per Disk'.A2:'DD Per Disk'.C14 'DD Per Disk'.A21:'DD Per Disk'.A21 'DD Per Disk'.B25:'DD Per Disk'.B25 'DD Per Disk'.A21:'DD Per Disk'.C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Sdb</text:p>
          </table:table-cell>
          <table:table-cell office:value-type="float" office:value="1325.6">
            <text:p>1325.6</text:p>
          </table:table-cell>
          <table:table-cell office:value-type="float" office:value="1331.21">
            <text:p>1331.21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c</text:p>
          </table:table-cell>
          <table:table-cell office:value-type="float" office:value="1321.92">
            <text:p>1321.92</text:p>
          </table:table-cell>
          <table:table-cell office:value-type="float" office:value="1328.94">
            <text:p>1328.94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d</text:p>
          </table:table-cell>
          <table:table-cell office:value-type="float" office:value="1321.62">
            <text:p>1321.62</text:p>
          </table:table-cell>
          <table:table-cell office:value-type="float" office:value="1330.54">
            <text:p>1330.54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e</text:p>
          </table:table-cell>
          <table:table-cell office:value-type="float" office:value="1323.95">
            <text:p>1323.95</text:p>
          </table:table-cell>
          <table:table-cell office:value-type="float" office:value="1353.8">
            <text:p>1353.8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/>
        </table:table-row>
        <table:table-row table:style-name="ro2">
          <table:table-cell office:value-type="string">
            <text:p>Sdf</text:p>
          </table:table-cell>
          <table:table-cell office:value-type="float" office:value="1323.03">
            <text:p>1323.03</text:p>
          </table:table-cell>
          <table:table-cell office:value-type="float" office:value="1331.93">
            <text:p>1331.93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g</text:p>
          </table:table-cell>
          <table:table-cell office:value-type="float" office:value="1322.67">
            <text:p>1322.67</text:p>
          </table:table-cell>
          <table:table-cell office:value-type="float" office:value="1338.48">
            <text:p>1338.48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h</text:p>
          </table:table-cell>
          <table:table-cell office:value-type="float" office:value="1324.92">
            <text:p>1324.92</text:p>
          </table:table-cell>
          <table:table-cell office:value-type="float" office:value="1337.95">
            <text:p>1337.95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i</text:p>
          </table:table-cell>
          <table:table-cell office:value-type="float" office:value="1323.36">
            <text:p>1323.36</text:p>
          </table:table-cell>
          <table:table-cell office:value-type="float" office:value="1333.87">
            <text:p>1333.87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j</text:p>
          </table:table-cell>
          <table:table-cell office:value-type="float" office:value="1322.75">
            <text:p>1322.75</text:p>
          </table:table-cell>
          <table:table-cell office:value-type="float" office:value="1331.76">
            <text:p>1331.76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k</text:p>
          </table:table-cell>
          <table:table-cell office:value-type="float" office:value="1323.21">
            <text:p>1323.21</text:p>
          </table:table-cell>
          <table:table-cell office:value-type="float" office:value="1335.8">
            <text:p>1335.8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l</text:p>
          </table:table-cell>
          <table:table-cell office:value-type="float" office:value="1323.9">
            <text:p>1323.9</text:p>
          </table:table-cell>
          <table:table-cell office:value-type="float" office:value="1334.33">
            <text:p>1334.33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m</text:p>
          </table:table-cell>
          <table:table-cell office:value-type="float" office:value="1324.79">
            <text:p>1324.79</text:p>
          </table:table-cell>
          <table:table-cell office:value-type="float" office:value="1334.04">
            <text:p>1334.04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style-name="ce17" office:value-type="string">
            <text:p>Ave (Mb/s)</text:p>
          </table:table-cell>
          <table:table-cell table:style-name="ce17" table:formula="oooc:=AVERAGE([.B3:.B14])" office:value-type="float" office:value="1323.47666666667">
            <text:p>1323.48</text:p>
          </table:table-cell>
          <table:table-cell table:style-name="ce17" table:formula="oooc:=AVERAGE([.C3:.C14])" office:value-type="float" office:value="1335.22083333333">
            <text:p>1335.22</text:p>
          </table:table-cell>
          <table:table-cell table:style-name="ce17" table:formula="oooc:=AVERAGE([.D3:.D14])" office:value-type="float" office:value="111">
            <text:p>111</text:p>
          </table:table-cell>
          <table:table-cell table:style-name="ce17" table:formula="oooc:=AVERAGE([.E3:.E14])" office:value-type="float" office:value="109.833333333333">
            <text:p>109.83</text:p>
          </table:table-cell>
          <table:table-cell/>
        </table:table-row>
        <table:table-row table:style-name="ro2">
          <table:table-cell table:style-name="ce17" office:value-type="string">
            <text:p>Agg (Mb/s)</text:p>
          </table:table-cell>
          <table:table-cell table:style-name="ce17" table:formula="oooc:=SUM([.B3:.B14])" office:value-type="float" office:value="15881.72">
            <text:p>15881.72</text:p>
          </table:table-cell>
          <table:table-cell table:style-name="ce17" table:formula="oooc:=SUM([.C3:.C14])" office:value-type="float" office:value="16022.65">
            <text:p>16022.65</text:p>
          </table:table-cell>
          <table:table-cell table:style-name="ce17" table:formula="oooc:=SUM([.D3:.D14])" office:value-type="float" office:value="1332">
            <text:p>1332</text:p>
          </table:table-cell>
          <table:table-cell table:style-name="ce17" table:formula="oooc:=SUM([.E3:.E14])" office:value-type="float" office:value="1318">
            <text:p>1318</text:p>
          </table:table-cell>
          <table:table-cell/>
        </table:table-row>
        <table:table-row table:style-name="ro2">
          <table:table-cell table:style-name="ce17" office:value-type="string">
            <text:p>Ave (Mib/s)</text:p>
          </table:table-cell>
          <table:table-cell table:style-name="ce17" table:formula="oooc:=AVERAGE([.B3:.B14])" office:value-type="float" office:value="1323.47666666667">
            <text:p>1323.48</text:p>
          </table:table-cell>
          <table:table-cell table:style-name="ce17" table:formula="oooc:=AVERAGE([.C3:.C14])" office:value-type="float" office:value="1335.22083333333">
            <text:p>1335.22</text:p>
          </table:table-cell>
          <table:table-cell table:style-name="ce17" table:formula="oooc:=AVERAGE([.D3:.D14])*1000000/1048576" office:value-type="float" office:value="105.857849121094">
            <text:p>105.86</text:p>
          </table:table-cell>
          <table:table-cell table:style-name="ce17" table:formula="oooc:=AVERAGE([.E3:.E14])*1000000/1048576" office:value-type="float" office:value="104.745229085286">
            <text:p>104.75</text:p>
          </table:table-cell>
          <table:table-cell/>
        </table:table-row>
        <table:table-row table:style-name="ro2">
          <table:table-cell table:style-name="ce17" office:value-type="string">
            <text:p>Agg (Mib/s)</text:p>
          </table:table-cell>
          <table:table-cell table:style-name="ce17" table:formula="oooc:=SUM([.B3:.B14])" office:value-type="float" office:value="15881.72">
            <text:p>15881.72</text:p>
          </table:table-cell>
          <table:table-cell table:style-name="ce17" table:formula="oooc:=SUM([.C3:.C14])" office:value-type="float" office:value="16022.65">
            <text:p>16022.65</text:p>
          </table:table-cell>
          <table:table-cell table:style-name="ce17" table:formula="oooc:=SUM([.D3:.D14])*1000000/1048576" office:value-type="float" office:value="1270.29418945313">
            <text:p>1270.29</text:p>
          </table:table-cell>
          <table:table-cell table:style-name="ce17" table:formula="oooc:=SUM([.E3:.E14])*1000000/1048576" office:value-type="float" office:value="1256.94274902344">
            <text:p>1256.94</text:p>
          </table:table-cell>
          <table:table-cell/>
        </table:table-row>
        <table:table-row table:style-name="ro2">
          <table:table-cell table:number-columns-repeated="5"/>
          <table:table-cell>
            <draw:frame table:end-cell-address="'DD Per Disk'.P36" table:end-x="0.8559in" table:end-y="0.1461in" draw:z-index="1" svg:width="9.7382in" svg:height="2.8272in" svg:x="0.0075in" svg:y="0.165in">
              <draw:object draw:notify-on-update-of-ranges="'DD Per Disk'.A2:'DD Per Disk'.A14 'DD Per Disk'.A21:'DD Per Disk'.A21 'DD Per Disk'.A32:'DD Per Disk'.A32 'DD Per Disk'.A21:'DD Per Disk'.A32 'DD Per Disk'.D3:'DD Per Disk'.D3 'DD Per Disk'.D2:'DD Per Disk'.E14 'DD Per Disk'.D21:'DD Per Disk'.E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"/>
          <table:table-cell table:style-name="ce2" office:value-type="string">
            <text:p>Read Time</text:p>
          </table:table-cell>
          <table:table-cell table:style-name="ce2" office:value-type="string">
            <text:p>Write Time</text:p>
          </table:table-cell>
          <table:table-cell table:style-name="ce2" office:value-type="string">
            <text:p>Read Mb/s</text:p>
          </table:table-cell>
          <table:table-cell table:style-name="ce2" office:value-type="string">
            <text:p>Write Mb/s</text:p>
          </table:table-cell>
          <table:table-cell/>
        </table:table-row>
        <table:table-row table:style-name="ro2">
          <table:table-cell office:value-type="string">
            <text:p>Sdn</text:p>
          </table:table-cell>
          <table:table-cell office:value-type="float" office:value="1325.35">
            <text:p>1325.35</text:p>
          </table:table-cell>
          <table:table-cell office:value-type="float" office:value="1331.78">
            <text:p>1331.78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o</text:p>
          </table:table-cell>
          <table:table-cell office:value-type="float" office:value="1322.33">
            <text:p>1322.33</text:p>
          </table:table-cell>
          <table:table-cell office:value-type="float" office:value="1330.5">
            <text:p>1330.5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p</text:p>
          </table:table-cell>
          <table:table-cell office:value-type="float" office:value="1321.24">
            <text:p>1321.24</text:p>
          </table:table-cell>
          <table:table-cell office:value-type="float" office:value="1331.24">
            <text:p>1331.24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q</text:p>
          </table:table-cell>
          <table:table-cell office:value-type="float" office:value="1324.63">
            <text:p>1324.63</text:p>
          </table:table-cell>
          <table:table-cell office:value-type="float" office:value="1355.08">
            <text:p>1355.08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/>
        </table:table-row>
        <table:table-row table:style-name="ro2">
          <table:table-cell office:value-type="string">
            <text:p>Sdr</text:p>
          </table:table-cell>
          <table:table-cell office:value-type="float" office:value="1322.57">
            <text:p>1322.57</text:p>
          </table:table-cell>
          <table:table-cell office:value-type="float" office:value="1331.76">
            <text:p>1331.76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s</text:p>
          </table:table-cell>
          <table:table-cell office:value-type="float" office:value="1321.68">
            <text:p>1321.68</text:p>
          </table:table-cell>
          <table:table-cell office:value-type="float" office:value="1337.19">
            <text:p>1337.19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t</text:p>
          </table:table-cell>
          <table:table-cell office:value-type="float" office:value="1324.73">
            <text:p>1324.73</text:p>
          </table:table-cell>
          <table:table-cell office:value-type="float" office:value="1336.6">
            <text:p>1336.6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u</text:p>
          </table:table-cell>
          <table:table-cell office:value-type="float" office:value="1323.44">
            <text:p>1323.44</text:p>
          </table:table-cell>
          <table:table-cell office:value-type="float" office:value="1333.75">
            <text:p>1333.75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v</text:p>
          </table:table-cell>
          <table:table-cell office:value-type="float" office:value="1323.48">
            <text:p>1323.48</text:p>
          </table:table-cell>
          <table:table-cell office:value-type="float" office:value="1332.58">
            <text:p>1332.58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w</text:p>
          </table:table-cell>
          <table:table-cell office:value-type="float" office:value="1323.02">
            <text:p>1323.02</text:p>
          </table:table-cell>
          <table:table-cell office:value-type="float" office:value="1335.86">
            <text:p>1335.86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x</text:p>
          </table:table-cell>
          <table:table-cell office:value-type="float" office:value="1323.85">
            <text:p>1323.85</text:p>
          </table:table-cell>
          <table:table-cell office:value-type="float" office:value="1334.2">
            <text:p>1334.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dy</text:p>
          </table:table-cell>
          <table:table-cell office:value-type="float" office:value="1324.84">
            <text:p>1324.84</text:p>
          </table:table-cell>
          <table:table-cell office:value-type="float" office:value="1334.95">
            <text:p>1334.95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style-name="ce17" office:value-type="string">
            <text:p>Ave (Mb/s)</text:p>
          </table:table-cell>
          <table:table-cell table:style-name="ce17" table:formula="oooc:=AVERAGE([.B21:.B32])" office:value-type="float" office:value="1323.43">
            <text:p>1323.43</text:p>
          </table:table-cell>
          <table:table-cell table:style-name="ce17" table:formula="oooc:=AVERAGE([.C21:.C32])" office:value-type="float" office:value="1335.4575">
            <text:p>1335.46</text:p>
          </table:table-cell>
          <table:table-cell table:style-name="ce17" table:formula="oooc:=AVERAGE([.D21:.D32])" office:value-type="float" office:value="111">
            <text:p>111</text:p>
          </table:table-cell>
          <table:table-cell table:style-name="ce17" table:formula="oooc:=AVERAGE([.E21:.E32])" office:value-type="float" office:value="109.833333333333">
            <text:p>109.83</text:p>
          </table:table-cell>
          <table:table-cell/>
        </table:table-row>
        <table:table-row table:style-name="ro2">
          <table:table-cell table:style-name="ce17" office:value-type="string">
            <text:p>Agg (Mb/s)</text:p>
          </table:table-cell>
          <table:table-cell table:style-name="ce17" table:formula="oooc:=SUM([.B21:.B32])" office:value-type="float" office:value="15881.16">
            <text:p>15881.16</text:p>
          </table:table-cell>
          <table:table-cell table:style-name="ce17" table:formula="oooc:=SUM([.C21:.C32])" office:value-type="float" office:value="16025.49">
            <text:p>16025.49</text:p>
          </table:table-cell>
          <table:table-cell table:style-name="ce17" table:formula="oooc:=SUM([.D21:.D32])" office:value-type="float" office:value="1332">
            <text:p>1332</text:p>
          </table:table-cell>
          <table:table-cell table:style-name="ce17" table:formula="oooc:=SUM([.E21:.E32])" office:value-type="float" office:value="1318">
            <text:p>1318</text:p>
          </table:table-cell>
          <table:table-cell/>
        </table:table-row>
        <table:table-row table:style-name="ro2">
          <table:table-cell table:style-name="ce17" office:value-type="string">
            <text:p>Ave (Mib/s)</text:p>
          </table:table-cell>
          <table:table-cell table:style-name="ce17" table:formula="oooc:=AVERAGE([.B21:.B32])" office:value-type="float" office:value="1323.43">
            <text:p>1323.43</text:p>
          </table:table-cell>
          <table:table-cell table:style-name="ce17" table:formula="oooc:=AVERAGE([.C21:.C32])" office:value-type="float" office:value="1335.4575">
            <text:p>1335.46</text:p>
          </table:table-cell>
          <table:table-cell table:style-name="ce17" table:formula="oooc:=AVERAGE([.D21:.D32])*1000000/1048576" office:value-type="float" office:value="105.857849121094">
            <text:p>105.86</text:p>
          </table:table-cell>
          <table:table-cell table:style-name="ce17" table:formula="oooc:=AVERAGE([.E21:.E32])*1000000/1048576" office:value-type="float" office:value="104.745229085286">
            <text:p>104.75</text:p>
          </table:table-cell>
          <table:table-cell/>
        </table:table-row>
        <table:table-row table:style-name="ro2">
          <table:table-cell table:style-name="ce17" office:value-type="string">
            <text:p>Agg (Mib/s)</text:p>
          </table:table-cell>
          <table:table-cell table:style-name="ce17" table:formula="oooc:=SUM([.B21:.B32])" office:value-type="float" office:value="15881.16">
            <text:p>15881.16</text:p>
          </table:table-cell>
          <table:table-cell table:style-name="ce17" table:formula="oooc:=SUM([.C21:.C32])" office:value-type="float" office:value="16025.49">
            <text:p>16025.49</text:p>
          </table:table-cell>
          <table:table-cell table:style-name="ce17" table:formula="oooc:=SUM([.D21:.D32])*1000000/1048576" office:value-type="float" office:value="1270.29418945313">
            <text:p>1270.29</text:p>
          </table:table-cell>
          <table:table-cell table:style-name="ce17" table:formula="oooc:=SUM([.E21:.E32])*1000000/1048576" office:value-type="float" office:value="1256.94274902344">
            <text:p>1256.9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OTES:</text:p>
          </table:table-cell>
          <table:table-cell table:number-columns-repeated="5"/>
        </table:table-row>
        <table:table-row table:style-name="ro2">
          <table:table-cell office:value-type="string">
            <text:p>- All disks tested in isolation and performing as expected for a streaming workload.</text:p>
          </table:table-cell>
          <table:table-cell table:number-columns-repeated="5"/>
        </table:table-row>
        <table:table-row table:style-name="ro2">
          <table:table-cell office:value-type="string">
            <text:p>- sd[b-m] are the same disks as sd[n-y] just accessed via a different controller.</text:p>
          </table:table-cell>
          <table:table-cell table:number-columns-repeated="5"/>
        </table:table-row>
      </table:table>
      <table:table table:name="DD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DD Parallel Streaming</text:p>
          </table:table-cell>
          <table:table-cell table:style-name="ce1" table:number-columns-repeated="4"/>
          <table:table-cell>
            <draw:frame table:end-cell-address="DD.J19" table:end-x="0.8894in" table:end-y="0.1358in" draw:z-index="0" svg:width="4.4449in" svg:height="3.1484in" svg:x="0in" svg:y="0.0004in">
              <draw:object draw:notify-on-update-of-ranges="DD.A3:DD.C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DD.P19" table:end-x="0.7665in" table:end-y="0.1252in" draw:z-index="1" svg:width="5.2217in" svg:height="3.1378in" svg:x="0.8787in" svg:y="0.0004in">
              <draw:object draw:notify-on-update-of-ranges="DD.A3:DD.A16 DD.D3:DD.E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2">
          <table:table-cell table:style-name="ce2" office:value-type="string">
            <text:p>12 disk scsi6 single controller read/write performance (600 seconds)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style-name="ce2"/>
          <table:table-cell table:style-name="ce2" office:value-type="string">
            <text:p>Read Time</text:p>
          </table:table-cell>
          <table:table-cell table:style-name="ce2" office:value-type="string">
            <text:p>Write Time</text:p>
          </table:table-cell>
          <table:table-cell table:style-name="ce2" office:value-type="string">
            <text:p>Read Mb/s</text:p>
          </table:table-cell>
          <table:table-cell table:style-name="ce2" office:value-type="string">
            <text:p>Write Mb/s</text:p>
          </table:table-cell>
          <table:table-cell table:number-columns-repeated="6"/>
        </table:table-row>
        <table:table-row table:style-name="ro2">
          <table:table-cell office:value-type="string">
            <text:p>Sdb</text:p>
          </table:table-cell>
          <table:table-cell office:value-type="float" office:value="600.029">
            <text:p>600.03</text:p>
          </table:table-cell>
          <table:table-cell office:value-type="float" office:value="600.054">
            <text:p>600.05</text:p>
          </table:table-cell>
          <table:table-cell office:value-type="float" office:value="69.8">
            <text:p>69.8</text:p>
          </table:table-cell>
          <table:table-cell office:value-type="float" office:value="57.6">
            <text:p>57.6</text:p>
          </table:table-cell>
          <table:table-cell table:number-columns-repeated="6"/>
        </table:table-row>
        <table:table-row table:style-name="ro2">
          <table:table-cell office:value-type="string">
            <text:p>Sdc</text:p>
          </table:table-cell>
          <table:table-cell office:value-type="float" office:value="600.042">
            <text:p>600.04</text:p>
          </table:table-cell>
          <table:table-cell office:value-type="float" office:value="603.115">
            <text:p>603.12</text:p>
          </table:table-cell>
          <table:table-cell office:value-type="float" office:value="69.8">
            <text:p>69.8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2">
          <table:table-cell office:value-type="string">
            <text:p>Sdd</text:p>
          </table:table-cell>
          <table:table-cell office:value-type="float" office:value="600.049">
            <text:p>600.05</text:p>
          </table:table-cell>
          <table:table-cell office:value-type="float" office:value="602.996">
            <text:p>603</text:p>
          </table:table-cell>
          <table:table-cell office:value-type="float" office:value="69.9">
            <text:p>69.9</text:p>
          </table:table-cell>
          <table:table-cell office:value-type="float" office:value="57.2">
            <text:p>57.2</text:p>
          </table:table-cell>
          <table:table-cell table:number-columns-repeated="6"/>
        </table:table-row>
        <table:table-row table:style-name="ro2">
          <table:table-cell office:value-type="string">
            <text:p>Sde</text:p>
          </table:table-cell>
          <table:table-cell office:value-type="float" office:value="600.071">
            <text:p>600.07</text:p>
          </table:table-cell>
          <table:table-cell office:value-type="float" office:value="602.762">
            <text:p>602.76</text:p>
          </table:table-cell>
          <table:table-cell office:value-type="float" office:value="69.8">
            <text:p>69.8</text:p>
          </table:table-cell>
          <table:table-cell office:value-type="float" office:value="57.7">
            <text:p>57.7</text:p>
          </table:table-cell>
          <table:table-cell table:number-columns-repeated="6"/>
        </table:table-row>
        <table:table-row table:style-name="ro2">
          <table:table-cell office:value-type="string">
            <text:p>Sdf</text:p>
          </table:table-cell>
          <table:table-cell office:value-type="float" office:value="600.073">
            <text:p>600.07</text:p>
          </table:table-cell>
          <table:table-cell office:value-type="float" office:value="599.959">
            <text:p>599.96</text:p>
          </table:table-cell>
          <table:table-cell office:value-type="float" office:value="69.9">
            <text:p>69.9</text:p>
          </table:table-cell>
          <table:table-cell office:value-type="float" office:value="57.1">
            <text:p>57.1</text:p>
          </table:table-cell>
          <table:table-cell table:number-columns-repeated="6"/>
        </table:table-row>
        <table:table-row table:style-name="ro2">
          <table:table-cell office:value-type="string">
            <text:p>Sdg</text:p>
          </table:table-cell>
          <table:table-cell office:value-type="float" office:value="600.083">
            <text:p>600.08</text:p>
          </table:table-cell>
          <table:table-cell office:value-type="float" office:value="603.147">
            <text:p>603.15</text:p>
          </table:table-cell>
          <table:table-cell office:value-type="float" office:value="69.8">
            <text:p>69.8</text:p>
          </table:table-cell>
          <table:table-cell office:value-type="float" office:value="59.1">
            <text:p>59.1</text:p>
          </table:table-cell>
          <table:table-cell table:number-columns-repeated="6"/>
        </table:table-row>
        <table:table-row table:style-name="ro2">
          <table:table-cell office:value-type="string">
            <text:p>Sdh</text:p>
          </table:table-cell>
          <table:table-cell office:value-type="float" office:value="600.097">
            <text:p>600.1</text:p>
          </table:table-cell>
          <table:table-cell office:value-type="float" office:value="603.239">
            <text:p>603.24</text:p>
          </table:table-cell>
          <table:table-cell office:value-type="float" office:value="69.7">
            <text:p>69.7</text:p>
          </table:table-cell>
          <table:table-cell office:value-type="float" office:value="59.4">
            <text:p>59.4</text:p>
          </table:table-cell>
          <table:table-cell table:number-columns-repeated="6"/>
        </table:table-row>
        <table:table-row table:style-name="ro2">
          <table:table-cell office:value-type="string">
            <text:p>Sdi</text:p>
          </table:table-cell>
          <table:table-cell office:value-type="float" office:value="600.114">
            <text:p>600.11</text:p>
          </table:table-cell>
          <table:table-cell office:value-type="float" office:value="603.236">
            <text:p>603.24</text:p>
          </table:table-cell>
          <table:table-cell office:value-type="float" office:value="69.8">
            <text:p>69.8</text:p>
          </table:table-cell>
          <table:table-cell office:value-type="float" office:value="57.5">
            <text:p>57.5</text:p>
          </table:table-cell>
          <table:table-cell table:number-columns-repeated="6"/>
        </table:table-row>
        <table:table-row table:style-name="ro2">
          <table:table-cell office:value-type="string">
            <text:p>Sdj</text:p>
          </table:table-cell>
          <table:table-cell office:value-type="float" office:value="600.117">
            <text:p>600.12</text:p>
          </table:table-cell>
          <table:table-cell office:value-type="float" office:value="603.147">
            <text:p>603.15</text:p>
          </table:table-cell>
          <table:table-cell office:value-type="float" office:value="69.8">
            <text:p>69.8</text:p>
          </table:table-cell>
          <table:table-cell office:value-type="float" office:value="57.6">
            <text:p>57.6</text:p>
          </table:table-cell>
          <table:table-cell table:number-columns-repeated="6"/>
        </table:table-row>
        <table:table-row table:style-name="ro2">
          <table:table-cell office:value-type="string">
            <text:p>Sdk</text:p>
          </table:table-cell>
          <table:table-cell office:value-type="float" office:value="600.124">
            <text:p>600.12</text:p>
          </table:table-cell>
          <table:table-cell office:value-type="float" office:value="603.251">
            <text:p>603.25</text:p>
          </table:table-cell>
          <table:table-cell office:value-type="float" office:value="69.8">
            <text:p>69.8</text:p>
          </table:table-cell>
          <table:table-cell office:value-type="float" office:value="57.6">
            <text:p>57.6</text:p>
          </table:table-cell>
          <table:table-cell table:number-columns-repeated="6"/>
        </table:table-row>
        <table:table-row table:style-name="ro2">
          <table:table-cell office:value-type="string">
            <text:p>Sdl</text:p>
          </table:table-cell>
          <table:table-cell office:value-type="float" office:value="600.14">
            <text:p>600.14</text:p>
          </table:table-cell>
          <table:table-cell office:value-type="float" office:value="603.266">
            <text:p>603.27</text:p>
          </table:table-cell>
          <table:table-cell office:value-type="float" office:value="69.7">
            <text:p>69.7</text:p>
          </table:table-cell>
          <table:table-cell office:value-type="float" office:value="58.2">
            <text:p>58.2</text:p>
          </table:table-cell>
          <table:table-cell table:number-columns-repeated="6"/>
        </table:table-row>
        <table:table-row table:style-name="ro2">
          <table:table-cell office:value-type="string">
            <text:p>Sdm</text:p>
          </table:table-cell>
          <table:table-cell office:value-type="float" office:value="600.149">
            <text:p>600.15</text:p>
          </table:table-cell>
          <table:table-cell office:value-type="float" office:value="603.389">
            <text:p>603.39</text:p>
          </table:table-cell>
          <table:table-cell office:value-type="float" office:value="69.9">
            <text:p>69.9</text:p>
          </table:table-cell>
          <table:table-cell office:value-type="float" office:value="57.1">
            <text:p>57.1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ve (Mb/s)</text:p>
          </table:table-cell>
          <table:table-cell table:style-name="ce17" table:formula="oooc:=AVERAGE([.B4:.B15])" office:value-type="float" office:value="600.090666666667">
            <text:p>600.09</text:p>
          </table:table-cell>
          <table:table-cell table:style-name="ce17" table:formula="oooc:=AVERAGE([.C4:.C15])" office:value-type="float" office:value="602.630083333333">
            <text:p>602.63</text:p>
          </table:table-cell>
          <table:table-cell table:style-name="ce17" table:formula="oooc:=AVERAGE([.D4:.D15])" office:value-type="float" office:value="69.8083333333333">
            <text:p>69.81</text:p>
          </table:table-cell>
          <table:table-cell table:style-name="ce17" table:formula="oooc:=AVERAGE([.E4:.E15])" office:value-type="float" office:value="57.8416666666667">
            <text:p>57.84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gg (Mb/s)</text:p>
          </table:table-cell>
          <table:table-cell table:style-name="ce17" table:formula="oooc:=SUM([.B4:.B15])" office:value-type="float" office:value="7201.088">
            <text:p>7201.09</text:p>
          </table:table-cell>
          <table:table-cell table:style-name="ce17" table:formula="oooc:=SUM([.C4:.C15])" office:value-type="float" office:value="7231.561">
            <text:p>7231.56</text:p>
          </table:table-cell>
          <table:table-cell table:style-name="ce17" table:formula="oooc:=SUM([.D4:.D15])" office:value-type="float" office:value="837.7">
            <text:p>837.7</text:p>
          </table:table-cell>
          <table:table-cell table:style-name="ce17" table:formula="oooc:=SUM([.E4:.E15])" office:value-type="float" office:value="694.1">
            <text:p>694.1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ve (Mib/s)</text:p>
          </table:table-cell>
          <table:table-cell table:style-name="ce17" table:formula="oooc:=AVERAGE([.B4:.B15])" office:value-type="float" office:value="600.090666666667">
            <text:p>600.09</text:p>
          </table:table-cell>
          <table:table-cell table:style-name="ce17" table:formula="oooc:=AVERAGE([.C4:.C15])" office:value-type="float" office:value="602.630083333333">
            <text:p>602.63</text:p>
          </table:table-cell>
          <table:table-cell table:style-name="ce17" table:formula="oooc:=AVERAGE([.D4:.D15])*1000000/1048576" office:value-type="float" office:value="66.5744145711263">
            <text:p>66.57</text:p>
          </table:table-cell>
          <table:table-cell table:style-name="ce17" table:formula="oooc:=AVERAGE([.E4:.E15])*1000000/1048576" office:value-type="float" office:value="55.1621119181315">
            <text:p>55.16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gg (Mib/s)</text:p>
          </table:table-cell>
          <table:table-cell table:style-name="ce17" table:formula="oooc:=SUM([.B4:.B15])" office:value-type="float" office:value="7201.088">
            <text:p>7201.09</text:p>
          </table:table-cell>
          <table:table-cell table:style-name="ce17" table:formula="oooc:=SUM([.C4:.C15])" office:value-type="float" office:value="7231.561">
            <text:p>7231.56</text:p>
          </table:table-cell>
          <table:table-cell table:style-name="ce17" table:formula="oooc:=SUM([.D4:.D15])*1000000/1048576" office:value-type="float" office:value="798.892974853516">
            <text:p>798.89</text:p>
          </table:table-cell>
          <table:table-cell table:style-name="ce17" table:formula="oooc:=SUM([.E4:.E15])*1000000/1048576" office:value-type="float" office:value="661.945343017578">
            <text:p>661.95</text:p>
          </table:table-cell>
          <table:table-cell table:number-columns-repeated="6"/>
        </table:table-row>
        <table:table-row table:style-name="ro2">
          <table:table-cell table:number-columns-repeated="5"/>
          <table:table-cell>
            <draw:frame table:end-cell-address="DD.K39" table:end-x="0.0118in" table:end-y="0.1224in" draw:z-index="4" svg:width="4.4449in" svg:height="3.1594in" svg:x="0.0118in" svg:y="0.1437in">
              <draw:object draw:notify-on-update-of-ranges="DD.A23:DD.C3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>
            <draw:frame table:end-cell-address="DD.P39" table:end-x="0.7665in" table:end-y="0.1299in" draw:z-index="5" svg:width="5.2217in" svg:height="3.1772in" svg:x="0.8787in" svg:y="0.1335in">
              <draw:object draw:notify-on-update-of-ranges="DD.A23:DD.A36 DD.D23:DD.E3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2">
          <table:table-cell table:style-name="ce1" office:value-type="string">
            <text:p>DD Parallel Streaming</text:p>
          </table:table-cell>
          <table:table-cell table:style-name="ce1" table:number-columns-repeated="4"/>
          <table:table-cell table:number-columns-repeated="6"/>
        </table:table-row>
        <table:table-row table:style-name="ro2">
          <table:table-cell table:style-name="ce2" office:value-type="string">
            <text:p>12 disk scsi7 single controller read/write performance (600 seconds)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style-name="ce2"/>
          <table:table-cell table:style-name="ce2" office:value-type="string">
            <text:p>Read Time</text:p>
          </table:table-cell>
          <table:table-cell table:style-name="ce2" office:value-type="string">
            <text:p>Write Time</text:p>
          </table:table-cell>
          <table:table-cell table:style-name="ce2" office:value-type="string">
            <text:p>Read Mb/s</text:p>
          </table:table-cell>
          <table:table-cell table:style-name="ce2" office:value-type="string">
            <text:p>Write Mb/s</text:p>
          </table:table-cell>
          <table:table-cell table:number-columns-repeated="6"/>
        </table:table-row>
        <table:table-row table:style-name="ro2">
          <table:table-cell office:value-type="string">
            <text:p>Sdn</text:p>
          </table:table-cell>
          <table:table-cell office:value-type="float" office:value="600.1">
            <text:p>600.1</text:p>
          </table:table-cell>
          <table:table-cell office:value-type="float" office:value="600.045">
            <text:p>600.05</text:p>
          </table:table-cell>
          <table:table-cell office:value-type="float" office:value="90.9">
            <text:p>90.9</text:p>
          </table:table-cell>
          <table:table-cell office:value-type="float" office:value="92.7">
            <text:p>92.7</text:p>
          </table:table-cell>
          <table:table-cell table:number-columns-repeated="6"/>
        </table:table-row>
        <table:table-row table:style-name="ro2">
          <table:table-cell office:value-type="string">
            <text:p>Sdo</text:p>
          </table:table-cell>
          <table:table-cell office:value-type="float" office:value="600.125">
            <text:p>600.13</text:p>
          </table:table-cell>
          <table:table-cell office:value-type="float" office:value="599.896">
            <text:p>599.9</text:p>
          </table:table-cell>
          <table:table-cell office:value-type="float" office:value="88.5">
            <text:p>88.5</text:p>
          </table:table-cell>
          <table:table-cell office:value-type="float" office:value="94.4">
            <text:p>94.4</text:p>
          </table:table-cell>
          <table:table-cell table:number-columns-repeated="6"/>
        </table:table-row>
        <table:table-row table:style-name="ro2">
          <table:table-cell office:value-type="string">
            <text:p>Sdp</text:p>
          </table:table-cell>
          <table:table-cell office:value-type="float" office:value="600.136">
            <text:p>600.14</text:p>
          </table:table-cell>
          <table:table-cell office:value-type="float" office:value="600.109">
            <text:p>600.11</text:p>
          </table:table-cell>
          <table:table-cell office:value-type="float" office:value="91.6">
            <text:p>91.6</text:p>
          </table:table-cell>
          <table:table-cell office:value-type="float" office:value="93.2">
            <text:p>93.2</text:p>
          </table:table-cell>
          <table:table-cell table:number-columns-repeated="6"/>
        </table:table-row>
        <table:table-row table:style-name="ro2">
          <table:table-cell office:value-type="string">
            <text:p>Sdq</text:p>
          </table:table-cell>
          <table:table-cell table:number-columns-repeated="2" office:value-type="float" office:value="600.142">
            <text:p>600.14</text:p>
          </table:table-cell>
          <table:table-cell office:value-type="float" office:value="89.4">
            <text:p>89.4</text:p>
          </table:table-cell>
          <table:table-cell office:value-type="float" office:value="94.3">
            <text:p>94.3</text:p>
          </table:table-cell>
          <table:table-cell table:number-columns-repeated="6"/>
        </table:table-row>
        <table:table-row table:style-name="ro2">
          <table:table-cell office:value-type="string">
            <text:p>Sdr</text:p>
          </table:table-cell>
          <table:table-cell office:value-type="float" office:value="600.149">
            <text:p>600.15</text:p>
          </table:table-cell>
          <table:table-cell office:value-type="float" office:value="599.92">
            <text:p>599.92</text:p>
          </table:table-cell>
          <table:table-cell office:value-type="float" office:value="89.1">
            <text:p>89.1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2">
          <table:table-cell office:value-type="string">
            <text:p>Sds</text:p>
          </table:table-cell>
          <table:table-cell office:value-type="float" office:value="600.165">
            <text:p>600.17</text:p>
          </table:table-cell>
          <table:table-cell office:value-type="float" office:value="600.152">
            <text:p>600.15</text:p>
          </table:table-cell>
          <table:table-cell office:value-type="float" office:value="91.2">
            <text:p>91.2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2">
          <table:table-cell office:value-type="string">
            <text:p>Sdt</text:p>
          </table:table-cell>
          <table:table-cell office:value-type="float" office:value="600.167">
            <text:p>600.17</text:p>
          </table:table-cell>
          <table:table-cell office:value-type="float" office:value="599.649">
            <text:p>599.65</text:p>
          </table:table-cell>
          <table:table-cell office:value-type="float" office:value="90.7">
            <text:p>90.7</text:p>
          </table:table-cell>
          <table:table-cell office:value-type="float" office:value="92.3">
            <text:p>92.3</text:p>
          </table:table-cell>
          <table:table-cell table:number-columns-repeated="6"/>
        </table:table-row>
        <table:table-row table:style-name="ro2">
          <table:table-cell office:value-type="string">
            <text:p>Sdu</text:p>
          </table:table-cell>
          <table:table-cell office:value-type="float" office:value="600.18">
            <text:p>600.18</text:p>
          </table:table-cell>
          <table:table-cell office:value-type="float" office:value="599.943">
            <text:p>599.94</text:p>
          </table:table-cell>
          <table:table-cell office:value-type="float" office:value="90.4">
            <text:p>90.4</text:p>
          </table:table-cell>
          <table:table-cell office:value-type="float" office:value="94.1">
            <text:p>94.1</text:p>
          </table:table-cell>
          <table:table-cell table:number-columns-repeated="6"/>
        </table:table-row>
        <table:table-row table:style-name="ro2">
          <table:table-cell office:value-type="string">
            <text:p>Sdv</text:p>
          </table:table-cell>
          <table:table-cell office:value-type="float" office:value="600.191">
            <text:p>600.19</text:p>
          </table:table-cell>
          <table:table-cell office:value-type="float" office:value="600.195">
            <text:p>600.2</text:p>
          </table:table-cell>
          <table:table-cell office:value-type="float" office:value="90.8">
            <text:p>90.8</text:p>
          </table:table-cell>
          <table:table-cell office:value-type="float" office:value="92.3">
            <text:p>92.3</text:p>
          </table:table-cell>
          <table:table-cell table:number-columns-repeated="6"/>
        </table:table-row>
        <table:table-row table:style-name="ro2">
          <table:table-cell office:value-type="string">
            <text:p>Sdw</text:p>
          </table:table-cell>
          <table:table-cell office:value-type="float" office:value="600.209">
            <text:p>600.21</text:p>
          </table:table-cell>
          <table:table-cell office:value-type="float" office:value="598.989">
            <text:p>598.99</text:p>
          </table:table-cell>
          <table:table-cell office:value-type="float" office:value="91.9">
            <text:p>91.9</text:p>
          </table:table-cell>
          <table:table-cell office:value-type="float" office:value="92.9">
            <text:p>92.9</text:p>
          </table:table-cell>
          <table:table-cell table:number-columns-repeated="6"/>
        </table:table-row>
        <table:table-row table:style-name="ro2">
          <table:table-cell office:value-type="string">
            <text:p>Sdx</text:p>
          </table:table-cell>
          <table:table-cell office:value-type="float" office:value="600.217">
            <text:p>600.22</text:p>
          </table:table-cell>
          <table:table-cell office:value-type="float" office:value="600.208">
            <text:p>600.21</text:p>
          </table:table-cell>
          <table:table-cell office:value-type="float" office:value="91.5">
            <text:p>91.5</text:p>
          </table:table-cell>
          <table:table-cell office:value-type="float" office:value="92.6">
            <text:p>92.6</text:p>
          </table:table-cell>
          <table:table-cell table:number-columns-repeated="6"/>
        </table:table-row>
        <table:table-row table:style-name="ro2">
          <table:table-cell office:value-type="string">
            <text:p>Sdy</text:p>
          </table:table-cell>
          <table:table-cell office:value-type="float" office:value="600.235">
            <text:p>600.24</text:p>
          </table:table-cell>
          <table:table-cell office:value-type="float" office:value="599.988">
            <text:p>599.99</text:p>
          </table:table-cell>
          <table:table-cell office:value-type="float" office:value="91">
            <text:p>91</text:p>
          </table:table-cell>
          <table:table-cell office:value-type="float" office:value="92.5">
            <text:p>92.5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ve (Mb/s)</text:p>
          </table:table-cell>
          <table:table-cell table:style-name="ce17" table:formula="oooc:=AVERAGE([.B24:.B35])" office:value-type="float" office:value="600.168">
            <text:p>600.17</text:p>
          </table:table-cell>
          <table:table-cell table:style-name="ce17" table:formula="oooc:=AVERAGE([.C24:.C35])" office:value-type="float" office:value="599.936333333333">
            <text:p>599.94</text:p>
          </table:table-cell>
          <table:table-cell table:style-name="ce17" table:formula="oooc:=AVERAGE([.D24:.D35])" office:value-type="float" office:value="90.5833333333333">
            <text:p>90.58</text:p>
          </table:table-cell>
          <table:table-cell table:style-name="ce17" table:formula="oooc:=AVERAGE([.E24:.E35])" office:value-type="float" office:value="93.1083333333333">
            <text:p>93.11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gg (Mb/s)</text:p>
          </table:table-cell>
          <table:table-cell table:style-name="ce17" table:formula="oooc:=SUM([.B24:.B35])" office:value-type="float" office:value="7202.016">
            <text:p>7202.02</text:p>
          </table:table-cell>
          <table:table-cell table:style-name="ce17" table:formula="oooc:=SUM([.C24:.C35])" office:value-type="float" office:value="7199.236">
            <text:p>7199.24</text:p>
          </table:table-cell>
          <table:table-cell table:style-name="ce17" table:formula="oooc:=SUM([.D24:.D35])" office:value-type="float" office:value="1087">
            <text:p>1087</text:p>
          </table:table-cell>
          <table:table-cell table:style-name="ce17" table:formula="oooc:=SUM([.E24:.E35])" office:value-type="float" office:value="1117.3">
            <text:p>1117.3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ve (Mib/s)</text:p>
          </table:table-cell>
          <table:table-cell table:style-name="ce17" table:formula="oooc:=AVERAGE([.B24:.B35])" office:value-type="float" office:value="600.168">
            <text:p>600.17</text:p>
          </table:table-cell>
          <table:table-cell table:style-name="ce17" table:formula="oooc:=AVERAGE([.C24:.C35])" office:value-type="float" office:value="599.936333333333">
            <text:p>599.94</text:p>
          </table:table-cell>
          <table:table-cell table:style-name="ce17" table:formula="oooc:=AVERAGE([.D24:.D35])*1000000/1048576" office:value-type="float" office:value="86.3869984944661">
            <text:p>86.39</text:p>
          </table:table-cell>
          <table:table-cell table:style-name="ce17" table:formula="oooc:=AVERAGE([.E24:.E35])*1000000/1048576" office:value-type="float" office:value="88.7950261433919">
            <text:p>88.8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gg (Mib/s)</text:p>
          </table:table-cell>
          <table:table-cell table:style-name="ce17" table:formula="oooc:=SUM([.B24:.B35])" office:value-type="float" office:value="7202.016">
            <text:p>7202.02</text:p>
          </table:table-cell>
          <table:table-cell table:style-name="ce17" table:formula="oooc:=SUM([.C24:.C35])" office:value-type="float" office:value="7199.236">
            <text:p>7199.24</text:p>
          </table:table-cell>
          <table:table-cell table:style-name="ce17" table:formula="oooc:=SUM([.D24:.D35])*1000000/1048576" office:value-type="float" office:value="1036.64398193359">
            <text:p>1036.64</text:p>
          </table:table-cell>
          <table:table-cell table:style-name="ce17" table:formula="oooc:=SUM([.E24:.E35])*1000000/1048576" office:value-type="float" office:value="1065.5403137207">
            <text:p>1065.54</text:p>
          </table:table-cell>
          <table:table-cell table:number-columns-repeated="6"/>
        </table:table-row>
        <table:table-row table:style-name="ro2">
          <table:table-cell table:number-columns-repeated="5"/>
          <table:table-cell>
            <draw:frame table:end-cell-address="DD.J59" table:end-x="0.8563in" table:end-y="0.1528in" draw:z-index="2" svg:width="4.3854in" svg:height="3.1701in" svg:x="0.0264in" svg:y="0.1634in">
              <draw:object draw:notify-on-update-of-ranges="DD.A43:DD.C5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style-name="ce1" office:value-type="string">
            <text:p>DD Parallel Streaming</text:p>
          </table:table-cell>
          <table:table-cell table:style-name="ce1" table:number-columns-repeated="4"/>
          <table:table-cell table:number-columns-repeated="5"/>
          <table:table-cell>
            <draw:frame table:end-cell-address="DD.P59" table:end-x="0.8366in" table:end-y="0.1528in" draw:z-index="3" svg:width="5.2665in" svg:height="3.1472in" svg:x="0.0146in" svg:y="0.0189in">
              <draw:object draw:notify-on-update-of-ranges="DD.A43:DD.A56 DD.D43:DD.D43 DD.D43:DD.E5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6 disk scsi6 + 6 disk scsi7 dual controller read/write performance (600 seconds)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style-name="ce2"/>
          <table:table-cell table:style-name="ce2" office:value-type="string">
            <text:p>Read Time</text:p>
          </table:table-cell>
          <table:table-cell table:style-name="ce2" office:value-type="string">
            <text:p>Write Time</text:p>
          </table:table-cell>
          <table:table-cell table:style-name="ce2" office:value-type="string">
            <text:p>Read Mb/s</text:p>
          </table:table-cell>
          <table:table-cell table:style-name="ce2" office:value-type="string">
            <text:p>Write Mb/s</text:p>
          </table:table-cell>
          <table:table-cell table:number-columns-repeated="6"/>
        </table:table-row>
        <table:table-row table:style-name="ro2">
          <table:table-cell office:value-type="string">
            <text:p>Sdb</text:p>
          </table:table-cell>
          <table:table-cell office:value-type="float" office:value="600.041">
            <text:p>600.04</text:p>
          </table:table-cell>
          <table:table-cell office:value-type="float" office:value="601.745">
            <text:p>601.75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table:number-columns-repeated="6"/>
        </table:table-row>
        <table:table-row table:style-name="ro2">
          <table:table-cell office:value-type="string">
            <text:p>Sdc</text:p>
          </table:table-cell>
          <table:table-cell office:value-type="float" office:value="600.092">
            <text:p>600.09</text:p>
          </table:table-cell>
          <table:table-cell office:value-type="float" office:value="601.775">
            <text:p>601.78</text:p>
          </table:table-cell>
          <table:table-cell office:value-type="float" office:value="122">
            <text:p>122</text:p>
          </table:table-cell>
          <table:table-cell office:value-type="float" office:value="109">
            <text:p>109</text:p>
          </table:table-cell>
          <table:table-cell table:number-columns-repeated="6"/>
        </table:table-row>
        <table:table-row table:style-name="ro2">
          <table:table-cell office:value-type="string">
            <text:p>Sdd</text:p>
          </table:table-cell>
          <table:table-cell office:value-type="float" office:value="600.113">
            <text:p>600.11</text:p>
          </table:table-cell>
          <table:table-cell office:value-type="float" office:value="601.699">
            <text:p>601.7</text:p>
          </table:table-cell>
          <table:table-cell office:value-type="float" office:value="122">
            <text:p>122</text:p>
          </table:table-cell>
          <table:table-cell office:value-type="float" office:value="108">
            <text:p>108</text:p>
          </table:table-cell>
          <table:table-cell table:number-columns-repeated="6"/>
        </table:table-row>
        <table:table-row table:style-name="ro2">
          <table:table-cell office:value-type="string">
            <text:p>Sde</text:p>
          </table:table-cell>
          <table:table-cell office:value-type="float" office:value="600.137">
            <text:p>600.14</text:p>
          </table:table-cell>
          <table:table-cell office:value-type="float" office:value="601.857">
            <text:p>601.86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table:number-columns-repeated="6"/>
        </table:table-row>
        <table:table-row table:style-name="ro2">
          <table:table-cell office:value-type="string">
            <text:p>Sdf</text:p>
          </table:table-cell>
          <table:table-cell office:value-type="float" office:value="600.165">
            <text:p>600.17</text:p>
          </table:table-cell>
          <table:table-cell office:value-type="float" office:value="601.07">
            <text:p>601.07</text:p>
          </table:table-cell>
          <table:table-cell table:number-columns-repeated="2" office:value-type="float" office:value="122">
            <text:p>122</text:p>
          </table:table-cell>
          <table:table-cell table:number-columns-repeated="6"/>
        </table:table-row>
        <table:table-row table:style-name="ro2">
          <table:table-cell office:value-type="string">
            <text:p>Sdg</text:p>
          </table:table-cell>
          <table:table-cell office:value-type="float" office:value="600.196">
            <text:p>600.2</text:p>
          </table:table-cell>
          <table:table-cell office:value-type="float" office:value="601.875">
            <text:p>601.88</text:p>
          </table:table-cell>
          <table:table-cell office:value-type="float" office:value="122">
            <text:p>122</text:p>
          </table:table-cell>
          <table:table-cell office:value-type="float" office:value="108">
            <text:p>108</text:p>
          </table:table-cell>
          <table:table-cell table:number-columns-repeated="6"/>
        </table:table-row>
        <table:table-row table:style-name="ro2">
          <table:table-cell office:value-type="string">
            <text:p>Sdt</text:p>
          </table:table-cell>
          <table:table-cell office:value-type="float" office:value="600.234">
            <text:p>600.23</text:p>
          </table:table-cell>
          <table:table-cell office:value-type="float" office:value="601.898">
            <text:p>601.9</text:p>
          </table:table-cell>
          <table:table-cell office:value-type="float" office:value="126">
            <text:p>126</text:p>
          </table:table-cell>
          <table:table-cell office:value-type="float" office:value="97.8">
            <text:p>97.8</text:p>
          </table:table-cell>
          <table:table-cell table:number-columns-repeated="6"/>
        </table:table-row>
        <table:table-row table:style-name="ro2">
          <table:table-cell office:value-type="string">
            <text:p>Sdu</text:p>
          </table:table-cell>
          <table:table-cell office:value-type="float" office:value="600.27">
            <text:p>600.27</text:p>
          </table:table-cell>
          <table:table-cell office:value-type="float" office:value="601.628">
            <text:p>601.63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2">
          <table:table-cell office:value-type="string">
            <text:p>Sdv</text:p>
          </table:table-cell>
          <table:table-cell office:value-type="float" office:value="600.301">
            <text:p>600.3</text:p>
          </table:table-cell>
          <table:table-cell office:value-type="float" office:value="600.308">
            <text:p>600.31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table:number-columns-repeated="6"/>
        </table:table-row>
        <table:table-row table:style-name="ro2">
          <table:table-cell office:value-type="string">
            <text:p>Sdw</text:p>
          </table:table-cell>
          <table:table-cell office:value-type="float" office:value="600.332">
            <text:p>600.33</text:p>
          </table:table-cell>
          <table:table-cell office:value-type="float" office:value="600.933">
            <text:p>600.93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2">
          <table:table-cell office:value-type="string">
            <text:p>Sdx</text:p>
          </table:table-cell>
          <table:table-cell office:value-type="float" office:value="600.378">
            <text:p>600.38</text:p>
          </table:table-cell>
          <table:table-cell office:value-type="float" office:value="601.665">
            <text:p>601.67</text:p>
          </table:table-cell>
          <table:table-cell table:number-columns-repeated="2" office:value-type="float" office:value="126">
            <text:p>126</text:p>
          </table:table-cell>
          <table:table-cell table:number-columns-repeated="6"/>
        </table:table-row>
        <table:table-row table:style-name="ro2">
          <table:table-cell office:value-type="string">
            <text:p>Sdy</text:p>
          </table:table-cell>
          <table:table-cell office:value-type="float" office:value="600.395">
            <text:p>600.4</text:p>
          </table:table-cell>
          <table:table-cell office:value-type="float" office:value="601.78">
            <text:p>601.78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ve (Mb/s)</text:p>
          </table:table-cell>
          <table:table-cell table:style-name="ce17" table:formula="oooc:=AVERAGE([.B44:.B55])" office:value-type="float" office:value="600.221166666667">
            <text:p>600.22</text:p>
          </table:table-cell>
          <table:table-cell table:style-name="ce17" table:formula="oooc:=AVERAGE([.C44:.C55])" office:value-type="float" office:value="601.519416666667">
            <text:p>601.52</text:p>
          </table:table-cell>
          <table:table-cell table:style-name="ce17" table:formula="oooc:=AVERAGE([.D44:.D55])" office:value-type="float" office:value="123.916666666667">
            <text:p>123.92</text:p>
          </table:table-cell>
          <table:table-cell table:style-name="ce17" table:formula="oooc:=AVERAGE([.E44:.E55])" office:value-type="float" office:value="114.733333333333">
            <text:p>114.73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gg (Mb/s)</text:p>
          </table:table-cell>
          <table:table-cell table:style-name="ce17" table:formula="oooc:=SUM([.B44:.B55])" office:value-type="float" office:value="7202.654">
            <text:p>7202.65</text:p>
          </table:table-cell>
          <table:table-cell table:style-name="ce17" table:formula="oooc:=SUM([.C44:.C55])" office:value-type="float" office:value="7218.233">
            <text:p>7218.23</text:p>
          </table:table-cell>
          <table:table-cell table:style-name="ce17" table:formula="oooc:=SUM([.D44:.D55])" office:value-type="float" office:value="1487">
            <text:p>1487</text:p>
          </table:table-cell>
          <table:table-cell table:style-name="ce17" table:formula="oooc:=SUM([.E44:.E55])" office:value-type="float" office:value="1376.8">
            <text:p>1376.8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ve (Mib/s)</text:p>
          </table:table-cell>
          <table:table-cell table:style-name="ce17" table:formula="oooc:=AVERAGE([.B44:.B55])" office:value-type="float" office:value="600.221166666667">
            <text:p>600.22</text:p>
          </table:table-cell>
          <table:table-cell table:style-name="ce17" table:formula="oooc:=AVERAGE([.C44:.C55])" office:value-type="float" office:value="601.519416666667">
            <text:p>601.52</text:p>
          </table:table-cell>
          <table:table-cell table:style-name="ce17" table:formula="oooc:=AVERAGE([.D44:.D55])*1000000/1048576" office:value-type="float" office:value="118.176142374674">
            <text:p>118.18</text:p>
          </table:table-cell>
          <table:table-cell table:style-name="ce17" table:formula="oooc:=AVERAGE([.E44:.E55])*1000000/1048576" office:value-type="float" office:value="109.418233235677">
            <text:p>109.42</text:p>
          </table:table-cell>
          <table:table-cell table:number-columns-repeated="6"/>
        </table:table-row>
        <table:table-row table:style-name="ro2">
          <table:table-cell table:style-name="ce17" office:value-type="string">
            <text:p>Agg (Mib/s)</text:p>
          </table:table-cell>
          <table:table-cell table:style-name="ce17" table:formula="oooc:=SUM([.B44:.B55])" office:value-type="float" office:value="7202.654">
            <text:p>7202.65</text:p>
          </table:table-cell>
          <table:table-cell table:style-name="ce17" table:formula="oooc:=SUM([.C44:.C55])" office:value-type="float" office:value="7218.233">
            <text:p>7218.23</text:p>
          </table:table-cell>
          <table:table-cell table:style-name="ce17" table:formula="oooc:=SUM([.D44:.D55])*1000000/1048576" office:value-type="float" office:value="1418.11370849609">
            <text:p>1418.11</text:p>
          </table:table-cell>
          <table:table-cell table:style-name="ce17" table:formula="oooc:=SUM([.E44:.E55])*1000000/1048576" office:value-type="float" office:value="1313.01879882813">
            <text:p>1313.02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NOTES:</text:p>
          </table:table-cell>
          <table:table-cell table:number-columns-repeated="10"/>
        </table:table-row>
        <table:table-row table:style-name="ro2">
          <table:table-cell office:value-type="string">
            <text:p>- scsi7 controller out performs scsi6 by ~50% due to the physical slot used.</text:p>
          </table:table-cell>
          <table:table-cell table:number-columns-repeated="10"/>
        </table:table-row>
        <table:table-row table:style-name="ro2">
          <table:table-cell office:value-type="string">
            <text:p>- Both SAS controllers are required to saturate the streaming disk performance.</text:p>
          </table:table-cell>
          <table:table-cell table:number-columns-repeated="10"/>
        </table:table-row>
        <table:table-row table:style-name="ro2">
          <table:table-cell office:value-type="string">
            <text:p>- All ZFS results are based on using only scsi7 and all attached disk.</text:p>
          </table:table-cell>
          <table:table-cell table:number-columns-repeated="10"/>
        </table:table-row>
      </table:table>
      <table:table table:name="ZF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Sun May 18 08:17:31PM PDT</text:p>
          </table:table-cell>
          <table:table-cell table:number-columns-repeated="3"/>
          <table:table-cell table:style-name="ce27"/>
          <table:table-cell table:style-name="ce1" office:value-type="string">
            <text:p>ZFS Kernel Port Analysis</text:p>
          </table:table-cell>
          <table:table-cell table:style-name="ce1" table:number-columns-repeated="8"/>
          <table:table-cell table:number-columns-repeated="8"/>
        </table:table-row>
        <table:table-row table:style-name="ro2">
          <table:table-cell office:value-type="string">
            <text:p>Kernel</text:p>
          </table:table-cell>
          <table:table-cell office:value-type="string">
            <text:p>2.6.18-33patched.zfs3</text:p>
          </table:table-cell>
          <table:table-cell table:number-columns-repeated="4"/>
          <table:table-cell table:style-name="ce2" office:value-type="string">
            <text:p>Advantages:</text:p>
          </table:table-cell>
          <table:table-cell table:style-name="ce2" table:number-columns-repeated="8"/>
          <table:table-cell table:number-columns-repeated="8"/>
        </table:table-row>
        <table:table-row table:style-name="ro2">
          <table:table-cell office:value-type="string">
            <text:p>SPL</text:p>
          </table:table-cell>
          <table:table-cell office:value-type="string">
            <text:p>V0.3.0</text:p>
          </table:table-cell>
          <table:table-cell table:number-columns-repeated="4"/>
          <table:table-cell office:value-type="string">
            <text:p>- Write throttling can be properly integrated with the linux VM</text:p>
          </table:table-cell>
          <table:table-cell table:number-columns-repeated="16"/>
        </table:table-row>
        <table:table-row table:style-name="ro2">
          <table:table-cell office:value-type="string">
            <text:p>ZFS</text:p>
          </table:table-cell>
          <table:table-cell office:value-type="string">
            <text:p>V0.3.0</text:p>
          </table:table-cell>
          <table:table-cell table:number-columns-repeated="4"/>
          <table:table-cell office:value-type="string">
            <text:p>- Dirty/clean data caching in ARC can properly integrate with the linux VM</text:p>
          </table:table-cell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- Initial performance tuning suggests excellent performance.</text:p>
          </table:table-cell>
          <table:table-cell table:number-columns-repeated="16"/>
        </table:table-row>
        <table:table-row table:style-name="ro2">
          <table:table-cell office:value-type="string">
            <text:p>pool:</text:p>
          </table:table-cell>
          <table:table-cell office:value-type="string">
            <text:p>lustre</text:p>
          </table:table-cell>
          <table:table-cell table:number-columns-repeated="21"/>
        </table:table-row>
        <table:table-row table:style-name="ro2">
          <table:table-cell office:value-type="string">
            <text:p>state:</text:p>
          </table:table-cell>
          <table:table-cell office:value-type="string">
            <text:p>ONLINE</text:p>
          </table:table-cell>
          <table:table-cell table:number-columns-repeated="4"/>
          <table:table-cell table:style-name="ce2" office:value-type="string">
            <text:p>Remaining Issues:</text:p>
          </table:table-cell>
          <table:table-cell table:style-name="ce2" table:number-columns-repeated="8"/>
          <table:table-cell table:number-columns-repeated="8"/>
        </table:table-row>
        <table:table-row table:style-name="ro2">
          <table:table-cell office:value-type="string">
            <text:p>scrub:</text:p>
          </table:table-cell>
          <table:table-cell office:value-type="string">
            <text:p>none</text:p>
          </table:table-cell>
          <table:table-cell table:number-columns-repeated="4"/>
          <table:table-cell office:value-type="string">
            <text:p>- Large contiguous memory allocations and memory fragmentation we need to do scatter/gather.</text:p>
          </table:table-cell>
          <table:table-cell table:number-columns-repeated="16"/>
        </table:table-row>
        <table:table-row table:style-name="ro2">
          <table:table-cell office:value-type="string">
            <text:p>config:</text:p>
          </table:table-cell>
          <table:table-cell table:number-columns-repeated="5"/>
          <table:table-cell office:value-type="string">
            <text:p>- Stack usage must be decreased, current ZFS worst case usage is currently ~10K.</text:p>
          </table:table-cell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<text:s text:c="2"/>Linux x86_64 kernel has default 8K stacks, Solaris kernel has default 16K stacks.</text:p>
          </table:table-cell>
          <table:table-cell table:number-columns-repeated="16"/>
        </table:table-row>
        <table:table-row table:style-name="ro2">
          <table:table-cell office:value-type="string">
            <text:p>NAME</text:p>
          </table:table-cell>
          <table:table-cell office:value-type="string">
            <text:p>STATE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CKSUM</text:p>
          </table:table-cell>
          <table:table-cell table:number-columns-repeated="18"/>
        </table:table-row>
        <table:table-row table:style-name="ro2">
          <table:table-cell office:value-type="string">
            <text:p>lustre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string">
            <text:p>General ZFS Performance Issues:</text:p>
          </table:table-cell>
          <table:table-cell table:style-name="ce2" table:number-columns-repeated="8"/>
          <table:table-cell table:number-columns-repeated="8"/>
        </table:table-row>
        <table:table-row table:style-name="ro2">
          <table:table-cell office:value-type="string">
            <text:p>sdn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 Increase maximum ZFS IO size from 128K to at least 1M, this can be done with scatter/gather.</text:p>
          </table:table-cell>
          <table:table-cell table:number-columns-repeated="16"/>
        </table:table-row>
        <table:table-row table:style-name="ro2">
          <table:table-cell office:value-type="string">
            <text:p>sdo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2"/>Currently performance is good in the read case because the elevator is able to reassemble IO</text:p>
          </table:table-cell>
          <table:table-cell table:number-columns-repeated="16"/>
        </table:table-row>
        <table:table-row table:style-name="ro2">
          <table:table-cell office:value-type="string">
            <text:p>sdp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2"/>broken up by ZFS back in to larger chunks. <text:s/>These large chunks should be passed all the way</text:p>
          </table:table-cell>
          <table:table-cell table:number-columns-repeated="16"/>
        </table:table-row>
        <table:table-row table:style-name="ro2">
          <table:table-cell office:value-type="string">
            <text:p>sdq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2"/>down the stack to improve write and read performance while keeping vdev_max_pending small.</text:p>
          </table:table-cell>
          <table:table-cell table:number-columns-repeated="16"/>
        </table:table-row>
        <table:table-row table:style-name="ro2">
          <table:table-cell office:value-type="string">
            <text:p>sdr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 A low level of read requests can be observed during the exclusive write phase of our test, this</text:p>
          </table:table-cell>
          <table:table-cell table:number-columns-repeated="16"/>
        </table:table-row>
        <table:table-row table:style-name="ro2">
          <table:table-cell office:value-type="string">
            <text:p>sds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2"/>must be impacting performance. <text:s/>However it not yet clear to me why these small reads are</text:p>
          </table:table-cell>
          <table:table-cell table:style-name="ce3" table:number-columns-repeated="11"/>
          <table:table-cell table:number-columns-repeated="5"/>
        </table:table-row>
        <table:table-row table:style-name="ro2">
          <table:table-cell office:value-type="string">
            <text:p>sdt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string">
            <text:p><text:s text:c="2"/>occurring at all, the needed meta-data for the writes should be already be in-core.</text:p>
          </table:table-cell>
          <table:table-cell table:style-name="ce3" table:number-columns-repeated="11"/>
          <table:table-cell table:number-columns-repeated="5"/>
        </table:table-row>
        <table:table-row table:style-name="ro2">
          <table:table-cell office:value-type="string">
            <text:p>sdu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string">
            <text:p>- Prefetch misses are very high for our simulated lustre workload are badly hurt performance.</text:p>
          </table:table-cell>
          <table:table-cell table:style-name="ce3" table:number-columns-repeated="11"/>
          <table:table-cell table:number-columns-repeated="5"/>
        </table:table-row>
        <table:table-row table:style-name="ro2">
          <table:table-cell office:value-type="string">
            <text:p>sdv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2"/>Improvements to the prefetch algorithms should be considered.</text:p>
          </table:table-cell>
          <table:table-cell table:number-columns-repeated="16"/>
        </table:table-row>
        <table:table-row table:style-name="ro2">
          <table:table-cell office:value-type="string">
            <text:p>sdw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 Zerocopy can be a big win for performance and should be implemented.</text:p>
          </table:table-cell>
          <table:table-cell table:number-columns-repeated="16"/>
        </table:table-row>
        <table:table-row table:style-name="ro2">
          <table:table-cell office:value-type="string">
            <text:p>sdx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string">
            <text:p>sdy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/sys/module/spl/parameters/mutex_spin_max:0</text:p>
          </table:table-cell>
          <table:table-cell table:number-columns-repeated="22"/>
        </table:table-row>
        <table:table-row table:style-name="ro2">
          <table:table-cell office:value-type="string">
            <text:p>/sys/module/spl/parameters/spl_debug_mask:0</text:p>
          </table:table-cell>
          <table:table-cell table:number-columns-repeated="22"/>
        </table:table-row>
        <table:table-row table:style-name="ro2">
          <table:table-cell office:value-type="string">
            <text:p>/sys/module/spl/parameters/spl_debug_mb:-1</text:p>
          </table:table-cell>
          <table:table-cell table:number-columns-repeated="22"/>
        </table:table-row>
        <table:table-row table:style-name="ro2">
          <table:table-cell office:value-type="string">
            <text:p>/sys/module/spl/parameters/spl_debug_panic_on_bug:1</text:p>
          </table:table-cell>
          <table:table-cell table:number-columns-repeated="22"/>
        </table:table-row>
        <table:table-row table:style-name="ro2">
          <table:table-cell office:value-type="string">
            <text:p>/sys/module/spl/parameters/spl_debug_printk:60</text:p>
          </table:table-cell>
          <table:table-cell table:number-columns-repeated="22"/>
        </table:table-row>
        <table:table-row table:style-name="ro2">
          <table:table-cell office:value-type="string">
            <text:p>/sys/module/spl/parameters/spl_debug_subsys:0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fs_arc_max:2147483648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fs_arc_meta_limit:0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fs_arc_min:0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fs_prefetch_disable:0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fs_vdev_aggregation_limit:131072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fs_vdev_max_pending:35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fs_vdev_min_pending:4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io_resume_threads:4</text:p>
          </table:table-cell>
          <table:table-cell table:number-columns-repeated="22"/>
        </table:table-row>
        <table:table-row table:style-name="ro2">
          <table:table-cell office:value-type="string">
            <text:p>/sys/module/zpool/parameters/zio_taskq_threads:8</text:p>
          </table:table-cell>
          <table:table-cell table:number-columns-repeated="22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1" office:value-type="string">
            <text:p>ZFS Baseline </text:p>
          </table:table-cell>
          <table:table-cell table:style-name="ce1" table:number-columns-repeated="21"/>
          <table:table-cell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9.61">
            <text:p>219.61</text:p>
          </table:table-cell>
          <table:table-cell office:value-type="float" office:value="0.005">
            <text:p>0.01</text:p>
          </table:table-cell>
          <table:table-cell office:value-type="float" office:value="0.545">
            <text:p>0.55</text:p>
          </table:table-cell>
          <table:table-cell office:value-type="float" office:value="114.91">
            <text:p>114.91</text:p>
          </table:table-cell>
          <table:table-cell office:value-type="float" office:value="104.67">
            <text:p>104.6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0.35">
            <text:p>570.3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6.12">
            <text:p>626.12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7.58">
            <text:p>227.58</text:p>
          </table:table-cell>
          <table:table-cell office:value-type="float" office:value="0.005">
            <text:p>0.01</text:p>
          </table:table-cell>
          <table:table-cell office:value-type="float" office:value="0.596">
            <text:p>0.6</text:p>
          </table:table-cell>
          <table:table-cell office:value-type="float" office:value="118.7">
            <text:p>118.7</text:p>
          </table:table-cell>
          <table:table-cell office:value-type="float" office:value="108.83">
            <text:p>108.8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2.09">
            <text:p>552.0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18">
            <text:p>602.1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1.71">
            <text:p>221.71</text:p>
          </table:table-cell>
          <table:table-cell office:value-type="float" office:value="0.004">
            <text:p>0</text:p>
          </table:table-cell>
          <table:table-cell office:value-type="float" office:value="0.119">
            <text:p>0.12</text:p>
          </table:table-cell>
          <table:table-cell office:value-type="float" office:value="112.85">
            <text:p>112.85</text:p>
          </table:table-cell>
          <table:table-cell office:value-type="float" office:value="108.83">
            <text:p>108.8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0.75">
            <text:p>580.7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21">
            <text:p>602.2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3.22">
            <text:p>223.22</text:p>
          </table:table-cell>
          <table:table-cell office:value-type="float" office:value="0.004">
            <text:p>0</text:p>
          </table:table-cell>
          <table:table-cell office:value-type="float" office:value="0.534">
            <text:p>0.53</text:p>
          </table:table-cell>
          <table:table-cell office:value-type="float" office:value="114.94">
            <text:p>114.94</text:p>
          </table:table-cell>
          <table:table-cell office:value-type="float" office:value="108.25">
            <text:p>108.2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0.18">
            <text:p>570.1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44">
            <text:p>605.4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8.73">
            <text:p>218.73</text:p>
          </table:table-cell>
          <table:table-cell office:value-type="float" office:value="0.005">
            <text:p>0.01</text:p>
          </table:table-cell>
          <table:table-cell office:value-type="float" office:value="0.158">
            <text:p>0.16</text:p>
          </table:table-cell>
          <table:table-cell office:value-type="float" office:value="112.91">
            <text:p>112.91</text:p>
          </table:table-cell>
          <table:table-cell office:value-type="float" office:value="105.78">
            <text:p>105.7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0.43">
            <text:p>580.4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9.55">
            <text:p>619.55</text:p>
          </table:table-cell>
          <table:table-cell/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46:.L50])" office:value-type="float" office:value="222.17">
            <text:p>222.17</text:p>
          </table:table-cell>
          <table:table-cell table:style-name="ce17" table:formula="oooc:=AVERAGE([.M46:.M50])" office:value-type="float" office:value="0.0046">
            <text:p>0</text:p>
          </table:table-cell>
          <table:table-cell table:style-name="ce17" table:formula="oooc:=AVERAGE([.N46:.N50])" office:value-type="float" office:value="0.3904">
            <text:p>0.39</text:p>
          </table:table-cell>
          <table:table-cell table:style-name="ce17" table:formula="oooc:=AVERAGE([.O46:.O50])" office:value-type="float" office:value="114.862">
            <text:p>114.86</text:p>
          </table:table-cell>
          <table:table-cell table:style-name="ce17" table:formula="oooc:=AVERAGE([.P46:.P50])" office:value-type="float" office:value="107.272">
            <text:p>107.27</text:p>
          </table:table-cell>
          <table:table-cell table:style-name="ce17" table:number-columns-repeated="2"/>
          <table:table-cell table:style-name="ce17" table:formula="oooc:=AVERAGE([.S46:.S50])" office:value-type="float" office:value="570.76">
            <text:p>570.76</text:p>
          </table:table-cell>
          <table:table-cell table:style-name="ce17" table:number-columns-repeated="2"/>
          <table:table-cell table:style-name="ce17" table:formula="oooc:=AVERAGE([.V46:.V50])" office:value-type="float" office:value="611.1">
            <text:p>611.1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1" office:value-type="string">
            <text:p>ZFS Disable Checksums</text:p>
          </table:table-cell>
          <table:table-cell table:style-name="ce1" table:number-columns-repeated="21"/>
          <table:table-cell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checksum/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8.62">
            <text:p>208.62</text:p>
          </table:table-cell>
          <table:table-cell office:value-type="float" office:value="0.005">
            <text:p>0.01</text:p>
          </table:table-cell>
          <table:table-cell office:value-type="float" office:value="0.478">
            <text:p>0.48</text:p>
          </table:table-cell>
          <table:table-cell office:value-type="float" office:value="108.1">
            <text:p>108.1</text:p>
          </table:table-cell>
          <table:table-cell office:value-type="float" office:value="100.5">
            <text:p>100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6.26">
            <text:p>606.2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52.11">
            <text:p>652.1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7.87">
            <text:p>217.87</text:p>
          </table:table-cell>
          <table:table-cell office:value-type="float" office:value="0.004">
            <text:p>0</text:p>
          </table:table-cell>
          <table:table-cell office:value-type="float" office:value="0.529">
            <text:p>0.53</text:p>
          </table:table-cell>
          <table:table-cell office:value-type="float" office:value="108.79">
            <text:p>108.79</text:p>
          </table:table-cell>
          <table:table-cell office:value-type="float" office:value="109.06">
            <text:p>109.0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43">
            <text:p>602.4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0.91">
            <text:p>600.9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1.78">
            <text:p>231.78</text:p>
          </table:table-cell>
          <table:table-cell office:value-type="float" office:value="0.005">
            <text:p>0.01</text:p>
          </table:table-cell>
          <table:table-cell office:value-type="float" office:value="0.557">
            <text:p>0.56</text:p>
          </table:table-cell>
          <table:table-cell office:value-type="float" office:value="109.21">
            <text:p>109.21</text:p>
          </table:table-cell>
          <table:table-cell office:value-type="float" office:value="122.55">
            <text:p>122.5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0.09">
            <text:p>600.0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34.76">
            <text:p>534.7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3.41">
            <text:p>213.41</text:p>
          </table:table-cell>
          <table:table-cell office:value-type="float" office:value="0.005">
            <text:p>0.01</text:p>
          </table:table-cell>
          <table:table-cell office:value-type="float" office:value="0.389">
            <text:p>0.39</text:p>
          </table:table-cell>
          <table:table-cell office:value-type="float" office:value="109.52">
            <text:p>109.52</text:p>
          </table:table-cell>
          <table:table-cell office:value-type="float" office:value="103.88">
            <text:p>103.8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8.42">
            <text:p>598.4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0.9">
            <text:p>630.9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1.59">
            <text:p>211.59</text:p>
          </table:table-cell>
          <table:table-cell office:value-type="float" office:value="0.004">
            <text:p>0</text:p>
          </table:table-cell>
          <table:table-cell office:value-type="float" office:value="0.524">
            <text:p>0.52</text:p>
          </table:table-cell>
          <table:table-cell office:value-type="float" office:value="108.21">
            <text:p>108.21</text:p>
          </table:table-cell>
          <table:table-cell office:value-type="float" office:value="103.36">
            <text:p>103.3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65">
            <text:p>605.6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4.03">
            <text:p>634.03</text:p>
          </table:table-cell>
          <table:table-cell/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57:.L61])" office:value-type="float" office:value="216.654">
            <text:p>216.65</text:p>
          </table:table-cell>
          <table:table-cell table:style-name="ce17" table:formula="oooc:=AVERAGE([.M57:.M61])" office:value-type="float" office:value="0.0046">
            <text:p>0</text:p>
          </table:table-cell>
          <table:table-cell table:style-name="ce17" table:formula="oooc:=AVERAGE([.N57:.N61])" office:value-type="float" office:value="0.4954">
            <text:p>0.5</text:p>
          </table:table-cell>
          <table:table-cell table:style-name="ce17" table:formula="oooc:=AVERAGE([.O57:.O61])" office:value-type="float" office:value="108.766">
            <text:p>108.77</text:p>
          </table:table-cell>
          <table:table-cell table:style-name="ce17" table:formula="oooc:=AVERAGE([.P57:.P61])" office:value-type="float" office:value="107.87">
            <text:p>107.87</text:p>
          </table:table-cell>
          <table:table-cell table:style-name="ce17" table:number-columns-repeated="2"/>
          <table:table-cell table:style-name="ce17" table:formula="oooc:=AVERAGE([.S57:.S61])" office:value-type="float" office:value="602.57">
            <text:p>602.57</text:p>
          </table:table-cell>
          <table:table-cell table:style-name="ce17" table:number-columns-repeated="2"/>
          <table:table-cell table:style-name="ce17" table:formula="oooc:=AVERAGE([.V57:.V61])" office:value-type="float" office:value="610.542">
            <text:p>610.54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1" office:value-type="string">
            <text:p>ZFS Disable Prefetch</text:p>
          </table:table-cell>
          <table:table-cell table:style-name="ce1" table:number-columns-repeated="21"/>
          <table:table-cell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prefetch/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5.95">
            <text:p>195.95</text:p>
          </table:table-cell>
          <table:table-cell office:value-type="float" office:value="0.005">
            <text:p>0.01</text:p>
          </table:table-cell>
          <table:table-cell office:value-type="float" office:value="0.243">
            <text:p>0.24</text:p>
          </table:table-cell>
          <table:table-cell office:value-type="float" office:value="115.62">
            <text:p>115.62</text:p>
          </table:table-cell>
          <table:table-cell office:value-type="float" office:value="80.3">
            <text:p>80.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6.81">
            <text:p>566.8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16.19">
            <text:p>816.19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8.43">
            <text:p>198.43</text:p>
          </table:table-cell>
          <table:table-cell office:value-type="float" office:value="0.005">
            <text:p>0.01</text:p>
          </table:table-cell>
          <table:table-cell office:value-type="float" office:value="0.355">
            <text:p>0.36</text:p>
          </table:table-cell>
          <table:table-cell office:value-type="float" office:value="119.08">
            <text:p>119.08</text:p>
          </table:table-cell>
          <table:table-cell office:value-type="float" office:value="79.28">
            <text:p>79.2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0.33">
            <text:p>550.3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26.68">
            <text:p>826.6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81">
            <text:p>199.81</text:p>
          </table:table-cell>
          <table:table-cell office:value-type="float" office:value="0.005">
            <text:p>0.01</text:p>
          </table:table-cell>
          <table:table-cell office:value-type="float" office:value="0.474">
            <text:p>0.47</text:p>
          </table:table-cell>
          <table:table-cell office:value-type="float" office:value="120.19">
            <text:p>120.19</text:p>
          </table:table-cell>
          <table:table-cell office:value-type="float" office:value="79.55">
            <text:p>79.5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45.26">
            <text:p>545.2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23.84">
            <text:p>823.8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24">
            <text:p>199.24</text:p>
          </table:table-cell>
          <table:table-cell office:value-type="float" office:value="0.005">
            <text:p>0.01</text:p>
          </table:table-cell>
          <table:table-cell office:value-type="float" office:value="0.346">
            <text:p>0.35</text:p>
          </table:table-cell>
          <table:table-cell office:value-type="float" office:value="119.03">
            <text:p>119.03</text:p>
          </table:table-cell>
          <table:table-cell office:value-type="float" office:value="80.17">
            <text:p>80.1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0.58">
            <text:p>550.5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17.47">
            <text:p>817.4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3.23">
            <text:p>193.23</text:p>
          </table:table-cell>
          <table:table-cell office:value-type="float" office:value="0.005">
            <text:p>0.01</text:p>
          </table:table-cell>
          <table:table-cell office:value-type="float" office:value="0.368">
            <text:p>0.37</text:p>
          </table:table-cell>
          <table:table-cell office:value-type="float" office:value="113.89">
            <text:p>113.89</text:p>
          </table:table-cell>
          <table:table-cell office:value-type="float" office:value="79.32">
            <text:p>79.3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5.44">
            <text:p>575.4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26.2">
            <text:p>826.2</text:p>
          </table:table-cell>
          <table:table-cell/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68:.L72])" office:value-type="float" office:value="197.332">
            <text:p>197.33</text:p>
          </table:table-cell>
          <table:table-cell table:style-name="ce17" table:formula="oooc:=AVERAGE([.M68:.M72])" office:value-type="float" office:value="0.005">
            <text:p>0.01</text:p>
          </table:table-cell>
          <table:table-cell table:style-name="ce17" table:formula="oooc:=AVERAGE([.N68:.N72])" office:value-type="float" office:value="0.3572">
            <text:p>0.36</text:p>
          </table:table-cell>
          <table:table-cell table:style-name="ce17" table:formula="oooc:=AVERAGE([.O68:.O72])" office:value-type="float" office:value="117.562">
            <text:p>117.56</text:p>
          </table:table-cell>
          <table:table-cell table:style-name="ce17" table:formula="oooc:=AVERAGE([.P68:.P72])" office:value-type="float" office:value="79.724">
            <text:p>79.72</text:p>
          </table:table-cell>
          <table:table-cell table:style-name="ce17" table:number-columns-repeated="2"/>
          <table:table-cell table:style-name="ce17" table:formula="oooc:=AVERAGE([.S68:.S72])" office:value-type="float" office:value="557.684">
            <text:p>557.68</text:p>
          </table:table-cell>
          <table:table-cell table:style-name="ce17" table:number-columns-repeated="2"/>
          <table:table-cell table:style-name="ce17" table:formula="oooc:=AVERAGE([.V68:.V72])" office:value-type="float" office:value="822.076">
            <text:p>822.08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1" office:value-type="string">
            <text:p>ZFS Simulated Zerocopy</text:p>
          </table:table-cell>
          <table:table-cell table:style-name="ce1" table:number-columns-repeated="21"/>
          <table:table-cell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zerocopy --prerun=/home/behlendo/src/zfs/scripts/profile-kpios-pre.sh --postrun=/home/behlendo/src/zfs/scripts/profile-kpios-post.sh --log=/home/behlendo/src/jbod/kpios-20080518//zerocopy/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208.05">
            <text:p>208.05</text:p>
          </table:table-cell>
          <table:table-cell office:value-type="float" office:value="0.005">
            <text:p>0.01</text:p>
          </table:table-cell>
          <table:table-cell office:value-type="float" office:value="0.581">
            <text:p>0.58</text:p>
          </table:table-cell>
          <table:table-cell office:value-type="float" office:value="98.66">
            <text:p>98.66</text:p>
          </table:table-cell>
          <table:table-cell office:value-type="float" office:value="109.37">
            <text:p>109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4.25">
            <text:p>664.2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9.24">
            <text:p>599.2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201.94">
            <text:p>201.94</text:p>
          </table:table-cell>
          <table:table-cell office:value-type="float" office:value="0.005">
            <text:p>0.01</text:p>
          </table:table-cell>
          <table:table-cell office:value-type="float" office:value="0.61">
            <text:p>0.61</text:p>
          </table:table-cell>
          <table:table-cell office:value-type="float" office:value="95.94">
            <text:p>95.94</text:p>
          </table:table-cell>
          <table:table-cell office:value-type="float" office:value="105.98">
            <text:p>105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3.12">
            <text:p>683.1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8.38">
            <text:p>618.3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198.48">
            <text:p>198.48</text:p>
          </table:table-cell>
          <table:table-cell office:value-type="float" office:value="0.005">
            <text:p>0.01</text:p>
          </table:table-cell>
          <table:table-cell office:value-type="float" office:value="0.597">
            <text:p>0.6</text:p>
          </table:table-cell>
          <table:table-cell office:value-type="float" office:value="96.04">
            <text:p>96.04</text:p>
          </table:table-cell>
          <table:table-cell office:value-type="float" office:value="102.42">
            <text:p>102.4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2.36">
            <text:p>682.3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9.87">
            <text:p>639.8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206.76">
            <text:p>206.76</text:p>
          </table:table-cell>
          <table:table-cell office:value-type="float" office:value="0.005">
            <text:p>0.01</text:p>
          </table:table-cell>
          <table:table-cell office:value-type="float" office:value="0.177">
            <text:p>0.18</text:p>
          </table:table-cell>
          <table:table-cell office:value-type="float" office:value="97.2">
            <text:p>97.2</text:p>
          </table:table-cell>
          <table:table-cell office:value-type="float" office:value="109.54">
            <text:p>109.5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74.22">
            <text:p>674.2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8.27">
            <text:p>598.2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204.34">
            <text:p>204.34</text:p>
          </table:table-cell>
          <table:table-cell office:value-type="float" office:value="0.004">
            <text:p>0</text:p>
          </table:table-cell>
          <table:table-cell office:value-type="float" office:value="0.565">
            <text:p>0.57</text:p>
          </table:table-cell>
          <table:table-cell office:value-type="float" office:value="98.64">
            <text:p>98.64</text:p>
          </table:table-cell>
          <table:table-cell office:value-type="float" office:value="105.68">
            <text:p>105.6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4.37">
            <text:p>664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0.14">
            <text:p>620.14</text:p>
          </table:table-cell>
          <table:table-cell/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79:.L83])" office:value-type="float" office:value="203.914">
            <text:p>203.91</text:p>
          </table:table-cell>
          <table:table-cell table:style-name="ce17" table:formula="oooc:=AVERAGE([.M79:.M83])" office:value-type="float" office:value="0.0048">
            <text:p>0</text:p>
          </table:table-cell>
          <table:table-cell table:style-name="ce17" table:formula="oooc:=AVERAGE([.N79:.N83])" office:value-type="float" office:value="0.506">
            <text:p>0.51</text:p>
          </table:table-cell>
          <table:table-cell table:style-name="ce17" table:formula="oooc:=AVERAGE([.O79:.O83])" office:value-type="float" office:value="97.296">
            <text:p>97.3</text:p>
          </table:table-cell>
          <table:table-cell table:style-name="ce17" table:formula="oooc:=AVERAGE([.P79:.P83])" office:value-type="float" office:value="106.598">
            <text:p>106.6</text:p>
          </table:table-cell>
          <table:table-cell table:style-name="ce17" table:number-columns-repeated="2"/>
          <table:table-cell table:style-name="ce17" table:formula="oooc:=AVERAGE([.S79:.S83])" office:value-type="float" office:value="673.664">
            <text:p>673.66</text:p>
          </table:table-cell>
          <table:table-cell table:style-name="ce17" table:number-columns-repeated="2"/>
          <table:table-cell table:style-name="ce17" table:formula="oooc:=AVERAGE([.V79:.V83])" office:value-type="float" office:value="615.18">
            <text:p>615.18</text:p>
          </table:table-cell>
          <table:table-cell/>
        </table:table-row>
        <table:table-row table:style-name="ro2" table:number-rows-repeated="2">
          <table:table-cell table:style-name="ce3" table:number-columns-repeated="22"/>
          <table:table-cell/>
        </table:table-row>
        <table:table-row table:style-name="ro2">
          <table:table-cell table:style-name="ce1" office:value-type="string">
            <text:p>ZFS pending=1024</text:p>
          </table:table-cell>
          <table:table-cell table:style-name="ce1" office:value-type="string">
            <text:p>(vdev_max_pending=1024)</text:p>
          </table:table-cell>
          <table:table-cell table:style-name="ce1" table:number-columns-repeated="20"/>
          <table:table-cell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0.28">
            <text:p>190.28</text:p>
          </table:table-cell>
          <table:table-cell office:value-type="float" office:value="0.004">
            <text:p>0</text:p>
          </table:table-cell>
          <table:table-cell office:value-type="float" office:value="0.46">
            <text:p>0.46</text:p>
          </table:table-cell>
          <table:table-cell office:value-type="float" office:value="108.37">
            <text:p>108.37</text:p>
          </table:table-cell>
          <table:table-cell office:value-type="float" office:value="81.84">
            <text:p>81.8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4.77">
            <text:p>604.7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00.78">
            <text:p>800.7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2.08">
            <text:p>202.08</text:p>
          </table:table-cell>
          <table:table-cell office:value-type="float" office:value="0.004">
            <text:p>0</text:p>
          </table:table-cell>
          <table:table-cell office:value-type="float" office:value="0.524">
            <text:p>0.52</text:p>
          </table:table-cell>
          <table:table-cell office:value-type="float" office:value="107.12">
            <text:p>107.12</text:p>
          </table:table-cell>
          <table:table-cell office:value-type="float" office:value="94.91">
            <text:p>94.9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1.78">
            <text:p>611.7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90.51">
            <text:p>690.5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1.25">
            <text:p>191.25</text:p>
          </table:table-cell>
          <table:table-cell office:value-type="float" office:value="0.005">
            <text:p>0.01</text:p>
          </table:table-cell>
          <table:table-cell office:value-type="float" office:value="0.345">
            <text:p>0.35</text:p>
          </table:table-cell>
          <table:table-cell office:value-type="float" office:value="110.05">
            <text:p>110.05</text:p>
          </table:table-cell>
          <table:table-cell office:value-type="float" office:value="81.15">
            <text:p>81.1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5">
            <text:p>595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07.6">
            <text:p>807.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06">
            <text:p>199.06</text:p>
          </table:table-cell>
          <table:table-cell office:value-type="float" office:value="0.005">
            <text:p>0.01</text:p>
          </table:table-cell>
          <table:table-cell office:value-type="float" office:value="0.524">
            <text:p>0.52</text:p>
          </table:table-cell>
          <table:table-cell office:value-type="float" office:value="106.74">
            <text:p>106.74</text:p>
          </table:table-cell>
          <table:table-cell office:value-type="float" office:value="92.23">
            <text:p>92.2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3.97">
            <text:p>613.9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10.54">
            <text:p>710.5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4.52">
            <text:p>204.52</text:p>
          </table:table-cell>
          <table:table-cell office:value-type="float" office:value="0.005">
            <text:p>0.01</text:p>
          </table:table-cell>
          <table:table-cell office:value-type="float" office:value="0.531">
            <text:p>0.53</text:p>
          </table:table-cell>
          <table:table-cell office:value-type="float" office:value="112.17">
            <text:p>112.17</text:p>
          </table:table-cell>
          <table:table-cell office:value-type="float" office:value="92.29">
            <text:p>92.2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4.23">
            <text:p>584.2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10.14">
            <text:p>710.14</text:p>
          </table:table-cell>
          <table:table-cell/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90:.L94])" office:value-type="float" office:value="197.438">
            <text:p>197.44</text:p>
          </table:table-cell>
          <table:table-cell table:style-name="ce17" table:formula="oooc:=AVERAGE([.M90:.M94])" office:value-type="float" office:value="0.0046">
            <text:p>0</text:p>
          </table:table-cell>
          <table:table-cell table:style-name="ce17" table:formula="oooc:=AVERAGE([.N90:.N94])" office:value-type="float" office:value="0.4768">
            <text:p>0.48</text:p>
          </table:table-cell>
          <table:table-cell table:style-name="ce17" table:formula="oooc:=AVERAGE([.O90:.O94])" office:value-type="float" office:value="108.89">
            <text:p>108.89</text:p>
          </table:table-cell>
          <table:table-cell table:style-name="ce17" table:formula="oooc:=AVERAGE([.P90:.P94])" office:value-type="float" office:value="88.484">
            <text:p>88.48</text:p>
          </table:table-cell>
          <table:table-cell table:style-name="ce17" table:number-columns-repeated="2"/>
          <table:table-cell table:style-name="ce17" table:formula="oooc:=AVERAGE([.S90:.S94])" office:value-type="float" office:value="602.05">
            <text:p>602.05</text:p>
          </table:table-cell>
          <table:table-cell table:style-name="ce17" table:number-columns-repeated="2"/>
          <table:table-cell table:style-name="ce17" table:formula="oooc:=AVERAGE([.V90:.V94])" office:value-type="float" office:value="743.914">
            <text:p>743.91</text:p>
          </table:table-cell>
          <table:table-cell/>
        </table:table-row>
        <table:table-row table:style-name="ro2" table:number-rows-repeated="2">
          <table:table-cell table:style-name="ce3" table:number-columns-repeated="23"/>
        </table:table-row>
        <table:table-row table:style-name="ro2">
          <table:table-cell table:style-name="ce1" office:value-type="string">
            <text:p>ZFS arc=8g</text:p>
          </table:table-cell>
          <table:table-cell table:style-name="ce1" office:value-type="string">
            <text:p>(zfs_arc_max=8g)</text:p>
          </table:table-cell>
          <table:table-cell table:style-name="ce1" table:number-columns-repeated="20"/>
          <table:table-cell table:style-name="ce3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  <table:table-cell table:style-name="ce3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  <table:table-cell table:style-name="ce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51">
            <text:p>207.51</text:p>
          </table:table-cell>
          <table:table-cell office:value-type="float" office:value="0.01">
            <text:p>0.01</text:p>
          </table:table-cell>
          <table:table-cell office:value-type="float" office:value="0.142">
            <text:p>0.14</text:p>
          </table:table-cell>
          <table:table-cell office:value-type="float" office:value="109.48">
            <text:p>109.48</text:p>
          </table:table-cell>
          <table:table-cell office:value-type="float" office:value="97.98">
            <text:p>97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8.59">
            <text:p>598.5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8.89">
            <text:p>668.89</text:p>
          </table:table-cell>
          <table:table-cell table:style-name="ce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47">
            <text:p>215.47</text:p>
          </table:table-cell>
          <table:table-cell office:value-type="float" office:value="0.005">
            <text:p>0.01</text:p>
          </table:table-cell>
          <table:table-cell office:value-type="float" office:value="0.106">
            <text:p>0.11</text:p>
          </table:table-cell>
          <table:table-cell office:value-type="float" office:value="108.21">
            <text:p>108.21</text:p>
          </table:table-cell>
          <table:table-cell office:value-type="float" office:value="107.22">
            <text:p>107.2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62">
            <text:p>605.6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1.21">
            <text:p>611.21</text:p>
          </table:table-cell>
          <table:table-cell table:style-name="ce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6.82">
            <text:p>196.82</text:p>
          </table:table-cell>
          <table:table-cell office:value-type="float" office:value="0.006">
            <text:p>0.01</text:p>
          </table:table-cell>
          <table:table-cell office:value-type="float" office:value="0.061">
            <text:p>0.06</text:p>
          </table:table-cell>
          <table:table-cell office:value-type="float" office:value="107.47">
            <text:p>107.47</text:p>
          </table:table-cell>
          <table:table-cell office:value-type="float" office:value="89.33">
            <text:p>89.3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9.79">
            <text:p>609.7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33.65">
            <text:p>733.65</text:p>
          </table:table-cell>
          <table:table-cell table:style-name="ce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0.04">
            <text:p>200.04</text:p>
          </table:table-cell>
          <table:table-cell office:value-type="float" office:value="0.006">
            <text:p>0.01</text:p>
          </table:table-cell>
          <table:table-cell office:value-type="float" office:value="0.188">
            <text:p>0.19</text:p>
          </table:table-cell>
          <table:table-cell office:value-type="float" office:value="110.17">
            <text:p>110.17</text:p>
          </table:table-cell>
          <table:table-cell office:value-type="float" office:value="89.86">
            <text:p>89.8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4.87">
            <text:p>594.8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29.34">
            <text:p>729.34</text:p>
          </table:table-cell>
          <table:table-cell table:style-name="ce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81">
            <text:p>207.81</text:p>
          </table:table-cell>
          <table:table-cell office:value-type="float" office:value="0.006">
            <text:p>0.01</text:p>
          </table:table-cell>
          <table:table-cell office:value-type="float" office:value="0.082">
            <text:p>0.08</text:p>
          </table:table-cell>
          <table:table-cell office:value-type="float" office:value="110.01">
            <text:p>110.01</text:p>
          </table:table-cell>
          <table:table-cell office:value-type="float" office:value="97.79">
            <text:p>97.7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74">
            <text:p>595.7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70.17">
            <text:p>670.17</text:p>
          </table:table-cell>
          <table:table-cell table:style-name="ce3"/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01:.L105])" office:value-type="float" office:value="205.53">
            <text:p>205.53</text:p>
          </table:table-cell>
          <table:table-cell table:style-name="ce17" table:formula="oooc:=AVERAGE([.M101:.M105])" office:value-type="float" office:value="0.0066">
            <text:p>0.01</text:p>
          </table:table-cell>
          <table:table-cell table:style-name="ce17" table:formula="oooc:=AVERAGE([.N101:.N105])" office:value-type="float" office:value="0.1158">
            <text:p>0.12</text:p>
          </table:table-cell>
          <table:table-cell table:style-name="ce17" table:formula="oooc:=AVERAGE([.O101:.O105])" office:value-type="float" office:value="109.068">
            <text:p>109.07</text:p>
          </table:table-cell>
          <table:table-cell table:style-name="ce17" table:formula="oooc:=AVERAGE([.P101:.P105])" office:value-type="float" office:value="96.436">
            <text:p>96.44</text:p>
          </table:table-cell>
          <table:table-cell table:style-name="ce17" table:number-columns-repeated="2"/>
          <table:table-cell table:style-name="ce17" table:formula="oooc:=AVERAGE([.S101:.S105])" office:value-type="float" office:value="600.922">
            <text:p>600.92</text:p>
          </table:table-cell>
          <table:table-cell table:style-name="ce17" table:number-columns-repeated="2"/>
          <table:table-cell table:style-name="ce17" table:formula="oooc:=AVERAGE([.V101:.V105])" office:value-type="float" office:value="682.652">
            <text:p>682.65</text:p>
          </table:table-cell>
          <table:table-cell table:style-name="ce3"/>
        </table:table-row>
        <table:table-row table:style-name="ro2" table:number-rows-repeated="2">
          <table:table-cell table:style-name="ce3" table:number-columns-repeated="23"/>
        </table:table-row>
        <table:table-row table:style-name="ro2">
          <table:table-cell table:style-name="ce1" office:value-type="string">
            <text:p>ZFS (All Tunings)</text:p>
          </table:table-cell>
          <table:table-cell table:style-name="ce1" office:value-type="string">
            <text:p>(Disable Checksums + Disable Prefetch + Simulated Zerocopy + vdev_max_pending=1024 + zfs_arc_max=8g)</text:p>
          </table:table-cell>
          <table:table-cell table:style-name="ce1" table:number-columns-repeated="20"/>
          <table:table-cell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zerocopy --prerun=/home/behlendo/src/zfs/scripts/profile-kpios-pre.sh --postrun=/home/behlendo/src/zfs/scripts/profile-kpios-post.sh --log=/home/behlendo/src/jbod/kpios-20080518//prefetch+zerocopy+checksum/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141.99">
            <text:p>141.99</text:p>
          </table:table-cell>
          <table:table-cell office:value-type="float" office:value="0.004">
            <text:p>0</text:p>
          </table:table-cell>
          <table:table-cell office:value-type="float" office:value="0.07">
            <text:p>0.07</text:p>
          </table:table-cell>
          <table:table-cell office:value-type="float" office:value="75.46">
            <text:p>75.46</text:p>
          </table:table-cell>
          <table:table-cell office:value-type="float" office:value="66.49">
            <text:p>66.4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68.46">
            <text:p>868.4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985.64">
            <text:p>985.6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144.35">
            <text:p>144.35</text:p>
          </table:table-cell>
          <table:table-cell office:value-type="float" office:value="0.004">
            <text:p>0</text:p>
          </table:table-cell>
          <table:table-cell office:value-type="float" office:value="0.073">
            <text:p>0.07</text:p>
          </table:table-cell>
          <table:table-cell office:value-type="float" office:value="78.34">
            <text:p>78.34</text:p>
          </table:table-cell>
          <table:table-cell office:value-type="float" office:value="65.97">
            <text:p>65.9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36.55">
            <text:p>836.5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993.42">
            <text:p>993.42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144">
            <text:p>144</text:p>
          </table:table-cell>
          <table:table-cell office:value-type="float" office:value="0.005">
            <text:p>0.01</text:p>
          </table:table-cell>
          <table:table-cell office:value-type="float" office:value="0.073">
            <text:p>0.07</text:p>
          </table:table-cell>
          <table:table-cell office:value-type="float" office:value="78.65">
            <text:p>78.65</text:p>
          </table:table-cell>
          <table:table-cell office:value-type="float" office:value="65.3">
            <text:p>65.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33.23">
            <text:p>833.2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1003.64">
            <text:p>1003.6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145.25">
            <text:p>145.25</text:p>
          </table:table-cell>
          <table:table-cell office:value-type="float" office:value="0.005">
            <text:p>0.01</text:p>
          </table:table-cell>
          <table:table-cell office:value-type="float" office:value="0.069">
            <text:p>0.07</text:p>
          </table:table-cell>
          <table:table-cell office:value-type="float" office:value="77.99">
            <text:p>77.99</text:p>
          </table:table-cell>
          <table:table-cell office:value-type="float" office:value="67.24">
            <text:p>67.2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40.32">
            <text:p>840.3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974.63">
            <text:p>974.63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z</text:p>
          </table:table-cell>
          <table:table-cell office:value-type="float" office:value="142.81">
            <text:p>142.81</text:p>
          </table:table-cell>
          <table:table-cell office:value-type="float" office:value="0.005">
            <text:p>0.01</text:p>
          </table:table-cell>
          <table:table-cell office:value-type="float" office:value="0.071">
            <text:p>0.07</text:p>
          </table:table-cell>
          <table:table-cell office:value-type="float" office:value="77.12">
            <text:p>77.12</text:p>
          </table:table-cell>
          <table:table-cell office:value-type="float" office:value="65.67">
            <text:p>65.6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49.75">
            <text:p>849.7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997.99">
            <text:p>997.99</text:p>
          </table:table-cell>
          <table:table-cell/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12:.L116])" office:value-type="float" office:value="143.68">
            <text:p>143.68</text:p>
          </table:table-cell>
          <table:table-cell table:style-name="ce17" table:formula="oooc:=AVERAGE([.M112:.M116])" office:value-type="float" office:value="0.0046">
            <text:p>0</text:p>
          </table:table-cell>
          <table:table-cell table:style-name="ce17" table:formula="oooc:=AVERAGE([.N112:.N116])" office:value-type="float" office:value="0.0712">
            <text:p>0.07</text:p>
          </table:table-cell>
          <table:table-cell table:style-name="ce17" table:formula="oooc:=AVERAGE([.O112:.O116])" office:value-type="float" office:value="77.512">
            <text:p>77.51</text:p>
          </table:table-cell>
          <table:table-cell table:style-name="ce17" table:formula="oooc:=AVERAGE([.P112:.P116])" office:value-type="float" office:value="66.134">
            <text:p>66.13</text:p>
          </table:table-cell>
          <table:table-cell table:style-name="ce17" table:number-columns-repeated="2"/>
          <table:table-cell table:style-name="ce17" table:formula="oooc:=AVERAGE([.S112:.S116])" office:value-type="float" office:value="845.662">
            <text:p>845.66</text:p>
          </table:table-cell>
          <table:table-cell table:style-name="ce17" table:number-columns-repeated="2"/>
          <table:table-cell table:style-name="ce17" table:formula="oooc:=AVERAGE([.V112:.V116])" office:value-type="float" office:value="991.064">
            <text:p>991.06</text:p>
          </table:table-cell>
          <table:table-cell/>
        </table:table-row>
      </table:table>
      <table:table table:name="ZFS zio_taskq_threads" table:style-name="ta1" table:print="false">
        <table:table-column table:style-name="co3" table:number-columns-repeated="22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ue May 20 16:55:54 PDT 2008</text:p>
          </table:table-cell>
          <table:table-cell table:number-columns-repeated="3"/>
          <table:table-cell table:style-name="ce27"/>
          <table:table-cell table:style-name="ce1" office:value-type="string">
            <text:p>Performance Summary (zio_taskq_threads)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office:value-type="string">
            <text:p>Kernel</text:p>
          </table:table-cell>
          <table:table-cell office:value-type="string">
            <text:p>2.6.18-33patched.zfs3</text:p>
          </table:table-cell>
          <table:table-cell table:number-columns-repeated="4"/>
          <table:table-cell table:style-name="ce2" office:value-type="string">
            <text:p>Threads</text:p>
          </table:table-cell>
          <table:table-cell table:style-name="ce2" office:value-type="string">
            <text:p>Write MiB/s</text:p>
          </table:table-cell>
          <table:table-cell table:style-name="ce2" office:value-type="string">
            <text:p>Read MiB/s</text:p>
          </table:table-cell>
          <table:table-cell table:style-name="ce2"/>
          <table:table-cell table:style-name="ce2" office:value-type="string">
            <text:p>NOTES:</text:p>
          </table:table-cell>
          <table:table-cell table:style-name="ce2" table:number-columns-repeated="4"/>
          <table:table-cell table:number-columns-repeated="7"/>
        </table:table-row>
        <table:table-row table:style-name="ro2">
          <table:table-cell office:value-type="string">
            <text:p>SPL</text:p>
          </table:table-cell>
          <table:table-cell office:value-type="string">
            <text:p>V0.3.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[.S51]" office:value-type="float" office:value="597.006">
            <text:p>597.01</text:p>
          </table:table-cell>
          <table:table-cell table:formula="oooc:=[.V51]" office:value-type="float" office:value="595.602">
            <text:p>595.6</text:p>
          </table:table-cell>
          <table:table-cell/>
          <table:table-cell office:value-type="string">
            <text:p>- Increasing the number of zio_taskq_threads shows</text:p>
          </table:table-cell>
          <table:table-cell table:number-columns-repeated="11"/>
        </table:table-row>
        <table:table-row table:style-name="ro2">
          <table:table-cell office:value-type="string">
            <text:p>ZFS</text:p>
          </table:table-cell>
          <table:table-cell office:value-type="string">
            <text:p>V0.3.0</text:p>
          </table:table-cell>
          <table:table-cell table:number-columns-repeated="4"/>
          <table:table-cell table:style-name="ce28" office:value-type="float" office:value="2">
            <text:p>2</text:p>
          </table:table-cell>
          <table:table-cell table:formula="oooc:=[.S62]" office:value-type="float" office:value="605.042">
            <text:p>605.04</text:p>
          </table:table-cell>
          <table:table-cell table:formula="oooc:=[.V62]" office:value-type="float" office:value="607.352">
            <text:p>607.35</text:p>
          </table:table-cell>
          <table:table-cell/>
          <table:table-cell office:value-type="string">
            <text:p><text:s text:c="2"/>no clear improvement, having a minimum of one thread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float" office:value="4">
            <text:p>4</text:p>
          </table:table-cell>
          <table:table-cell table:formula="oooc:=[.S73]" office:value-type="float" office:value="595.992">
            <text:p>595.99</text:p>
          </table:table-cell>
          <table:table-cell table:formula="oooc:=[.V73]" office:value-type="float" office:value="619.954">
            <text:p>619.95</text:p>
          </table:table-cell>
          <table:table-cell/>
          <table:table-cell office:value-type="string">
            <text:p><text:s text:c="2"/>per core however is needed to ensure all cores can</text:p>
          </table:table-cell>
          <table:table-cell table:number-columns-repeated="11"/>
        </table:table-row>
        <table:table-row table:style-name="ro2">
          <table:table-cell office:value-type="string">
            <text:p>pool:</text:p>
          </table:table-cell>
          <table:table-cell office:value-type="string">
            <text:p>lustre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ooc:=[.S84]" office:value-type="float" office:value="601.734">
            <text:p>601.73</text:p>
          </table:table-cell>
          <table:table-cell table:formula="oooc:=[.V84]" office:value-type="float" office:value="574.99">
            <text:p>574.99</text:p>
          </table:table-cell>
          <table:table-cell/>
          <table:table-cell office:value-type="string">
            <text:p><text:s text:c="2"/>concurrently participate in processing the zio pipeline.</text:p>
          </table:table-cell>
          <table:table-cell table:number-columns-repeated="11"/>
        </table:table-row>
        <table:table-row table:style-name="ro2">
          <table:table-cell office:value-type="string">
            <text:p>state:</text:p>
          </table:table-cell>
          <table:table-cell office:value-type="string">
            <text:p>ONLINE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ooc:=[.S95]" office:value-type="float" office:value="599.252">
            <text:p>599.25</text:p>
          </table:table-cell>
          <table:table-cell table:formula="oooc:=[.V95]" office:value-type="float" office:value="632.478">
            <text:p>632.48</text:p>
          </table:table-cell>
          <table:table-cell table:number-columns-repeated="13"/>
        </table:table-row>
        <table:table-row table:style-name="ro2">
          <table:table-cell office:value-type="string">
            <text:p>scrub:</text:p>
          </table:table-cell>
          <table:table-cell office:value-type="string">
            <text:p>none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ooc:=[.S106]" office:value-type="float" office:value="601.986">
            <text:p>601.99</text:p>
          </table:table-cell>
          <table:table-cell table:formula="oooc:=[.V106]" office:value-type="float" office:value="597.42">
            <text:p>597.42</text:p>
          </table:table-cell>
          <table:table-cell table:number-columns-repeated="13"/>
        </table:table-row>
        <table:table-row table:style-name="ro2">
          <table:table-cell office:value-type="string">
            <text:p>config:</text:p>
          </table:table-cell>
          <table:table-cell table:number-columns-repeated="5"/>
          <table:table-cell office:value-type="float" office:value="64">
            <text:p>64</text:p>
          </table:table-cell>
          <table:table-cell table:formula="oooc:=[.S117]" office:value-type="float" office:value="592.512">
            <text:p>592.51</text:p>
          </table:table-cell>
          <table:table-cell table:formula="oooc:=[.V117]" office:value-type="float" office:value="661.526">
            <text:p>661.53</text:p>
          </table:table-cell>
          <table:table-cell table:number-columns-repeated="13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NAME</text:p>
          </table:table-cell>
          <table:table-cell office:value-type="string">
            <text:p>STATE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CKSUM</text:p>
          </table:table-cell>
          <table:table-cell/>
          <table:table-cell>
            <draw:frame table:end-cell-address="'ZFS zio_taskq_threads'.O40" table:end-x="0.8114in" table:end-y="0.1343in" draw:z-index="0" svg:width="7.8886in" svg:height="4.9417in" svg:x="0.0346in" svg:y="0.0476in">
              <draw:object draw:notify-on-update-of-ranges="'ZFS zio_taskq_threads'.G2:'ZFS zio_taskq_threads'.I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5"/>
        </table:table-row>
        <table:table-row table:style-name="ro2">
          <table:table-cell office:value-type="string">
            <text:p>lustre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n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o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p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q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r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s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t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u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v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w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x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y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/sys/module/spl/parameters/mutex_spin_max: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mask: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mb:-1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panic_on_bug:1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printk:6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subsys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ax:2147483648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eta_limit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in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prefetch_disable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aggregation_limit:131072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max_pending:35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min_pending:4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io_resume_threads:4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io_taskq_threads:1,2,4,8,16,32,64</text:p>
          </table:table-cell>
          <table: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zio_taskq_threads=1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56">
            <text:p>215.56</text:p>
          </table:table-cell>
          <table:table-cell office:value-type="float" office:value="0.005">
            <text:p>0.01</text:p>
          </table:table-cell>
          <table:table-cell office:value-type="float" office:value="0.452">
            <text:p>0.45</text:p>
          </table:table-cell>
          <table:table-cell office:value-type="float" office:value="109.48">
            <text:p>109.48</text:p>
          </table:table-cell>
          <table:table-cell office:value-type="float" office:value="105.98">
            <text:p>105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8.61">
            <text:p>598.6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8.39">
            <text:p>618.3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8">
            <text:p>215.8</text:p>
          </table:table-cell>
          <table:table-cell office:value-type="float" office:value="0.004">
            <text:p>0</text:p>
          </table:table-cell>
          <table:table-cell office:value-type="float" office:value="0.564">
            <text:p>0.56</text:p>
          </table:table-cell>
          <table:table-cell office:value-type="float" office:value="108.28">
            <text:p>108.28</text:p>
          </table:table-cell>
          <table:table-cell office:value-type="float" office:value="107.49">
            <text:p>107.4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22">
            <text:p>605.2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9.72">
            <text:p>609.7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9.9">
            <text:p>229.9</text:p>
          </table:table-cell>
          <table:table-cell office:value-type="float" office:value="0.005">
            <text:p>0.01</text:p>
          </table:table-cell>
          <table:table-cell office:value-type="float" office:value="0.482">
            <text:p>0.48</text:p>
          </table:table-cell>
          <table:table-cell office:value-type="float" office:value="111.89">
            <text:p>111.89</text:p>
          </table:table-cell>
          <table:table-cell office:value-type="float" office:value="117.99">
            <text:p>117.9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5.72">
            <text:p>585.7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5.45">
            <text:p>555.4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1.98">
            <text:p>221.98</text:p>
          </table:table-cell>
          <table:table-cell office:value-type="float" office:value="0.005">
            <text:p>0.01</text:p>
          </table:table-cell>
          <table:table-cell office:value-type="float" office:value="0.483">
            <text:p>0.48</text:p>
          </table:table-cell>
          <table:table-cell office:value-type="float" office:value="110.02">
            <text:p>110.02</text:p>
          </table:table-cell>
          <table:table-cell office:value-type="float" office:value="111.95">
            <text:p>111.9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69">
            <text:p>595.6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5.41">
            <text:p>585.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6.88">
            <text:p>216.88</text:p>
          </table:table-cell>
          <table:table-cell office:value-type="float" office:value="0.004">
            <text:p>0</text:p>
          </table:table-cell>
          <table:table-cell office:value-type="float" office:value="0.422">
            <text:p>0.42</text:p>
          </table:table-cell>
          <table:table-cell office:value-type="float" office:value="109.26">
            <text:p>109.26</text:p>
          </table:table-cell>
          <table:table-cell office:value-type="float" office:value="107.61">
            <text:p>107.6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9.79">
            <text:p>599.7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9.04">
            <text:p>609.04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46:.L50])" office:value-type="float" office:value="220.024">
            <text:p>220.02</text:p>
          </table:table-cell>
          <table:table-cell table:style-name="ce17" table:formula="oooc:=AVERAGE([.M46:.M50])" office:value-type="float" office:value="0.0046">
            <text:p>0</text:p>
          </table:table-cell>
          <table:table-cell table:style-name="ce17" table:formula="oooc:=AVERAGE([.N46:.N50])" office:value-type="float" office:value="0.4806">
            <text:p>0.48</text:p>
          </table:table-cell>
          <table:table-cell table:style-name="ce17" table:formula="oooc:=AVERAGE([.O46:.O50])" office:value-type="float" office:value="109.786">
            <text:p>109.79</text:p>
          </table:table-cell>
          <table:table-cell table:style-name="ce17" table:formula="oooc:=AVERAGE([.P46:.P50])" office:value-type="float" office:value="110.204">
            <text:p>110.2</text:p>
          </table:table-cell>
          <table:table-cell table:style-name="ce17" table:number-columns-repeated="2"/>
          <table:table-cell table:style-name="ce17" table:formula="oooc:=AVERAGE([.S46:.S50])" office:value-type="float" office:value="597.006">
            <text:p>597.01</text:p>
          </table:table-cell>
          <table:table-cell table:style-name="ce17" table:number-columns-repeated="2"/>
          <table:table-cell table:style-name="ce17" table:formula="oooc:=AVERAGE([.V46:.V50])" office:value-type="float" office:value="595.602">
            <text:p>595.6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zio_taskq_threads=2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3.68">
            <text:p>223.68</text:p>
          </table:table-cell>
          <table:table-cell office:value-type="float" office:value="0.019">
            <text:p>0.02</text:p>
          </table:table-cell>
          <table:table-cell office:value-type="float" office:value="0.499">
            <text:p>0.5</text:p>
          </table:table-cell>
          <table:table-cell office:value-type="float" office:value="109.08">
            <text:p>109.08</text:p>
          </table:table-cell>
          <table:table-cell office:value-type="float" office:value="114.58">
            <text:p>114.5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0.83">
            <text:p>600.8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1.94">
            <text:p>571.9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4.8">
            <text:p>204.8</text:p>
          </table:table-cell>
          <table:table-cell office:value-type="float" office:value="0.005">
            <text:p>0.01</text:p>
          </table:table-cell>
          <table:table-cell office:value-type="float" office:value="0.471">
            <text:p>0.47</text:p>
          </table:table-cell>
          <table:table-cell office:value-type="float" office:value="106.63">
            <text:p>106.63</text:p>
          </table:table-cell>
          <table:table-cell office:value-type="float" office:value="98.15">
            <text:p>98.1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4.63">
            <text:p>614.6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7.68">
            <text:p>667.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3.8">
            <text:p>203.8</text:p>
          </table:table-cell>
          <table:table-cell office:value-type="float" office:value="0.005">
            <text:p>0.01</text:p>
          </table:table-cell>
          <table:table-cell office:value-type="float" office:value="0.299">
            <text:p>0.3</text:p>
          </table:table-cell>
          <table:table-cell office:value-type="float" office:value="108.81">
            <text:p>108.81</text:p>
          </table:table-cell>
          <table:table-cell office:value-type="float" office:value="94.97">
            <text:p>94.9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3">
            <text:p>602.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90.05">
            <text:p>690.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1.63">
            <text:p>221.63</text:p>
          </table:table-cell>
          <table:table-cell office:value-type="float" office:value="0.005">
            <text:p>0.01</text:p>
          </table:table-cell>
          <table:table-cell office:value-type="float" office:value="0.239">
            <text:p>0.24</text:p>
          </table:table-cell>
          <table:table-cell office:value-type="float" office:value="106.54">
            <text:p>106.54</text:p>
          </table:table-cell>
          <table:table-cell office:value-type="float" office:value="115.08">
            <text:p>115.0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5.14">
            <text:p>615.1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9.49">
            <text:p>569.4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2.57">
            <text:p>232.57</text:p>
          </table:table-cell>
          <table:table-cell office:value-type="float" office:value="0.005">
            <text:p>0.01</text:p>
          </table:table-cell>
          <table:table-cell office:value-type="float" office:value="0.355">
            <text:p>0.36</text:p>
          </table:table-cell>
          <table:table-cell office:value-type="float" office:value="110.64">
            <text:p>110.64</text:p>
          </table:table-cell>
          <table:table-cell office:value-type="float" office:value="121.9">
            <text:p>121.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.31">
            <text:p>592.3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37.6">
            <text:p>537.6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57:.L61])" office:value-type="float" office:value="217.296">
            <text:p>217.3</text:p>
          </table:table-cell>
          <table:table-cell table:style-name="ce17" table:formula="oooc:=AVERAGE([.M57:.M61])" office:value-type="float" office:value="0.0078">
            <text:p>0.01</text:p>
          </table:table-cell>
          <table:table-cell table:style-name="ce17" table:formula="oooc:=AVERAGE([.N57:.N61])" office:value-type="float" office:value="0.3726">
            <text:p>0.37</text:p>
          </table:table-cell>
          <table:table-cell table:style-name="ce17" table:formula="oooc:=AVERAGE([.O57:.O61])" office:value-type="float" office:value="108.34">
            <text:p>108.34</text:p>
          </table:table-cell>
          <table:table-cell table:style-name="ce17" table:formula="oooc:=AVERAGE([.P57:.P61])" office:value-type="float" office:value="108.936">
            <text:p>108.94</text:p>
          </table:table-cell>
          <table:table-cell table:style-name="ce17" table:number-columns-repeated="2"/>
          <table:table-cell table:style-name="ce17" table:formula="oooc:=AVERAGE([.S57:.S61])" office:value-type="float" office:value="605.042">
            <text:p>605.04</text:p>
          </table:table-cell>
          <table:table-cell table:style-name="ce17" table:number-columns-repeated="2"/>
          <table:table-cell table:style-name="ce17" table:formula="oooc:=AVERAGE([.V57:.V61])" office:value-type="float" office:value="607.352">
            <text:p>607.35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zio_taskq_threads=4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3.9">
            <text:p>213.9</text:p>
          </table:table-cell>
          <table:table-cell office:value-type="float" office:value="0.013">
            <text:p>0.01</text:p>
          </table:table-cell>
          <table:table-cell office:value-type="float" office:value="0.494">
            <text:p>0.49</text:p>
          </table:table-cell>
          <table:table-cell office:value-type="float" office:value="108.85">
            <text:p>108.85</text:p>
          </table:table-cell>
          <table:table-cell office:value-type="float" office:value="104.98">
            <text:p>104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05">
            <text:p>602.0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4.28">
            <text:p>624.2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9.76">
            <text:p>219.76</text:p>
          </table:table-cell>
          <table:table-cell office:value-type="float" office:value="0.005">
            <text:p>0.01</text:p>
          </table:table-cell>
          <table:table-cell office:value-type="float" office:value="0.536">
            <text:p>0.54</text:p>
          </table:table-cell>
          <table:table-cell office:value-type="float" office:value="110.03">
            <text:p>110.03</text:p>
          </table:table-cell>
          <table:table-cell office:value-type="float" office:value="109.71">
            <text:p>109.7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63">
            <text:p>595.6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7.35">
            <text:p>597.3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63">
            <text:p>207.63</text:p>
          </table:table-cell>
          <table:table-cell office:value-type="float" office:value="0.005">
            <text:p>0.01</text:p>
          </table:table-cell>
          <table:table-cell office:value-type="float" office:value="0.53">
            <text:p>0.53</text:p>
          </table:table-cell>
          <table:table-cell office:value-type="float" office:value="107.78">
            <text:p>107.78</text:p>
          </table:table-cell>
          <table:table-cell office:value-type="float" office:value="99.83">
            <text:p>99.8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8.05">
            <text:p>608.0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56.46">
            <text:p>656.4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9.13">
            <text:p>209.13</text:p>
          </table:table-cell>
          <table:table-cell office:value-type="float" office:value="0.005">
            <text:p>0.01</text:p>
          </table:table-cell>
          <table:table-cell office:value-type="float" office:value="0.457">
            <text:p>0.46</text:p>
          </table:table-cell>
          <table:table-cell office:value-type="float" office:value="112.18">
            <text:p>112.18</text:p>
          </table:table-cell>
          <table:table-cell office:value-type="float" office:value="96.93">
            <text:p>96.9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4.2">
            <text:p>584.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76.09">
            <text:p>676.0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1.21">
            <text:p>231.21</text:p>
          </table:table-cell>
          <table:table-cell office:value-type="float" office:value="0.005">
            <text:p>0.01</text:p>
          </table:table-cell>
          <table:table-cell office:value-type="float" office:value="0.538">
            <text:p>0.54</text:p>
          </table:table-cell>
          <table:table-cell office:value-type="float" office:value="111.07">
            <text:p>111.07</text:p>
          </table:table-cell>
          <table:table-cell office:value-type="float" office:value="120.12">
            <text:p>120.1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0.03">
            <text:p>590.0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45.59">
            <text:p>545.59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68:.L72])" office:value-type="float" office:value="216.326">
            <text:p>216.33</text:p>
          </table:table-cell>
          <table:table-cell table:style-name="ce17" table:formula="oooc:=AVERAGE([.M68:.M72])" office:value-type="float" office:value="0.0066">
            <text:p>0.01</text:p>
          </table:table-cell>
          <table:table-cell table:style-name="ce17" table:formula="oooc:=AVERAGE([.N68:.N72])" office:value-type="float" office:value="0.511">
            <text:p>0.51</text:p>
          </table:table-cell>
          <table:table-cell table:style-name="ce17" table:formula="oooc:=AVERAGE([.O68:.O72])" office:value-type="float" office:value="109.982">
            <text:p>109.98</text:p>
          </table:table-cell>
          <table:table-cell table:style-name="ce17" table:formula="oooc:=AVERAGE([.P68:.P72])" office:value-type="float" office:value="106.314">
            <text:p>106.31</text:p>
          </table:table-cell>
          <table:table-cell table:style-name="ce17" table:number-columns-repeated="2"/>
          <table:table-cell table:style-name="ce17" table:formula="oooc:=AVERAGE([.S68:.S72])" office:value-type="float" office:value="595.992">
            <text:p>595.99</text:p>
          </table:table-cell>
          <table:table-cell table:style-name="ce17" table:number-columns-repeated="2"/>
          <table:table-cell table:style-name="ce17" table:formula="oooc:=AVERAGE([.V68:.V72])" office:value-type="float" office:value="619.954">
            <text:p>619.95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zio_taskq_threads=8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4.47">
            <text:p>214.47</text:p>
          </table:table-cell>
          <table:table-cell office:value-type="float" office:value="0.017">
            <text:p>0.02</text:p>
          </table:table-cell>
          <table:table-cell office:value-type="float" office:value="0.464">
            <text:p>0.46</text:p>
          </table:table-cell>
          <table:table-cell office:value-type="float" office:value="110.33">
            <text:p>110.33</text:p>
          </table:table-cell>
          <table:table-cell office:value-type="float" office:value="104.12">
            <text:p>104.1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3.99">
            <text:p>593.9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9.43">
            <text:p>629.4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5.79">
            <text:p>225.79</text:p>
          </table:table-cell>
          <table:table-cell office:value-type="float" office:value="0.005">
            <text:p>0.01</text:p>
          </table:table-cell>
          <table:table-cell office:value-type="float" office:value="0.521">
            <text:p>0.52</text:p>
          </table:table-cell>
          <table:table-cell office:value-type="float" office:value="109.14">
            <text:p>109.14</text:p>
          </table:table-cell>
          <table:table-cell office:value-type="float" office:value="116.63">
            <text:p>116.6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0.47">
            <text:p>600.4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1.91">
            <text:p>561.9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7.64">
            <text:p>217.64</text:p>
          </table:table-cell>
          <table:table-cell office:value-type="float" office:value="0.005">
            <text:p>0.01</text:p>
          </table:table-cell>
          <table:table-cell office:value-type="float" office:value="0.387">
            <text:p>0.39</text:p>
          </table:table-cell>
          <table:table-cell office:value-type="float" office:value="106.77">
            <text:p>106.77</text:p>
          </table:table-cell>
          <table:table-cell office:value-type="float" office:value="110.85">
            <text:p>110.8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3.78">
            <text:p>613.7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1.21">
            <text:p>591.2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5.54">
            <text:p>225.54</text:p>
          </table:table-cell>
          <table:table-cell office:value-type="float" office:value="0.005">
            <text:p>0.01</text:p>
          </table:table-cell>
          <table:table-cell office:value-type="float" office:value="0.363">
            <text:p>0.36</text:p>
          </table:table-cell>
          <table:table-cell office:value-type="float" office:value="109.25">
            <text:p>109.25</text:p>
          </table:table-cell>
          <table:table-cell office:value-type="float" office:value="116.28">
            <text:p>116.2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9.89">
            <text:p>599.8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3.63">
            <text:p>563.6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3.09">
            <text:p>233.09</text:p>
          </table:table-cell>
          <table:table-cell office:value-type="float" office:value="0.005">
            <text:p>0.01</text:p>
          </table:table-cell>
          <table:table-cell office:value-type="float" office:value="0.533">
            <text:p>0.53</text:p>
          </table:table-cell>
          <table:table-cell office:value-type="float" office:value="109.13">
            <text:p>109.13</text:p>
          </table:table-cell>
          <table:table-cell office:value-type="float" office:value="123.94">
            <text:p>123.9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0.54">
            <text:p>600.5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28.77">
            <text:p>528.77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79:.L83])" office:value-type="float" office:value="223.306">
            <text:p>223.31</text:p>
          </table:table-cell>
          <table:table-cell table:style-name="ce17" table:formula="oooc:=AVERAGE([.M79:.M83])" office:value-type="float" office:value="0.0074">
            <text:p>0.01</text:p>
          </table:table-cell>
          <table:table-cell table:style-name="ce17" table:formula="oooc:=AVERAGE([.N79:.N83])" office:value-type="float" office:value="0.4536">
            <text:p>0.45</text:p>
          </table:table-cell>
          <table:table-cell table:style-name="ce17" table:formula="oooc:=AVERAGE([.O79:.O83])" office:value-type="float" office:value="108.924">
            <text:p>108.92</text:p>
          </table:table-cell>
          <table:table-cell table:style-name="ce17" table:formula="oooc:=AVERAGE([.P79:.P83])" office:value-type="float" office:value="114.364">
            <text:p>114.36</text:p>
          </table:table-cell>
          <table:table-cell table:style-name="ce17" table:number-columns-repeated="2"/>
          <table:table-cell table:style-name="ce17" table:formula="oooc:=AVERAGE([.S79:.S83])" office:value-type="float" office:value="601.734">
            <text:p>601.73</text:p>
          </table:table-cell>
          <table:table-cell table:style-name="ce17" table:number-columns-repeated="2"/>
          <table:table-cell table:style-name="ce17" table:formula="oooc:=AVERAGE([.V79:.V83])" office:value-type="float" office:value="574.99">
            <text:p>574.99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zio_taskq_threads=16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2.64">
            <text:p>202.64</text:p>
          </table:table-cell>
          <table:table-cell office:value-type="float" office:value="0.005">
            <text:p>0.01</text:p>
          </table:table-cell>
          <table:table-cell office:value-type="float" office:value="0.5">
            <text:p>0.5</text:p>
          </table:table-cell>
          <table:table-cell office:value-type="float" office:value="110.11">
            <text:p>110.11</text:p>
          </table:table-cell>
          <table:table-cell office:value-type="float" office:value="92.5">
            <text:p>92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2">
            <text:p>595.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8.5">
            <text:p>708.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8.71">
            <text:p>208.71</text:p>
          </table:table-cell>
          <table:table-cell office:value-type="float" office:value="0.005">
            <text:p>0.01</text:p>
          </table:table-cell>
          <table:table-cell office:value-type="float" office:value="0.331">
            <text:p>0.33</text:p>
          </table:table-cell>
          <table:table-cell office:value-type="float" office:value="107.3">
            <text:p>107.3</text:p>
          </table:table-cell>
          <table:table-cell office:value-type="float" office:value="101.39">
            <text:p>101.3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0.77">
            <text:p>610.7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46.37">
            <text:p>646.3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7.89">
            <text:p>217.89</text:p>
          </table:table-cell>
          <table:table-cell office:value-type="float" office:value="0.005">
            <text:p>0.01</text:p>
          </table:table-cell>
          <table:table-cell office:value-type="float" office:value="0.522">
            <text:p>0.52</text:p>
          </table:table-cell>
          <table:table-cell office:value-type="float" office:value="108.88">
            <text:p>108.88</text:p>
          </table:table-cell>
          <table:table-cell office:value-type="float" office:value="108.98">
            <text:p>108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1.88">
            <text:p>601.8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1.34">
            <text:p>601.3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3.46">
            <text:p>223.46</text:p>
          </table:table-cell>
          <table:table-cell office:value-type="float" office:value="0.005">
            <text:p>0.01</text:p>
          </table:table-cell>
          <table:table-cell office:value-type="float" office:value="0.109">
            <text:p>0.11</text:p>
          </table:table-cell>
          <table:table-cell office:value-type="float" office:value="108.89">
            <text:p>108.89</text:p>
          </table:table-cell>
          <table:table-cell office:value-type="float" office:value="114.56">
            <text:p>114.5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1.86">
            <text:p>601.8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2.09">
            <text:p>572.0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1">
            <text:p>215.1</text:p>
          </table:table-cell>
          <table:table-cell office:value-type="float" office:value="0.005">
            <text:p>0.01</text:p>
          </table:table-cell>
          <table:table-cell office:value-type="float" office:value="0.507">
            <text:p>0.51</text:p>
          </table:table-cell>
          <table:table-cell office:value-type="float" office:value="111.73">
            <text:p>111.73</text:p>
          </table:table-cell>
          <table:table-cell office:value-type="float" office:value="103.35">
            <text:p>103.3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6.55">
            <text:p>586.5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4.09">
            <text:p>634.09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90:.L94])" office:value-type="float" office:value="213.56">
            <text:p>213.56</text:p>
          </table:table-cell>
          <table:table-cell table:style-name="ce17" table:formula="oooc:=AVERAGE([.M90:.M94])" office:value-type="float" office:value="0.005">
            <text:p>0.01</text:p>
          </table:table-cell>
          <table:table-cell table:style-name="ce17" table:formula="oooc:=AVERAGE([.N90:.N94])" office:value-type="float" office:value="0.3938">
            <text:p>0.39</text:p>
          </table:table-cell>
          <table:table-cell table:style-name="ce17" table:formula="oooc:=AVERAGE([.O90:.O94])" office:value-type="float" office:value="109.382">
            <text:p>109.38</text:p>
          </table:table-cell>
          <table:table-cell table:style-name="ce17" table:formula="oooc:=AVERAGE([.P90:.P94])" office:value-type="float" office:value="104.156">
            <text:p>104.16</text:p>
          </table:table-cell>
          <table:table-cell table:style-name="ce17" table:number-columns-repeated="2"/>
          <table:table-cell table:style-name="ce17" table:formula="oooc:=AVERAGE([.S90:.S94])" office:value-type="float" office:value="599.252">
            <text:p>599.25</text:p>
          </table:table-cell>
          <table:table-cell table:style-name="ce17" table:number-columns-repeated="2"/>
          <table:table-cell table:style-name="ce17" table:formula="oooc:=AVERAGE([.V90:.V94])" office:value-type="float" office:value="632.478">
            <text:p>632.48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zio_taskq_threads=32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5">
            <text:p>215.5</text:p>
          </table:table-cell>
          <table:table-cell office:value-type="float" office:value="0.005">
            <text:p>0.01</text:p>
          </table:table-cell>
          <table:table-cell office:value-type="float" office:value="0.445">
            <text:p>0.45</text:p>
          </table:table-cell>
          <table:table-cell office:value-type="float" office:value="110.2">
            <text:p>110.2</text:p>
          </table:table-cell>
          <table:table-cell office:value-type="float" office:value="105.28">
            <text:p>105.2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4.68">
            <text:p>594.6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2.52">
            <text:p>622.5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2.68">
            <text:p>222.68</text:p>
          </table:table-cell>
          <table:table-cell office:value-type="float" office:value="0.004">
            <text:p>0</text:p>
          </table:table-cell>
          <table:table-cell office:value-type="float" office:value="0.537">
            <text:p>0.54</text:p>
          </table:table-cell>
          <table:table-cell office:value-type="float" office:value="108.42">
            <text:p>108.42</text:p>
          </table:table-cell>
          <table:table-cell office:value-type="float" office:value="114.24">
            <text:p>114.2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4.46">
            <text:p>604.4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3.66">
            <text:p>573.6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6.02">
            <text:p>206.02</text:p>
          </table:table-cell>
          <table:table-cell office:value-type="float" office:value="0.005">
            <text:p>0.01</text:p>
          </table:table-cell>
          <table:table-cell office:value-type="float" office:value="0.49">
            <text:p>0.49</text:p>
          </table:table-cell>
          <table:table-cell office:value-type="float" office:value="107.57">
            <text:p>107.57</text:p>
          </table:table-cell>
          <table:table-cell office:value-type="float" office:value="98.43">
            <text:p>98.4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9.24">
            <text:p>609.2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5.82">
            <text:p>665.8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5.2">
            <text:p>225.2</text:p>
          </table:table-cell>
          <table:table-cell office:value-type="float" office:value="0.005">
            <text:p>0.01</text:p>
          </table:table-cell>
          <table:table-cell office:value-type="float" office:value="0.524">
            <text:p>0.52</text:p>
          </table:table-cell>
          <table:table-cell office:value-type="float" office:value="108.45">
            <text:p>108.45</text:p>
          </table:table-cell>
          <table:table-cell office:value-type="float" office:value="116.71">
            <text:p>116.7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4.29">
            <text:p>604.2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1.54">
            <text:p>561.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6.04">
            <text:p>226.04</text:p>
          </table:table-cell>
          <table:table-cell office:value-type="float" office:value="0.005">
            <text:p>0.01</text:p>
          </table:table-cell>
          <table:table-cell office:value-type="float" office:value="0.535">
            <text:p>0.54</text:p>
          </table:table-cell>
          <table:table-cell office:value-type="float" office:value="109.73">
            <text:p>109.73</text:p>
          </table:table-cell>
          <table:table-cell office:value-type="float" office:value="116.29">
            <text:p>116.2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7.26">
            <text:p>597.2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3.56">
            <text:p>563.56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01:.L105])" office:value-type="float" office:value="219.088">
            <text:p>219.09</text:p>
          </table:table-cell>
          <table:table-cell table:style-name="ce17" table:formula="oooc:=AVERAGE([.M101:.M105])" office:value-type="float" office:value="0.0048">
            <text:p>0</text:p>
          </table:table-cell>
          <table:table-cell table:style-name="ce17" table:formula="oooc:=AVERAGE([.N101:.N105])" office:value-type="float" office:value="0.5062">
            <text:p>0.51</text:p>
          </table:table-cell>
          <table:table-cell table:style-name="ce17" table:formula="oooc:=AVERAGE([.O101:.O105])" office:value-type="float" office:value="108.874">
            <text:p>108.87</text:p>
          </table:table-cell>
          <table:table-cell table:style-name="ce17" table:formula="oooc:=AVERAGE([.P101:.P105])" office:value-type="float" office:value="110.19">
            <text:p>110.19</text:p>
          </table:table-cell>
          <table:table-cell table:style-name="ce17" table:number-columns-repeated="2"/>
          <table:table-cell table:style-name="ce17" table:formula="oooc:=AVERAGE([.S101:.S105])" office:value-type="float" office:value="601.986">
            <text:p>601.99</text:p>
          </table:table-cell>
          <table:table-cell table:style-name="ce17" table:number-columns-repeated="2"/>
          <table:table-cell table:style-name="ce17" table:formula="oooc:=AVERAGE([.V101:.V105])" office:value-type="float" office:value="597.42">
            <text:p>597.42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zio_taskq_threads=64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15">
            <text:p>207.15</text:p>
          </table:table-cell>
          <table:table-cell office:value-type="float" office:value="0.013">
            <text:p>0.01</text:p>
          </table:table-cell>
          <table:table-cell office:value-type="float" office:value="0.51">
            <text:p>0.51</text:p>
          </table:table-cell>
          <table:table-cell office:value-type="float" office:value="111.93">
            <text:p>111.93</text:p>
          </table:table-cell>
          <table:table-cell office:value-type="float" office:value="95.16">
            <text:p>95.1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5.5">
            <text:p>585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8.68">
            <text:p>688.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4.39">
            <text:p>224.39</text:p>
          </table:table-cell>
          <table:table-cell office:value-type="float" office:value="0.004">
            <text:p>0</text:p>
          </table:table-cell>
          <table:table-cell office:value-type="float" office:value="0.574">
            <text:p>0.57</text:p>
          </table:table-cell>
          <table:table-cell office:value-type="float" office:value="109.87">
            <text:p>109.87</text:p>
          </table:table-cell>
          <table:table-cell office:value-type="float" office:value="114.45">
            <text:p>114.4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6.5">
            <text:p>596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2.6">
            <text:p>572.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2.89">
            <text:p>202.89</text:p>
          </table:table-cell>
          <table:table-cell office:value-type="float" office:value="0.005">
            <text:p>0.01</text:p>
          </table:table-cell>
          <table:table-cell office:value-type="float" office:value="0.102">
            <text:p>0.1</text:p>
          </table:table-cell>
          <table:table-cell office:value-type="float" office:value="110.68">
            <text:p>110.68</text:p>
          </table:table-cell>
          <table:table-cell office:value-type="float" office:value="92.15">
            <text:p>92.1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.1">
            <text:p>592.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11.18">
            <text:p>711.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3.05">
            <text:p>203.05</text:p>
          </table:table-cell>
          <table:table-cell office:value-type="float" office:value="0.004">
            <text:p>0</text:p>
          </table:table-cell>
          <table:table-cell office:value-type="float" office:value="0.344">
            <text:p>0.34</text:p>
          </table:table-cell>
          <table:table-cell office:value-type="float" office:value="110.45">
            <text:p>110.45</text:p>
          </table:table-cell>
          <table:table-cell office:value-type="float" office:value="92.55">
            <text:p>92.5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3.34">
            <text:p>593.3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8.15">
            <text:p>708.1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4.67">
            <text:p>214.67</text:p>
          </table:table-cell>
          <table:table-cell office:value-type="float" office:value="0.005">
            <text:p>0.01</text:p>
          </table:table-cell>
          <table:table-cell office:value-type="float" office:value="0.327">
            <text:p>0.33</text:p>
          </table:table-cell>
          <table:table-cell office:value-type="float" office:value="110.12">
            <text:p>110.12</text:p>
          </table:table-cell>
          <table:table-cell office:value-type="float" office:value="104.52">
            <text:p>104.5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12">
            <text:p>595.1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7.02">
            <text:p>627.0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12:.L116])" office:value-type="float" office:value="210.43">
            <text:p>210.43</text:p>
          </table:table-cell>
          <table:table-cell table:style-name="ce17" table:formula="oooc:=AVERAGE([.M112:.M116])" office:value-type="float" office:value="0.0062">
            <text:p>0.01</text:p>
          </table:table-cell>
          <table:table-cell table:style-name="ce17" table:formula="oooc:=AVERAGE([.N112:.N116])" office:value-type="float" office:value="0.3714">
            <text:p>0.37</text:p>
          </table:table-cell>
          <table:table-cell table:style-name="ce17" table:formula="oooc:=AVERAGE([.O112:.O116])" office:value-type="float" office:value="110.61">
            <text:p>110.61</text:p>
          </table:table-cell>
          <table:table-cell table:style-name="ce17" table:formula="oooc:=AVERAGE([.P112:.P116])" office:value-type="float" office:value="99.766">
            <text:p>99.77</text:p>
          </table:table-cell>
          <table:table-cell table:style-name="ce17" table:number-columns-repeated="2"/>
          <table:table-cell table:style-name="ce17" table:formula="oooc:=AVERAGE([.S112:.S116])" office:value-type="float" office:value="592.512">
            <text:p>592.51</text:p>
          </table:table-cell>
          <table:table-cell table:style-name="ce17" table:number-columns-repeated="2"/>
          <table:table-cell table:style-name="ce17" table:formula="oooc:=AVERAGE([.V112:.V116])" office:value-type="float" office:value="661.526">
            <text:p>661.53</text:p>
          </table:table-cell>
        </table:table-row>
      </table:table>
      <table:table table:name="ZFS vdev_max_pending" table:style-name="ta1" table:print="false">
        <table:table-column table:style-name="co3" table:number-columns-repeated="6" table:default-cell-style-name="Default"/>
        <table:table-column table:style-name="co30" table:default-cell-style-name="Default"/>
        <table:table-column table:style-name="co3" table:number-columns-repeated="15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Sun May 18 21:47:52 PDT 2008</text:p>
          </table:table-cell>
          <table:table-cell table:number-columns-repeated="3"/>
          <table:table-cell table:style-name="ce27"/>
          <table:table-cell table:style-name="ce1" office:value-type="string">
            <text:p>Performance Summary (vdev_max_pending)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office:value-type="string">
            <text:p>Kernel</text:p>
          </table:table-cell>
          <table:table-cell office:value-type="string">
            <text:p>2.6.18-33patched.zfs3</text:p>
          </table:table-cell>
          <table:table-cell table:number-columns-repeated="4"/>
          <table:table-cell table:style-name="ce2" office:value-type="string">
            <text:p>Pending</text:p>
          </table:table-cell>
          <table:table-cell table:style-name="ce2" office:value-type="string">
            <text:p>Write MiB/s</text:p>
          </table:table-cell>
          <table:table-cell table:style-name="ce2" office:value-type="string">
            <text:p>Read MiB/s</text:p>
          </table:table-cell>
          <table:table-cell table:style-name="ce2"/>
          <table:table-cell table:style-name="ce2" office:value-type="string">
            <text:p>NOTES:</text:p>
          </table:table-cell>
          <table:table-cell table:style-name="ce2" table:number-columns-repeated="4"/>
          <table:table-cell table:number-columns-repeated="7"/>
        </table:table-row>
        <table:table-row table:style-name="ro2">
          <table:table-cell office:value-type="string">
            <text:p>SPL</text:p>
          </table:table-cell>
          <table:table-cell office:value-type="string">
            <text:p>V0.3.0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ooc:=[.S51]" office:value-type="float" office:value="549.346">
            <text:p>549.35</text:p>
          </table:table-cell>
          <table:table-cell table:formula="oooc:=[.V51]" office:value-type="float" office:value="534.1">
            <text:p>534.1</text:p>
          </table:table-cell>
          <table:table-cell/>
          <table:table-cell office:value-type="string">
            <text:p>- Increased read performance likely due to better request merging in</text:p>
          </table:table-cell>
          <table:table-cell table:number-columns-repeated="11"/>
        </table:table-row>
        <table:table-row table:style-name="ro2">
          <table:table-cell office:value-type="string">
            <text:p>ZFS</text:p>
          </table:table-cell>
          <table:table-cell office:value-type="string">
            <text:p>V0.3.0</text:p>
          </table:table-cell>
          <table:table-cell table:number-columns-repeated="4"/>
          <table:table-cell table:style-name="ce28" office:value-type="float" office:value="16">
            <text:p>16</text:p>
          </table:table-cell>
          <table:table-cell table:formula="oooc:=[.S62]" office:value-type="float" office:value="557.012">
            <text:p>557.01</text:p>
          </table:table-cell>
          <table:table-cell table:formula="oooc:=[.V62]" office:value-type="float" office:value="523.382">
            <text:p>523.38</text:p>
          </table:table-cell>
          <table:table-cell/>
          <table:table-cell office:value-type="string">
            <text:p><text:s text:c="2"/>the elevator due to the increased number of pending requests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float" office:value="32">
            <text:p>32</text:p>
          </table:table-cell>
          <table:table-cell table:formula="oooc:=[.S73]" office:value-type="float" office:value="569.872">
            <text:p>569.87</text:p>
          </table:table-cell>
          <table:table-cell table:formula="oooc:=[.V73]" office:value-type="float" office:value="588.13">
            <text:p>588.13</text:p>
          </table:table-cell>
          <table:table-cell/>
          <table:table-cell office:value-type="string">
            <text:p><text:s text:c="2"/>which results in larger IO being submitted to the disk.</text:p>
          </table:table-cell>
          <table:table-cell table:number-columns-repeated="11"/>
        </table:table-row>
        <table:table-row table:style-name="ro2">
          <table:table-cell office:value-type="string">
            <text:p>pool:</text:p>
          </table:table-cell>
          <table:table-cell office:value-type="string">
            <text:p>lustre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ooc:=[.S84]" office:value-type="float" office:value="578.192">
            <text:p>578.19</text:p>
          </table:table-cell>
          <table:table-cell table:formula="oooc:=[.V84]" office:value-type="float" office:value="646.764">
            <text:p>646.76</text:p>
          </table:table-cell>
          <table:table-cell/>
          <table:table-cell office:value-type="string">
            <text:p>- This increased performance however likely comes with an</text:p>
          </table:table-cell>
          <table:table-cell table:number-columns-repeated="11"/>
        </table:table-row>
        <table:table-row table:style-name="ro2">
          <table:table-cell office:value-type="string">
            <text:p>state:</text:p>
          </table:table-cell>
          <table:table-cell office:value-type="string">
            <text:p>ONLINE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ooc:=[.S95]" office:value-type="float" office:value="568.71">
            <text:p>568.71</text:p>
          </table:table-cell>
          <table:table-cell table:formula="oooc:=[.V95]" office:value-type="float" office:value="683.94">
            <text:p>683.94</text:p>
          </table:table-cell>
          <table:table-cell/>
          <table:table-cell office:value-type="string">
            <text:p><text:s text:c="2"/>increased request latency time simply due to the queue depths.</text:p>
          </table:table-cell>
          <table:table-cell table:number-columns-repeated="11"/>
        </table:table-row>
        <table:table-row table:style-name="ro2">
          <table:table-cell office:value-type="string">
            <text:p>scrub:</text:p>
          </table:table-cell>
          <table:table-cell office:value-type="string">
            <text:p>none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ooc:=[.S106]" office:value-type="float" office:value="570.366">
            <text:p>570.37</text:p>
          </table:table-cell>
          <table:table-cell table:formula="oooc:=[.V106]" office:value-type="float" office:value="705.534">
            <text:p>705.53</text:p>
          </table:table-cell>
          <table:table-cell/>
          <table:table-cell office:value-type="string">
            <text:p>- Using an alternate linux elevator algorithm may improve performance.</text:p>
          </table:table-cell>
          <table:table-cell table:number-columns-repeated="11"/>
        </table:table-row>
        <table:table-row table:style-name="ro2">
          <table:table-cell office:value-type="string">
            <text:p>config:</text:p>
          </table:table-cell>
          <table:table-cell table:number-columns-repeated="5"/>
          <table:table-cell office:value-type="float" office:value="512">
            <text:p>512</text:p>
          </table:table-cell>
          <table:table-cell table:formula="oooc:=[.S117]" office:value-type="float" office:value="602.452">
            <text:p>602.45</text:p>
          </table:table-cell>
          <table:table-cell table:formula="oooc:=[.V117]" office:value-type="float" office:value="739.134">
            <text:p>739.13</text:p>
          </table:table-cell>
          <table:table-cell/>
          <table:table-cell office:value-type="string">
            <text:p><text:s text:c="2"/>For this testing the deadline scheduler was used exclusively,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float" office:value="1024">
            <text:p>1024</text:p>
          </table:table-cell>
          <table:table-cell table:formula="oooc:=[.S128]" office:value-type="float" office:value="602.05">
            <text:p>602.05</text:p>
          </table:table-cell>
          <table:table-cell table:formula="oooc:=[.V128]" office:value-type="float" office:value="743.914">
            <text:p>743.91</text:p>
          </table:table-cell>
          <table:table-cell/>
          <table:table-cell office:value-type="string">
            <text:p><text:s text:c="2"/>other options include the noop, anticipatory, and cfq schedulers</text:p>
          </table:table-cell>
          <table:table-cell table:number-columns-repeated="11"/>
        </table:table-row>
        <table:table-row table:style-name="ro2">
          <table:table-cell office:value-type="string">
            <text:p>NAME</text:p>
          </table:table-cell>
          <table:table-cell office:value-type="string">
            <text:p>STATE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CKSUM</text:p>
          </table:table-cell>
          <table:table-cell table:number-columns-repeated="17"/>
        </table:table-row>
        <table:table-row table:style-name="ro2">
          <table:table-cell office:value-type="string">
            <text:p>lustre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>
            <draw:frame table:end-cell-address="'ZFS vdev_max_pending'.O41" table:end-x="0.8488in" table:end-y="0.0142in" draw:z-index="0" svg:width="7.9398in" svg:height="4.8291in" svg:x="0.0118in" svg:y="0.0402in">
              <draw:object draw:notify-on-update-of-ranges="'ZFS vdev_max_pending'.G2:'ZFS vdev_max_pending'.I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5"/>
        </table:table-row>
        <table:table-row table:style-name="ro2">
          <table:table-cell office:value-type="string">
            <text:p>sdn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o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p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q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r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s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t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u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v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w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x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y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/sys/module/spl/parameters/mutex_spin_max: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mask: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mb:-1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panic_on_bug:1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printk:6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subsys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ax:2147483648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eta_limit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in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prefetch_disable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aggregation_limit:131072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max_pending:8,16,32,64,128,256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min_pending:4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io_resume_threads:4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io_taskq_threads:8</text:p>
          </table:table-cell>
          <table: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8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50.77">
            <text:p>250.77</text:p>
          </table:table-cell>
          <table:table-cell office:value-type="float" office:value="0.004">
            <text:p>0</text:p>
          </table:table-cell>
          <table:table-cell office:value-type="float" office:value="0.131">
            <text:p>0.13</text:p>
          </table:table-cell>
          <table:table-cell office:value-type="float" office:value="121.16">
            <text:p>121.16</text:p>
          </table:table-cell>
          <table:table-cell office:value-type="float" office:value="129.6">
            <text:p>129.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40.91">
            <text:p>540.9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05.69">
            <text:p>505.6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7.98">
            <text:p>237.98</text:p>
          </table:table-cell>
          <table:table-cell office:value-type="float" office:value="0.004">
            <text:p>0</text:p>
          </table:table-cell>
          <table:table-cell office:value-type="float" office:value="0.608">
            <text:p>0.61</text:p>
          </table:table-cell>
          <table:table-cell office:value-type="float" office:value="117.36">
            <text:p>117.36</text:p>
          </table:table-cell>
          <table:table-cell office:value-type="float" office:value="120.57">
            <text:p>120.5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8.43">
            <text:p>558.4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43.55">
            <text:p>543.5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4.87">
            <text:p>234.87</text:p>
          </table:table-cell>
          <table:table-cell office:value-type="float" office:value="0.005">
            <text:p>0.01</text:p>
          </table:table-cell>
          <table:table-cell office:value-type="float" office:value="0.493">
            <text:p>0.49</text:p>
          </table:table-cell>
          <table:table-cell office:value-type="float" office:value="119.34">
            <text:p>119.34</text:p>
          </table:table-cell>
          <table:table-cell office:value-type="float" office:value="115.52">
            <text:p>115.5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49.17">
            <text:p>549.1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7.31">
            <text:p>567.3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2.71">
            <text:p>242.71</text:p>
          </table:table-cell>
          <table:table-cell office:value-type="float" office:value="0.005">
            <text:p>0.01</text:p>
          </table:table-cell>
          <table:table-cell office:value-type="float" office:value="0.485">
            <text:p>0.49</text:p>
          </table:table-cell>
          <table:table-cell office:value-type="float" office:value="117.32">
            <text:p>117.32</text:p>
          </table:table-cell>
          <table:table-cell office:value-type="float" office:value="125.37">
            <text:p>125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8.62">
            <text:p>558.6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22.72">
            <text:p>522.7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4.89">
            <text:p>244.89</text:p>
          </table:table-cell>
          <table:table-cell office:value-type="float" office:value="0.004">
            <text:p>0</text:p>
          </table:table-cell>
          <table:table-cell office:value-type="float" office:value="0.527">
            <text:p>0.53</text:p>
          </table:table-cell>
          <table:table-cell office:value-type="float" office:value="121.45">
            <text:p>121.45</text:p>
          </table:table-cell>
          <table:table-cell office:value-type="float" office:value="123.37">
            <text:p>123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39.6">
            <text:p>539.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31.23">
            <text:p>531.23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46:.L50])" office:value-type="float" office:value="242.244">
            <text:p>242.24</text:p>
          </table:table-cell>
          <table:table-cell table:style-name="ce17" table:formula="oooc:=AVERAGE([.M46:.M50])" office:value-type="float" office:value="0.0044">
            <text:p>0</text:p>
          </table:table-cell>
          <table:table-cell table:style-name="ce17" table:formula="oooc:=AVERAGE([.N46:.N50])" office:value-type="float" office:value="0.4488">
            <text:p>0.45</text:p>
          </table:table-cell>
          <table:table-cell table:style-name="ce17" table:formula="oooc:=AVERAGE([.O46:.O50])" office:value-type="float" office:value="119.326">
            <text:p>119.33</text:p>
          </table:table-cell>
          <table:table-cell table:style-name="ce17" table:formula="oooc:=AVERAGE([.P46:.P50])" office:value-type="float" office:value="122.886">
            <text:p>122.89</text:p>
          </table:table-cell>
          <table:table-cell table:style-name="ce17" table:number-columns-repeated="2"/>
          <table:table-cell table:style-name="ce17" table:formula="oooc:=AVERAGE([.S46:.S50])" office:value-type="float" office:value="549.346">
            <text:p>549.35</text:p>
          </table:table-cell>
          <table:table-cell table:style-name="ce17" table:number-columns-repeated="2"/>
          <table:table-cell table:style-name="ce17" table:formula="oooc:=AVERAGE([.V46:.V50])" office:value-type="float" office:value="534.1">
            <text:p>534.1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16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1.49">
            <text:p>241.49</text:p>
          </table:table-cell>
          <table:table-cell office:value-type="float" office:value="0.005">
            <text:p>0.01</text:p>
          </table:table-cell>
          <table:table-cell office:value-type="float" office:value="0.599">
            <text:p>0.6</text:p>
          </table:table-cell>
          <table:table-cell office:value-type="float" office:value="114.19">
            <text:p>114.19</text:p>
          </table:table-cell>
          <table:table-cell office:value-type="float" office:value="127.22">
            <text:p>127.2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3.92">
            <text:p>573.9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15.16">
            <text:p>515.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3.31">
            <text:p>243.31</text:p>
          </table:table-cell>
          <table:table-cell office:value-type="float" office:value="0.005">
            <text:p>0.01</text:p>
          </table:table-cell>
          <table:table-cell office:value-type="float" office:value="0.518">
            <text:p>0.52</text:p>
          </table:table-cell>
          <table:table-cell office:value-type="float" office:value="118.45">
            <text:p>118.45</text:p>
          </table:table-cell>
          <table:table-cell office:value-type="float" office:value="124.8">
            <text:p>124.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3.29">
            <text:p>553.2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25.14">
            <text:p>525.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3.17">
            <text:p>243.17</text:p>
          </table:table-cell>
          <table:table-cell office:value-type="float" office:value="0.005">
            <text:p>0.01</text:p>
          </table:table-cell>
          <table:table-cell office:value-type="float" office:value="0.154">
            <text:p>0.15</text:p>
          </table:table-cell>
          <table:table-cell office:value-type="float" office:value="117.94">
            <text:p>117.94</text:p>
          </table:table-cell>
          <table:table-cell office:value-type="float" office:value="125.15">
            <text:p>125.1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5.66">
            <text:p>555.6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23.67">
            <text:p>523.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3.44">
            <text:p>243.44</text:p>
          </table:table-cell>
          <table:table-cell office:value-type="float" office:value="0.005">
            <text:p>0.01</text:p>
          </table:table-cell>
          <table:table-cell office:value-type="float" office:value="0.099">
            <text:p>0.1</text:p>
          </table:table-cell>
          <table:table-cell office:value-type="float" office:value="119.16">
            <text:p>119.16</text:p>
          </table:table-cell>
          <table:table-cell office:value-type="float" office:value="124.2">
            <text:p>124.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49.99">
            <text:p>549.9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27.65">
            <text:p>527.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3.51">
            <text:p>243.51</text:p>
          </table:table-cell>
          <table:table-cell office:value-type="float" office:value="0.005">
            <text:p>0.01</text:p>
          </table:table-cell>
          <table:table-cell office:value-type="float" office:value="0.191">
            <text:p>0.19</text:p>
          </table:table-cell>
          <table:table-cell office:value-type="float" office:value="118.68">
            <text:p>118.68</text:p>
          </table:table-cell>
          <table:table-cell office:value-type="float" office:value="124.76">
            <text:p>124.7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2.2">
            <text:p>552.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25.29">
            <text:p>525.29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57:.L61])" office:value-type="float" office:value="242.984">
            <text:p>242.98</text:p>
          </table:table-cell>
          <table:table-cell table:style-name="ce17" table:formula="oooc:=AVERAGE([.M57:.M61])" office:value-type="float" office:value="0.005">
            <text:p>0.01</text:p>
          </table:table-cell>
          <table:table-cell table:style-name="ce17" table:formula="oooc:=AVERAGE([.N57:.N61])" office:value-type="float" office:value="0.3122">
            <text:p>0.31</text:p>
          </table:table-cell>
          <table:table-cell table:style-name="ce17" table:formula="oooc:=AVERAGE([.O57:.O61])" office:value-type="float" office:value="117.684">
            <text:p>117.68</text:p>
          </table:table-cell>
          <table:table-cell table:style-name="ce17" table:formula="oooc:=AVERAGE([.P57:.P61])" office:value-type="float" office:value="125.226">
            <text:p>125.23</text:p>
          </table:table-cell>
          <table:table-cell table:style-name="ce17" table:number-columns-repeated="2"/>
          <table:table-cell table:style-name="ce17" table:formula="oooc:=AVERAGE([.S57:.S61])" office:value-type="float" office:value="557.012">
            <text:p>557.01</text:p>
          </table:table-cell>
          <table:table-cell table:style-name="ce17" table:number-columns-repeated="2"/>
          <table:table-cell table:style-name="ce17" table:formula="oooc:=AVERAGE([.V57:.V61])" office:value-type="float" office:value="523.382">
            <text:p>523.38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32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8.68">
            <text:p>228.68</text:p>
          </table:table-cell>
          <table:table-cell office:value-type="float" office:value="0.005">
            <text:p>0.01</text:p>
          </table:table-cell>
          <table:table-cell office:value-type="float" office:value="0.143">
            <text:p>0.14</text:p>
          </table:table-cell>
          <table:table-cell office:value-type="float" office:value="115.35">
            <text:p>115.35</text:p>
          </table:table-cell>
          <table:table-cell office:value-type="float" office:value="113.23">
            <text:p>113.2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8.16">
            <text:p>568.1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8.8">
            <text:p>578.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8.45">
            <text:p>228.45</text:p>
          </table:table-cell>
          <table:table-cell office:value-type="float" office:value="0.005">
            <text:p>0.01</text:p>
          </table:table-cell>
          <table:table-cell office:value-type="float" office:value="0.43">
            <text:p>0.43</text:p>
          </table:table-cell>
          <table:table-cell office:value-type="float" office:value="114.96">
            <text:p>114.96</text:p>
          </table:table-cell>
          <table:table-cell office:value-type="float" office:value="113.43">
            <text:p>113.4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0.08">
            <text:p>570.0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7.74">
            <text:p>577.7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2.2">
            <text:p>222.2</text:p>
          </table:table-cell>
          <table:table-cell office:value-type="float" office:value="0.005">
            <text:p>0.01</text:p>
          </table:table-cell>
          <table:table-cell office:value-type="float" office:value="0.133">
            <text:p>0.13</text:p>
          </table:table-cell>
          <table:table-cell office:value-type="float" office:value="113.17">
            <text:p>113.17</text:p>
          </table:table-cell>
          <table:table-cell office:value-type="float" office:value="108.99">
            <text:p>108.9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9.08">
            <text:p>579.0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1.32">
            <text:p>601.3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1.84">
            <text:p>231.84</text:p>
          </table:table-cell>
          <table:table-cell office:value-type="float" office:value="0.005">
            <text:p>0.01</text:p>
          </table:table-cell>
          <table:table-cell office:value-type="float" office:value="0.492">
            <text:p>0.49</text:p>
          </table:table-cell>
          <table:table-cell office:value-type="float" office:value="118.98">
            <text:p>118.98</text:p>
          </table:table-cell>
          <table:table-cell office:value-type="float" office:value="112.8">
            <text:p>112.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0.83">
            <text:p>550.8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1">
            <text:p>5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1.74">
            <text:p>221.74</text:p>
          </table:table-cell>
          <table:table-cell office:value-type="float" office:value="0.005">
            <text:p>0.01</text:p>
          </table:table-cell>
          <table:table-cell office:value-type="float" office:value="0.171">
            <text:p>0.17</text:p>
          </table:table-cell>
          <table:table-cell office:value-type="float" office:value="112.76">
            <text:p>112.76</text:p>
          </table:table-cell>
          <table:table-cell office:value-type="float" office:value="108.9">
            <text:p>108.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1.21">
            <text:p>581.2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1.79">
            <text:p>601.79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68:.L72])" office:value-type="float" office:value="226.582">
            <text:p>226.58</text:p>
          </table:table-cell>
          <table:table-cell table:style-name="ce17" table:formula="oooc:=AVERAGE([.M68:.M72])" office:value-type="float" office:value="0.005">
            <text:p>0.01</text:p>
          </table:table-cell>
          <table:table-cell table:style-name="ce17" table:formula="oooc:=AVERAGE([.N68:.N72])" office:value-type="float" office:value="0.2738">
            <text:p>0.27</text:p>
          </table:table-cell>
          <table:table-cell table:style-name="ce17" table:formula="oooc:=AVERAGE([.O68:.O72])" office:value-type="float" office:value="115.044">
            <text:p>115.04</text:p>
          </table:table-cell>
          <table:table-cell table:style-name="ce17" table:formula="oooc:=AVERAGE([.P68:.P72])" office:value-type="float" office:value="111.47">
            <text:p>111.47</text:p>
          </table:table-cell>
          <table:table-cell table:style-name="ce17" table:number-columns-repeated="2"/>
          <table:table-cell table:style-name="ce17" table:formula="oooc:=AVERAGE([.S68:.S72])" office:value-type="float" office:value="569.872">
            <text:p>569.87</text:p>
          </table:table-cell>
          <table:table-cell table:style-name="ce17" table:number-columns-repeated="2"/>
          <table:table-cell table:style-name="ce17" table:formula="oooc:=AVERAGE([.V68:.V72])" office:value-type="float" office:value="588.13">
            <text:p>588.13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64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79">
            <text:p>215.79</text:p>
          </table:table-cell>
          <table:table-cell office:value-type="float" office:value="0.005">
            <text:p>0.01</text:p>
          </table:table-cell>
          <table:table-cell office:value-type="float" office:value="0.136">
            <text:p>0.14</text:p>
          </table:table-cell>
          <table:table-cell office:value-type="float" office:value="116.22">
            <text:p>116.22</text:p>
          </table:table-cell>
          <table:table-cell office:value-type="float" office:value="99.5">
            <text:p>99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3.89">
            <text:p>563.8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58.63">
            <text:p>658.6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4">
            <text:p>215.4</text:p>
          </table:table-cell>
          <table:table-cell office:value-type="float" office:value="0.005">
            <text:p>0.01</text:p>
          </table:table-cell>
          <table:table-cell office:value-type="float" office:value="0.11">
            <text:p>0.11</text:p>
          </table:table-cell>
          <table:table-cell office:value-type="float" office:value="111.79">
            <text:p>111.79</text:p>
          </table:table-cell>
          <table:table-cell office:value-type="float" office:value="103.53">
            <text:p>103.5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6.25">
            <text:p>586.2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3.03">
            <text:p>633.0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1.94">
            <text:p>211.94</text:p>
          </table:table-cell>
          <table:table-cell office:value-type="float" office:value="0.005">
            <text:p>0.01</text:p>
          </table:table-cell>
          <table:table-cell office:value-type="float" office:value="0.518">
            <text:p>0.52</text:p>
          </table:table-cell>
          <table:table-cell office:value-type="float" office:value="113.16">
            <text:p>113.16</text:p>
          </table:table-cell>
          <table:table-cell office:value-type="float" office:value="98.68">
            <text:p>98.6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9.17">
            <text:p>579.1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4.12">
            <text:p>664.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6.2">
            <text:p>216.2</text:p>
          </table:table-cell>
          <table:table-cell office:value-type="float" office:value="0.005">
            <text:p>0.01</text:p>
          </table:table-cell>
          <table:table-cell office:value-type="float" office:value="0.551">
            <text:p>0.55</text:p>
          </table:table-cell>
          <table:table-cell office:value-type="float" office:value="114.03">
            <text:p>114.03</text:p>
          </table:table-cell>
          <table:table-cell office:value-type="float" office:value="102.11">
            <text:p>102.1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4.74">
            <text:p>574.7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41.82">
            <text:p>641.8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4.74">
            <text:p>214.74</text:p>
          </table:table-cell>
          <table:table-cell office:value-type="float" office:value="0.006">
            <text:p>0.01</text:p>
          </table:table-cell>
          <table:table-cell office:value-type="float" office:value="0.572">
            <text:p>0.57</text:p>
          </table:table-cell>
          <table:table-cell office:value-type="float" office:value="111.66">
            <text:p>111.66</text:p>
          </table:table-cell>
          <table:table-cell office:value-type="float" office:value="103.01">
            <text:p>103.0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6.91">
            <text:p>586.9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6.22">
            <text:p>636.2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79:.L83])" office:value-type="float" office:value="214.814">
            <text:p>214.81</text:p>
          </table:table-cell>
          <table:table-cell table:style-name="ce17" table:formula="oooc:=AVERAGE([.M79:.M83])" office:value-type="float" office:value="0.0052">
            <text:p>0.01</text:p>
          </table:table-cell>
          <table:table-cell table:style-name="ce17" table:formula="oooc:=AVERAGE([.N79:.N83])" office:value-type="float" office:value="0.3774">
            <text:p>0.38</text:p>
          </table:table-cell>
          <table:table-cell table:style-name="ce17" table:formula="oooc:=AVERAGE([.O79:.O83])" office:value-type="float" office:value="113.372">
            <text:p>113.37</text:p>
          </table:table-cell>
          <table:table-cell table:style-name="ce17" table:formula="oooc:=AVERAGE([.P79:.P83])" office:value-type="float" office:value="101.366">
            <text:p>101.37</text:p>
          </table:table-cell>
          <table:table-cell table:style-name="ce17" table:number-columns-repeated="2"/>
          <table:table-cell table:style-name="ce17" table:formula="oooc:=AVERAGE([.S79:.S83])" office:value-type="float" office:value="578.192">
            <text:p>578.19</text:p>
          </table:table-cell>
          <table:table-cell table:style-name="ce17" table:number-columns-repeated="2"/>
          <table:table-cell table:style-name="ce17" table:formula="oooc:=AVERAGE([.V79:.V83])" office:value-type="float" office:value="646.764">
            <text:p>646.76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128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0.9">
            <text:p>210.9</text:p>
          </table:table-cell>
          <table:table-cell office:value-type="float" office:value="0.005">
            <text:p>0.01</text:p>
          </table:table-cell>
          <table:table-cell office:value-type="float" office:value="0.4">
            <text:p>0.4</text:p>
          </table:table-cell>
          <table:table-cell office:value-type="float" office:value="116.19">
            <text:p>116.19</text:p>
          </table:table-cell>
          <table:table-cell office:value-type="float" office:value="94.62">
            <text:p>94.6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4.04">
            <text:p>564.0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92.62">
            <text:p>692.6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1.96">
            <text:p>211.96</text:p>
          </table:table-cell>
          <table:table-cell office:value-type="float" office:value="0.004">
            <text:p>0</text:p>
          </table:table-cell>
          <table:table-cell office:value-type="float" office:value="0.55">
            <text:p>0.55</text:p>
          </table:table-cell>
          <table:table-cell office:value-type="float" office:value="113.97">
            <text:p>113.97</text:p>
          </table:table-cell>
          <table:table-cell office:value-type="float" office:value="97.93">
            <text:p>97.9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5.03">
            <text:p>575.0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9.22">
            <text:p>669.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4.47">
            <text:p>214.47</text:p>
          </table:table-cell>
          <table:table-cell office:value-type="float" office:value="0.004">
            <text:p>0</text:p>
          </table:table-cell>
          <table:table-cell office:value-type="float" office:value="0.545">
            <text:p>0.55</text:p>
          </table:table-cell>
          <table:table-cell office:value-type="float" office:value="119.05">
            <text:p>119.05</text:p>
          </table:table-cell>
          <table:table-cell office:value-type="float" office:value="95.37">
            <text:p>95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50.47">
            <text:p>550.4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7.16">
            <text:p>687.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0.12">
            <text:p>210.12</text:p>
          </table:table-cell>
          <table:table-cell office:value-type="float" office:value="0.005">
            <text:p>0.01</text:p>
          </table:table-cell>
          <table:table-cell office:value-type="float" office:value="0.611">
            <text:p>0.61</text:p>
          </table:table-cell>
          <table:table-cell office:value-type="float" office:value="113.93">
            <text:p>113.93</text:p>
          </table:table-cell>
          <table:table-cell office:value-type="float" office:value="96.13">
            <text:p>96.1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5.22">
            <text:p>575.2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1.78">
            <text:p>681.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8.42">
            <text:p>208.42</text:p>
          </table:table-cell>
          <table:table-cell office:value-type="float" office:value="0.005">
            <text:p>0.01</text:p>
          </table:table-cell>
          <table:table-cell office:value-type="float" office:value="0.566">
            <text:p>0.57</text:p>
          </table:table-cell>
          <table:table-cell office:value-type="float" office:value="113.23">
            <text:p>113.23</text:p>
          </table:table-cell>
          <table:table-cell office:value-type="float" office:value="95.13">
            <text:p>95.1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8.79">
            <text:p>578.7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8.92">
            <text:p>688.9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90:.L94])" office:value-type="float" office:value="211.174">
            <text:p>211.17</text:p>
          </table:table-cell>
          <table:table-cell table:style-name="ce17" table:formula="oooc:=AVERAGE([.M90:.M94])" office:value-type="float" office:value="0.0046">
            <text:p>0</text:p>
          </table:table-cell>
          <table:table-cell table:style-name="ce17" table:formula="oooc:=AVERAGE([.N90:.N94])" office:value-type="float" office:value="0.5344">
            <text:p>0.53</text:p>
          </table:table-cell>
          <table:table-cell table:style-name="ce17" table:formula="oooc:=AVERAGE([.O90:.O94])" office:value-type="float" office:value="115.274">
            <text:p>115.27</text:p>
          </table:table-cell>
          <table:table-cell table:style-name="ce17" table:formula="oooc:=AVERAGE([.P90:.P94])" office:value-type="float" office:value="95.836">
            <text:p>95.84</text:p>
          </table:table-cell>
          <table:table-cell table:style-name="ce17" table:number-columns-repeated="2"/>
          <table:table-cell table:style-name="ce17" table:formula="oooc:=AVERAGE([.S90:.S94])" office:value-type="float" office:value="568.71">
            <text:p>568.71</text:p>
          </table:table-cell>
          <table:table-cell table:style-name="ce17" table:number-columns-repeated="2"/>
          <table:table-cell table:style-name="ce17" table:formula="oooc:=AVERAGE([.V90:.V94])" office:value-type="float" office:value="683.94">
            <text:p>683.94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256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2.53">
            <text:p>212.53</text:p>
          </table:table-cell>
          <table:table-cell office:value-type="float" office:value="0.005">
            <text:p>0.01</text:p>
          </table:table-cell>
          <table:table-cell office:value-type="float" office:value="0.16">
            <text:p>0.16</text:p>
          </table:table-cell>
          <table:table-cell office:value-type="float" office:value="116.74">
            <text:p>116.74</text:p>
          </table:table-cell>
          <table:table-cell office:value-type="float" office:value="95.73">
            <text:p>95.7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1.38">
            <text:p>561.3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4.57">
            <text:p>684.5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5.55">
            <text:p>205.55</text:p>
          </table:table-cell>
          <table:table-cell office:value-type="float" office:value="0.005">
            <text:p>0.01</text:p>
          </table:table-cell>
          <table:table-cell office:value-type="float" office:value="0.15">
            <text:p>0.15</text:p>
          </table:table-cell>
          <table:table-cell office:value-type="float" office:value="113.9">
            <text:p>113.9</text:p>
          </table:table-cell>
          <table:table-cell office:value-type="float" office:value="91.59">
            <text:p>91.5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5.37">
            <text:p>575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15.51">
            <text:p>715.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1.28">
            <text:p>211.28</text:p>
          </table:table-cell>
          <table:table-cell office:value-type="float" office:value="0.005">
            <text:p>0.01</text:p>
          </table:table-cell>
          <table:table-cell office:value-type="float" office:value="0.119">
            <text:p>0.12</text:p>
          </table:table-cell>
          <table:table-cell office:value-type="float" office:value="113.55">
            <text:p>113.55</text:p>
          </table:table-cell>
          <table:table-cell office:value-type="float" office:value="97.71">
            <text:p>97.7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7.17">
            <text:p>577.1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70.74">
            <text:p>670.7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21">
            <text:p>207.21</text:p>
          </table:table-cell>
          <table:table-cell office:value-type="float" office:value="0.005">
            <text:p>0.01</text:p>
          </table:table-cell>
          <table:table-cell office:value-type="float" office:value="0.467">
            <text:p>0.47</text:p>
          </table:table-cell>
          <table:table-cell office:value-type="float" office:value="113.86">
            <text:p>113.86</text:p>
          </table:table-cell>
          <table:table-cell office:value-type="float" office:value="93.28">
            <text:p>93.2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5.6">
            <text:p>575.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2.54">
            <text:p>702.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3.52">
            <text:p>203.52</text:p>
          </table:table-cell>
          <table:table-cell office:value-type="float" office:value="0.005">
            <text:p>0.01</text:p>
          </table:table-cell>
          <table:table-cell office:value-type="float" office:value="0.105">
            <text:p>0.11</text:p>
          </table:table-cell>
          <table:table-cell office:value-type="float" office:value="116.55">
            <text:p>116.55</text:p>
          </table:table-cell>
          <table:table-cell office:value-type="float" office:value="86.88">
            <text:p>86.8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2.31">
            <text:p>562.3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54.31">
            <text:p>754.31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01:.L105])" office:value-type="float" office:value="208.018">
            <text:p>208.02</text:p>
          </table:table-cell>
          <table:table-cell table:style-name="ce17" table:formula="oooc:=AVERAGE([.M101:.M105])" office:value-type="float" office:value="0.005">
            <text:p>0.01</text:p>
          </table:table-cell>
          <table:table-cell table:style-name="ce17" table:formula="oooc:=AVERAGE([.N101:.N105])" office:value-type="float" office:value="0.2002">
            <text:p>0.2</text:p>
          </table:table-cell>
          <table:table-cell table:style-name="ce17" table:formula="oooc:=AVERAGE([.O101:.O105])" office:value-type="float" office:value="114.92">
            <text:p>114.92</text:p>
          </table:table-cell>
          <table:table-cell table:style-name="ce17" table:formula="oooc:=AVERAGE([.P101:.P105])" office:value-type="float" office:value="93.038">
            <text:p>93.04</text:p>
          </table:table-cell>
          <table:table-cell table:style-name="ce17" table:number-columns-repeated="2"/>
          <table:table-cell table:style-name="ce17" table:formula="oooc:=AVERAGE([.S101:.S105])" office:value-type="float" office:value="570.366">
            <text:p>570.37</text:p>
          </table:table-cell>
          <table:table-cell table:style-name="ce17" table:number-columns-repeated="2"/>
          <table:table-cell table:style-name="ce17" table:formula="oooc:=AVERAGE([.V101:.V105])" office:value-type="float" office:value="705.534">
            <text:p>705.53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512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5.77">
            <text:p>205.77</text:p>
          </table:table-cell>
          <table:table-cell office:value-type="float" office:value="0.017">
            <text:p>0.02</text:p>
          </table:table-cell>
          <table:table-cell office:value-type="float" office:value="0.367">
            <text:p>0.37</text:p>
          </table:table-cell>
          <table:table-cell office:value-type="float" office:value="107.81">
            <text:p>107.81</text:p>
          </table:table-cell>
          <table:table-cell office:value-type="float" office:value="97.89">
            <text:p>97.8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91">
            <text:p>607.9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9.47">
            <text:p>669.4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6.02">
            <text:p>196.02</text:p>
          </table:table-cell>
          <table:table-cell office:value-type="float" office:value="0.005">
            <text:p>0.01</text:p>
          </table:table-cell>
          <table:table-cell office:value-type="float" office:value="0.543">
            <text:p>0.54</text:p>
          </table:table-cell>
          <table:table-cell office:value-type="float" office:value="106.89">
            <text:p>106.89</text:p>
          </table:table-cell>
          <table:table-cell office:value-type="float" office:value="89.05">
            <text:p>89.0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3.13">
            <text:p>613.1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35.92">
            <text:p>735.9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8.03">
            <text:p>198.03</text:p>
          </table:table-cell>
          <table:table-cell office:value-type="float" office:value="0.005">
            <text:p>0.01</text:p>
          </table:table-cell>
          <table:table-cell office:value-type="float" office:value="0.538">
            <text:p>0.54</text:p>
          </table:table-cell>
          <table:table-cell office:value-type="float" office:value="110.7">
            <text:p>110.7</text:p>
          </table:table-cell>
          <table:table-cell office:value-type="float" office:value="87.28">
            <text:p>87.2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">
            <text:p>59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50.9">
            <text:p>750.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4.14">
            <text:p>194.14</text:p>
          </table:table-cell>
          <table:table-cell office:value-type="float" office:value="0.005">
            <text:p>0.01</text:p>
          </table:table-cell>
          <table:table-cell office:value-type="float" office:value="0.533">
            <text:p>0.53</text:p>
          </table:table-cell>
          <table:table-cell office:value-type="float" office:value="109.87">
            <text:p>109.87</text:p>
          </table:table-cell>
          <table:table-cell office:value-type="float" office:value="84.18">
            <text:p>84.1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6.47">
            <text:p>596.4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78.48">
            <text:p>778.4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4.92">
            <text:p>194.92</text:p>
          </table:table-cell>
          <table:table-cell office:value-type="float" office:value="0.005">
            <text:p>0.01</text:p>
          </table:table-cell>
          <table:table-cell office:value-type="float" office:value="0.313">
            <text:p>0.31</text:p>
          </table:table-cell>
          <table:table-cell office:value-type="float" office:value="108.73">
            <text:p>108.73</text:p>
          </table:table-cell>
          <table:table-cell office:value-type="float" office:value="86.13">
            <text:p>86.1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75">
            <text:p>602.7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60.9">
            <text:p>760.9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12:.L116])" office:value-type="float" office:value="197.776">
            <text:p>197.78</text:p>
          </table:table-cell>
          <table:table-cell table:style-name="ce17" table:formula="oooc:=AVERAGE([.M112:.M116])" office:value-type="float" office:value="0.0074">
            <text:p>0.01</text:p>
          </table:table-cell>
          <table:table-cell table:style-name="ce17" table:formula="oooc:=AVERAGE([.N112:.N116])" office:value-type="float" office:value="0.4588">
            <text:p>0.46</text:p>
          </table:table-cell>
          <table:table-cell table:style-name="ce17" table:formula="oooc:=AVERAGE([.O112:.O116])" office:value-type="float" office:value="108.8">
            <text:p>108.8</text:p>
          </table:table-cell>
          <table:table-cell table:style-name="ce17" table:formula="oooc:=AVERAGE([.P112:.P116])" office:value-type="float" office:value="88.906">
            <text:p>88.91</text:p>
          </table:table-cell>
          <table:table-cell table:style-name="ce17" table:number-columns-repeated="2"/>
          <table:table-cell table:style-name="ce17" table:formula="oooc:=AVERAGE([.S112:.S116])" office:value-type="float" office:value="602.452">
            <text:p>602.45</text:p>
          </table:table-cell>
          <table:table-cell table:style-name="ce17" table:number-columns-repeated="2"/>
          <table:table-cell table:style-name="ce17" table:formula="oooc:=AVERAGE([.V112:.V116])" office:value-type="float" office:value="739.134">
            <text:p>739.13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max_pending=1024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0.28">
            <text:p>190.28</text:p>
          </table:table-cell>
          <table:table-cell office:value-type="float" office:value="0.004">
            <text:p>0</text:p>
          </table:table-cell>
          <table:table-cell office:value-type="float" office:value="0.46">
            <text:p>0.46</text:p>
          </table:table-cell>
          <table:table-cell office:value-type="float" office:value="108.37">
            <text:p>108.37</text:p>
          </table:table-cell>
          <table:table-cell office:value-type="float" office:value="81.84">
            <text:p>81.8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4.77">
            <text:p>604.7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00.78">
            <text:p>800.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2.08">
            <text:p>202.08</text:p>
          </table:table-cell>
          <table:table-cell office:value-type="float" office:value="0.004">
            <text:p>0</text:p>
          </table:table-cell>
          <table:table-cell office:value-type="float" office:value="0.524">
            <text:p>0.52</text:p>
          </table:table-cell>
          <table:table-cell office:value-type="float" office:value="107.12">
            <text:p>107.12</text:p>
          </table:table-cell>
          <table:table-cell office:value-type="float" office:value="94.91">
            <text:p>94.9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1.78">
            <text:p>611.7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90.51">
            <text:p>690.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1.25">
            <text:p>191.25</text:p>
          </table:table-cell>
          <table:table-cell office:value-type="float" office:value="0.005">
            <text:p>0.01</text:p>
          </table:table-cell>
          <table:table-cell office:value-type="float" office:value="0.345">
            <text:p>0.35</text:p>
          </table:table-cell>
          <table:table-cell office:value-type="float" office:value="110.05">
            <text:p>110.05</text:p>
          </table:table-cell>
          <table:table-cell office:value-type="float" office:value="81.15">
            <text:p>81.1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5">
            <text:p>595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07.6">
            <text:p>807.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06">
            <text:p>199.06</text:p>
          </table:table-cell>
          <table:table-cell office:value-type="float" office:value="0.005">
            <text:p>0.01</text:p>
          </table:table-cell>
          <table:table-cell office:value-type="float" office:value="0.524">
            <text:p>0.52</text:p>
          </table:table-cell>
          <table:table-cell office:value-type="float" office:value="106.74">
            <text:p>106.74</text:p>
          </table:table-cell>
          <table:table-cell office:value-type="float" office:value="92.23">
            <text:p>92.2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3.97">
            <text:p>613.9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10.54">
            <text:p>710.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4.52">
            <text:p>204.52</text:p>
          </table:table-cell>
          <table:table-cell office:value-type="float" office:value="0.005">
            <text:p>0.01</text:p>
          </table:table-cell>
          <table:table-cell office:value-type="float" office:value="0.531">
            <text:p>0.53</text:p>
          </table:table-cell>
          <table:table-cell office:value-type="float" office:value="112.17">
            <text:p>112.17</text:p>
          </table:table-cell>
          <table:table-cell office:value-type="float" office:value="92.29">
            <text:p>92.2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4.23">
            <text:p>584.2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10.14">
            <text:p>710.14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23:.L127])" office:value-type="float" office:value="197.438">
            <text:p>197.44</text:p>
          </table:table-cell>
          <table:table-cell table:style-name="ce17" table:formula="oooc:=AVERAGE([.M123:.M127])" office:value-type="float" office:value="0.0046">
            <text:p>0</text:p>
          </table:table-cell>
          <table:table-cell table:style-name="ce17" table:formula="oooc:=AVERAGE([.N123:.N127])" office:value-type="float" office:value="0.4768">
            <text:p>0.48</text:p>
          </table:table-cell>
          <table:table-cell table:style-name="ce17" table:formula="oooc:=AVERAGE([.O123:.O127])" office:value-type="float" office:value="108.89">
            <text:p>108.89</text:p>
          </table:table-cell>
          <table:table-cell table:style-name="ce17" table:formula="oooc:=AVERAGE([.P123:.P127])" office:value-type="float" office:value="88.484">
            <text:p>88.48</text:p>
          </table:table-cell>
          <table:table-cell table:style-name="ce17" table:number-columns-repeated="2"/>
          <table:table-cell table:style-name="ce17" table:formula="oooc:=AVERAGE([.S123:.S127])" office:value-type="float" office:value="602.05">
            <text:p>602.05</text:p>
          </table:table-cell>
          <table:table-cell table:style-name="ce17" table:number-columns-repeated="2"/>
          <table:table-cell table:style-name="ce17" table:formula="oooc:=AVERAGE([.V123:.V127])" office:value-type="float" office:value="743.914">
            <text:p>743.91</text:p>
          </table:table-cell>
        </table:table-row>
      </table:table>
      <table:table table:name="ZFS zfs_arc_max" table:style-name="ta1" table:print="false">
        <table:table-column table:style-name="co3" table:number-columns-repeated="22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on May 19 11:38:13 PM PDT 2008</text:p>
          </table:table-cell>
          <table:table-cell table:number-columns-repeated="3"/>
          <table:table-cell table:style-name="ce27"/>
          <table:table-cell table:style-name="ce1" office:value-type="string">
            <text:p>Performance Summary (zfs_arc_max)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office:value-type="string">
            <text:p>Kernel</text:p>
          </table:table-cell>
          <table:table-cell office:value-type="string">
            <text:p>2.6.18-33patched.zfs3</text:p>
          </table:table-cell>
          <table:table-cell table:number-columns-repeated="4"/>
          <table:table-cell table:style-name="ce2" office:value-type="string">
            <text:p>Max (GiB)</text:p>
          </table:table-cell>
          <table:table-cell table:style-name="ce2" office:value-type="string">
            <text:p>Write MiB/s</text:p>
          </table:table-cell>
          <table:table-cell table:style-name="ce2" office:value-type="string">
            <text:p>Read MiB/s</text:p>
          </table:table-cell>
          <table:table-cell table:style-name="ce2"/>
          <table:table-cell table:style-name="ce2" office:value-type="string">
            <text:p>NOTES:</text:p>
          </table:table-cell>
          <table:table-cell table:style-name="ce2" table:number-columns-repeated="4"/>
          <table:table-cell table:number-columns-repeated="7"/>
        </table:table-row>
        <table:table-row table:style-name="ro2">
          <table:table-cell office:value-type="string">
            <text:p>SPL</text:p>
          </table:table-cell>
          <table:table-cell office:value-type="string">
            <text:p>V0.3.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[.S51]" office:value-type="float" office:value="472.64">
            <text:p>472.64</text:p>
          </table:table-cell>
          <table:table-cell table:formula="oooc:=[.V51]" office:value-type="float" office:value="598.448">
            <text:p>598.45</text:p>
          </table:table-cell>
          <table:table-cell/>
          <table:table-cell office:value-type="string">
            <text:p>- For writes increasing the ARC cache beyond the few GiB needed</text:p>
          </table:table-cell>
          <table:table-cell table:number-columns-repeated="11"/>
        </table:table-row>
        <table:table-row table:style-name="ro2">
          <table:table-cell office:value-type="string">
            <text:p>ZFS</text:p>
          </table:table-cell>
          <table:table-cell office:value-type="string">
            <text:p>V0.3.0</text:p>
          </table:table-cell>
          <table:table-cell table:number-columns-repeated="4"/>
          <table:table-cell table:style-name="ce28" office:value-type="float" office:value="2">
            <text:p>2</text:p>
          </table:table-cell>
          <table:table-cell table:formula="oooc:=[.S62]" office:value-type="float" office:value="597.542">
            <text:p>597.54</text:p>
          </table:table-cell>
          <table:table-cell table:formula="oooc:=[.V62]" office:value-type="float" office:value="613.756">
            <text:p>613.76</text:p>
          </table:table-cell>
          <table:table-cell/>
          <table:table-cell office:value-type="string">
            <text:p><text:s text:c="2"/>to keep the IO pipeline full does not improve sustained performance.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table:formula="oooc:=[.S73]" office:value-type="float" office:value="603.6">
            <text:p>603.6</text:p>
          </table:table-cell>
          <table:table-cell table:formula="oooc:=[.V73]" office:value-type="float" office:value="703.554">
            <text:p>703.55</text:p>
          </table:table-cell>
          <table:table-cell/>
          <table:table-cell office:value-type="string">
            <text:p>- For reads if the dataset exceeds the ARC cache size increasing it</text:p>
          </table:table-cell>
          <table:table-cell table:number-columns-repeated="11"/>
        </table:table-row>
        <table:table-row table:style-name="ro2">
          <table:table-cell office:value-type="string">
            <text:p>pool:</text:p>
          </table:table-cell>
          <table:table-cell office:value-type="string">
            <text:p>lustre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ooc:=[.S84]" office:value-type="float" office:value="597.648">
            <text:p>597.65</text:p>
          </table:table-cell>
          <table:table-cell table:formula="oooc:=[.V84]" office:value-type="float" office:value="667.566">
            <text:p>667.57</text:p>
          </table:table-cell>
          <table:table-cell/>
          <table:table-cell office:value-type="string">
            <text:p><text:s text:c="2"/>further has little impact aside from making a cache hit slightly</text:p>
          </table:table-cell>
          <table:table-cell table:number-columns-repeated="11"/>
        </table:table-row>
        <table:table-row table:style-name="ro2">
          <table:table-cell office:value-type="string">
            <text:p>state:</text:p>
          </table:table-cell>
          <table:table-cell office:value-type="string">
            <text:p>ONLINE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ooc:=[.S95]" office:value-type="float" office:value="593.918">
            <text:p>593.92</text:p>
          </table:table-cell>
          <table:table-cell table:formula="oooc:=[.V95]" office:value-type="float" office:value="706.5">
            <text:p>706.5</text:p>
          </table:table-cell>
          <table:table-cell/>
          <table:table-cell office:value-type="string">
            <text:p><text:s text:c="2"/>more likely. <text:s/>This is due to some residual N bytes of data residing in</text:p>
          </table:table-cell>
          <table:table-cell table:number-columns-repeated="11"/>
        </table:table-row>
        <table:table-row table:style-name="ro2">
          <table:table-cell office:value-type="string">
            <text:p>scrub:</text:p>
          </table:table-cell>
          <table:table-cell office:value-type="string">
            <text:p>none</text:p>
          </table:table-cell>
          <table:table-cell table:number-columns-repeated="4"/>
          <table:table-cell office:value-type="float" office:value="6">
            <text:p>6</text:p>
          </table:table-cell>
          <table:table-cell table:formula="oooc:=[.S106]" office:value-type="float" office:value="598.358">
            <text:p>598.36</text:p>
          </table:table-cell>
          <table:table-cell table:formula="oooc:=[.V106]" office:value-type="float" office:value="707.642">
            <text:p>707.64</text:p>
          </table:table-cell>
          <table:table-cell/>
          <table:table-cell office:value-type="string">
            <text:p><text:s text:c="2"/>In the ARC cache after the random write phase completes and the</text:p>
          </table:table-cell>
          <table:table-cell table:number-columns-repeated="11"/>
        </table:table-row>
        <table:table-row table:style-name="ro2">
          <table:table-cell office:value-type="string">
            <text:p>config:</text:p>
          </table:table-cell>
          <table:table-cell table:number-columns-repeated="5"/>
          <table:table-cell office:value-type="float" office:value="7">
            <text:p>7</text:p>
          </table:table-cell>
          <table:table-cell table:formula="oooc:=[.S117]" office:value-type="float" office:value="600.688">
            <text:p>600.69</text:p>
          </table:table-cell>
          <table:table-cell table:formula="oooc:=[.V117]" office:value-type="float" office:value="694.926">
            <text:p>694.93</text:p>
          </table:table-cell>
          <table:table-cell/>
          <table:table-cell office:value-type="string">
            <text:p><text:s text:c="2"/>larger the cache the more likely you are to get a cache hit during read.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float" office:value="8">
            <text:p>8</text:p>
          </table:table-cell>
          <table:table-cell table:formula="oooc:=[.S128]" office:value-type="float" office:value="600.922">
            <text:p>600.92</text:p>
          </table:table-cell>
          <table:table-cell table:formula="oooc:=[.V128]" office:value-type="float" office:value="682.652">
            <text:p>682.65</text:p>
          </table:table-cell>
          <table:table-cell/>
          <table:table-cell office:value-type="string">
            <text:p>- Increasing the ARC cache beyond a few GiB also puts additional strain</text:p>
          </table:table-cell>
          <table:table-cell table:number-columns-repeated="11"/>
        </table:table-row>
        <table:table-row table:style-name="ro2">
          <table:table-cell office:value-type="string">
            <text:p>NAME</text:p>
          </table:table-cell>
          <table:table-cell office:value-type="string">
            <text:p>STATE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CKSUM</text:p>
          </table:table-cell>
          <table:table-cell/>
          <table:table-cell office:value-type="float" office:value="9">
            <text:p>9</text:p>
          </table:table-cell>
          <table:table-cell table:formula="oooc:=[.S139]" office:value-type="float" office:value="596.61">
            <text:p>596.61</text:p>
          </table:table-cell>
          <table:table-cell table:formula="oooc:=[.V139]" office:value-type="float" office:value="653.252">
            <text:p>653.25</text:p>
          </table:table-cell>
          <table:table-cell/>
          <table:table-cell office:value-type="string">
            <text:p><text:s text:c="2"/>on the linux VM because ZFS currently does not support scatter/gather</text:p>
          </table:table-cell>
          <table:table-cell table:number-columns-repeated="11"/>
        </table:table-row>
        <table:table-row table:style-name="ro2">
          <table:table-cell office:value-type="string">
            <text:p>lustre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S150]" office:value-type="float" office:value="600.604">
            <text:p>600.6</text:p>
          </table:table-cell>
          <table:table-cell table:formula="oooc:=[.V150]" office:value-type="float" office:value="695.342">
            <text:p>695.34</text:p>
          </table:table-cell>
          <table:table-cell/>
          <table:table-cell office:value-type="string">
            <text:p><text:s text:c="2"/>and requires large contiguous allocations. <text:s/>When the ARC cache is</text:p>
          </table:table-cell>
          <table:table-cell table:number-columns-repeated="11"/>
        </table:table-row>
        <table:table-row table:style-name="ro2">
          <table:table-cell office:value-type="string">
            <text:p>sdn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ooc:=[.S161]" office:value-type="float" office:value="599.818">
            <text:p>599.82</text:p>
          </table:table-cell>
          <table:table-cell table:formula="oooc:=[.V161]" office:value-type="float" office:value="683.684">
            <text:p>683.68</text:p>
          </table:table-cell>
          <table:table-cell/>
          <table:table-cell office:value-type="string">
            <text:p><text:s text:c="2"/>large and memory is fragmented allocating memory is expensive.</text:p>
          </table:table-cell>
          <table:table-cell table:number-columns-repeated="11"/>
        </table:table-row>
        <table:table-row table:style-name="ro2">
          <table:table-cell office:value-type="string">
            <text:p>sdo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ooc:=[.S172]" office:value-type="float" office:value="600.006">
            <text:p>600.01</text:p>
          </table:table-cell>
          <table:table-cell table:formula="oooc:=[.V172]" office:value-type="float" office:value="719.22">
            <text:p>719.22</text:p>
          </table:table-cell>
          <table:table-cell/>
          <table:table-cell office:value-type="string">
            <text:p>- To get maximum performance from the ARC cache we must implement</text:p>
          </table:table-cell>
          <table:table-cell table:number-columns-repeated="11"/>
        </table:table-row>
        <table:table-row table:style-name="ro2">
          <table:table-cell office:value-type="string">
            <text:p>sdp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ooc:=[.S183]" office:value-type="float" office:value="596.354">
            <text:p>596.35</text:p>
          </table:table-cell>
          <table:table-cell table:formula="oooc:=[.V183]" office:value-type="float" office:value="752.888">
            <text:p>752.89</text:p>
          </table:table-cell>
          <table:table-cell/>
          <table:table-cell office:value-type="string">
            <text:p><text:s text:c="2"/>scatter/gather, base the ARC on the linux page cache, and tightly</text:p>
          </table:table-cell>
          <table:table-cell table:number-columns-repeated="11"/>
        </table:table-row>
        <table:table-row table:style-name="ro2">
          <table:table-cell office:value-type="string">
            <text:p>sdq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ooc:=[.S194]" office:value-type="float" office:value="607.512">
            <text:p>607.51</text:p>
          </table:table-cell>
          <table:table-cell table:formula="oooc:=[.V194]" office:value-type="float" office:value="720.708">
            <text:p>720.71</text:p>
          </table:table-cell>
          <table:table-cell/>
          <table:table-cell office:value-type="string">
            <text:p><text:s text:c="2"/>integrate with the linux VM memory back-pressure hooks.</text:p>
          </table:table-cell>
          <table:table-cell table:number-columns-repeated="11"/>
        </table:table-row>
        <table:table-row table:style-name="ro2">
          <table:table-cell office:value-type="string">
            <text:p>sdr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<text:s text:c="2"/>These are things which can not be done in a user space port.</text:p>
          </table:table-cell>
          <table:table-cell table:number-columns-repeated="11"/>
        </table:table-row>
        <table:table-row table:style-name="ro2">
          <table:table-cell office:value-type="string">
            <text:p>sds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>
            <draw:frame table:end-cell-address="'ZFS zfs_arc_max'.O41" table:end-x="0.8563in" table:end-y="0.072in" draw:z-index="0" svg:width="7.9791in" svg:height="3.9228in" svg:x="0.878in" svg:y="-0.0004in">
              <draw:object draw:notify-on-update-of-ranges="'ZFS zfs_arc_max'.G2:'ZFS zfs_arc_max'.I1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 office:value-type="string">
            <text:p>sdt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u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v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w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x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dy</text:p>
          </table:table-cell>
          <table:table-cell office:value-type="string">
            <text:p>ONLINE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/sys/module/spl/parameters/mutex_spin_max: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mask: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mb:-1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panic_on_bug:1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printk:60</text:p>
          </table:table-cell>
          <table:table-cell table:number-columns-repeated="21"/>
        </table:table-row>
        <table:table-row table:style-name="ro2">
          <table:table-cell office:value-type="string">
            <text:p>/sys/module/spl/parameters/spl_debug_subsys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ax:1-16g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eta_limit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arc_min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prefetch_disable:0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aggregation_limit:131072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max_pending:35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fs_vdev_min_pending:4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io_resume_threads:4</text:p>
          </table:table-cell>
          <table:table-cell table:number-columns-repeated="21"/>
        </table:table-row>
        <table:table-row table:style-name="ro2">
          <table:table-cell office:value-type="string">
            <text:p>/sys/module/zpool/parameters/zio_taskq_threads:8</text:p>
          </table:table-cell>
          <table: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1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5.03">
            <text:p>245.03</text:p>
          </table:table-cell>
          <table:table-cell office:value-type="float" office:value="0.004">
            <text:p>0</text:p>
          </table:table-cell>
          <table:table-cell office:value-type="float" office:value="0.642">
            <text:p>0.64</text:p>
          </table:table-cell>
          <table:table-cell office:value-type="float" office:value="137.81">
            <text:p>137.81</text:p>
          </table:table-cell>
          <table:table-cell office:value-type="float" office:value="107.16">
            <text:p>107.1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475.56">
            <text:p>475.5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1.56">
            <text:p>611.5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4.15">
            <text:p>244.15</text:p>
          </table:table-cell>
          <table:table-cell office:value-type="float" office:value="0.005">
            <text:p>0.01</text:p>
          </table:table-cell>
          <table:table-cell office:value-type="float" office:value="0.624">
            <text:p>0.62</text:p>
          </table:table-cell>
          <table:table-cell office:value-type="float" office:value="138.77">
            <text:p>138.77</text:p>
          </table:table-cell>
          <table:table-cell office:value-type="float" office:value="105.31">
            <text:p>105.3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472.27">
            <text:p>472.2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2.3">
            <text:p>622.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6.93">
            <text:p>246.93</text:p>
          </table:table-cell>
          <table:table-cell office:value-type="float" office:value="0.005">
            <text:p>0.01</text:p>
          </table:table-cell>
          <table:table-cell office:value-type="float" office:value="0.609">
            <text:p>0.61</text:p>
          </table:table-cell>
          <table:table-cell office:value-type="float" office:value="137.51">
            <text:p>137.51</text:p>
          </table:table-cell>
          <table:table-cell office:value-type="float" office:value="109.34">
            <text:p>109.3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476.6">
            <text:p>476.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9.38">
            <text:p>599.3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48.99">
            <text:p>248.99</text:p>
          </table:table-cell>
          <table:table-cell office:value-type="float" office:value="0.005">
            <text:p>0.01</text:p>
          </table:table-cell>
          <table:table-cell office:value-type="float" office:value="0.599">
            <text:p>0.6</text:p>
          </table:table-cell>
          <table:table-cell office:value-type="float" office:value="139.12">
            <text:p>139.12</text:p>
          </table:table-cell>
          <table:table-cell office:value-type="float" office:value="109.8">
            <text:p>109.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471.07">
            <text:p>471.0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6.88">
            <text:p>596.8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56.79">
            <text:p>256.79</text:p>
          </table:table-cell>
          <table:table-cell office:value-type="float" office:value="0.005">
            <text:p>0.01</text:p>
          </table:table-cell>
          <table:table-cell office:value-type="float" office:value="0.431">
            <text:p>0.43</text:p>
          </table:table-cell>
          <table:table-cell office:value-type="float" office:value="140.12">
            <text:p>140.12</text:p>
          </table:table-cell>
          <table:table-cell office:value-type="float" office:value="116.59">
            <text:p>116.5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467.7">
            <text:p>467.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2.12">
            <text:p>562.1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46:.L50])" office:value-type="float" office:value="248.378">
            <text:p>248.38</text:p>
          </table:table-cell>
          <table:table-cell table:style-name="ce17" table:formula="oooc:=AVERAGE([.M46:.M50])" office:value-type="float" office:value="0.0048">
            <text:p>0</text:p>
          </table:table-cell>
          <table:table-cell table:style-name="ce17" table:formula="oooc:=AVERAGE([.N46:.N50])" office:value-type="float" office:value="0.581">
            <text:p>0.58</text:p>
          </table:table-cell>
          <table:table-cell table:style-name="ce17" table:formula="oooc:=AVERAGE([.O46:.O50])" office:value-type="float" office:value="138.666">
            <text:p>138.67</text:p>
          </table:table-cell>
          <table:table-cell table:style-name="ce17" table:formula="oooc:=AVERAGE([.P46:.P50])" office:value-type="float" office:value="109.64">
            <text:p>109.64</text:p>
          </table:table-cell>
          <table:table-cell table:style-name="ce17" table:number-columns-repeated="2"/>
          <table:table-cell table:style-name="ce17" table:formula="oooc:=AVERAGE([.S46:.S50])" office:value-type="float" office:value="472.64">
            <text:p>472.64</text:p>
          </table:table-cell>
          <table:table-cell table:style-name="ce17" table:number-columns-repeated="2"/>
          <table:table-cell table:style-name="ce17" table:formula="oooc:=AVERAGE([.V46:.V50])" office:value-type="float" office:value="598.448">
            <text:p>598.45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2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3.3">
            <text:p>213.3</text:p>
          </table:table-cell>
          <table:table-cell office:value-type="float" office:value="0.005">
            <text:p>0.01</text:p>
          </table:table-cell>
          <table:table-cell office:value-type="float" office:value="0.475">
            <text:p>0.48</text:p>
          </table:table-cell>
          <table:table-cell office:value-type="float" office:value="107.68">
            <text:p>107.68</text:p>
          </table:table-cell>
          <table:table-cell office:value-type="float" office:value="105.58">
            <text:p>105.5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8.6">
            <text:p>608.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0.72">
            <text:p>620.7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3.37">
            <text:p>233.37</text:p>
          </table:table-cell>
          <table:table-cell office:value-type="float" office:value="0.005">
            <text:p>0.01</text:p>
          </table:table-cell>
          <table:table-cell office:value-type="float" office:value="0.493">
            <text:p>0.49</text:p>
          </table:table-cell>
          <table:table-cell office:value-type="float" office:value="111.93">
            <text:p>111.93</text:p>
          </table:table-cell>
          <table:table-cell office:value-type="float" office:value="121.42">
            <text:p>121.4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5.5">
            <text:p>585.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39.77">
            <text:p>539.7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5.87">
            <text:p>205.87</text:p>
          </table:table-cell>
          <table:table-cell office:value-type="float" office:value="0.004">
            <text:p>0</text:p>
          </table:table-cell>
          <table:table-cell office:value-type="float" office:value="0.497">
            <text:p>0.5</text:p>
          </table:table-cell>
          <table:table-cell office:value-type="float" office:value="111.49">
            <text:p>111.49</text:p>
          </table:table-cell>
          <table:table-cell office:value-type="float" office:value="94.32">
            <text:p>94.3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7.81">
            <text:p>587.8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94.84">
            <text:p>694.8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6.76">
            <text:p>206.76</text:p>
          </table:table-cell>
          <table:table-cell office:value-type="float" office:value="0.005">
            <text:p>0.01</text:p>
          </table:table-cell>
          <table:table-cell office:value-type="float" office:value="0.54">
            <text:p>0.54</text:p>
          </table:table-cell>
          <table:table-cell office:value-type="float" office:value="107.96">
            <text:p>107.96</text:p>
          </table:table-cell>
          <table:table-cell office:value-type="float" office:value="98.7">
            <text:p>98.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02">
            <text:p>607.0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3.99">
            <text:p>663.9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8.75">
            <text:p>228.75</text:p>
          </table:table-cell>
          <table:table-cell office:value-type="float" office:value="0.005">
            <text:p>0.01</text:p>
          </table:table-cell>
          <table:table-cell office:value-type="float" office:value="0.414">
            <text:p>0.41</text:p>
          </table:table-cell>
          <table:table-cell office:value-type="float" office:value="109.45">
            <text:p>109.45</text:p>
          </table:table-cell>
          <table:table-cell office:value-type="float" office:value="119.27">
            <text:p>119.2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8.78">
            <text:p>598.7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49.46">
            <text:p>549.46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57:.L61])" office:value-type="float" office:value="217.61">
            <text:p>217.61</text:p>
          </table:table-cell>
          <table:table-cell table:style-name="ce17" table:formula="oooc:=AVERAGE([.M57:.M61])" office:value-type="float" office:value="0.0048">
            <text:p>0</text:p>
          </table:table-cell>
          <table:table-cell table:style-name="ce17" table:formula="oooc:=AVERAGE([.N57:.N61])" office:value-type="float" office:value="0.4838">
            <text:p>0.48</text:p>
          </table:table-cell>
          <table:table-cell table:style-name="ce17" table:formula="oooc:=AVERAGE([.O57:.O61])" office:value-type="float" office:value="109.702">
            <text:p>109.7</text:p>
          </table:table-cell>
          <table:table-cell table:style-name="ce17" table:formula="oooc:=AVERAGE([.P57:.P61])" office:value-type="float" office:value="107.858">
            <text:p>107.86</text:p>
          </table:table-cell>
          <table:table-cell table:style-name="ce17" table:number-columns-repeated="2"/>
          <table:table-cell table:style-name="ce17" table:formula="oooc:=AVERAGE([.S57:.S61])" office:value-type="float" office:value="597.542">
            <text:p>597.54</text:p>
          </table:table-cell>
          <table:table-cell table:style-name="ce17" table:number-columns-repeated="2"/>
          <table:table-cell table:style-name="ce17" table:formula="oooc:=AVERAGE([.V57:.V61])" office:value-type="float" office:value="613.756">
            <text:p>613.76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3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4.54">
            <text:p>204.54</text:p>
          </table:table-cell>
          <table:table-cell office:value-type="float" office:value="0.004">
            <text:p>0</text:p>
          </table:table-cell>
          <table:table-cell office:value-type="float" office:value="0.437">
            <text:p>0.44</text:p>
          </table:table-cell>
          <table:table-cell office:value-type="float" office:value="107.14">
            <text:p>107.14</text:p>
          </table:table-cell>
          <table:table-cell office:value-type="float" office:value="97.34">
            <text:p>97.3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1.68">
            <text:p>611.6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73.25">
            <text:p>673.2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1.94">
            <text:p>201.94</text:p>
          </table:table-cell>
          <table:table-cell office:value-type="float" office:value="0.005">
            <text:p>0.01</text:p>
          </table:table-cell>
          <table:table-cell office:value-type="float" office:value="0.151">
            <text:p>0.15</text:p>
          </table:table-cell>
          <table:table-cell office:value-type="float" office:value="107.62">
            <text:p>107.62</text:p>
          </table:table-cell>
          <table:table-cell office:value-type="float" office:value="94.28">
            <text:p>94.2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8.93">
            <text:p>608.9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95.14">
            <text:p>695.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49">
            <text:p>199.49</text:p>
          </table:table-cell>
          <table:table-cell office:value-type="float" office:value="0.005">
            <text:p>0.01</text:p>
          </table:table-cell>
          <table:table-cell office:value-type="float" office:value="0.099">
            <text:p>0.1</text:p>
          </table:table-cell>
          <table:table-cell office:value-type="float" office:value="112.21">
            <text:p>112.21</text:p>
          </table:table-cell>
          <table:table-cell office:value-type="float" office:value="87.2">
            <text:p>87.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4.06">
            <text:p>584.0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51.54">
            <text:p>751.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0.82">
            <text:p>210.82</text:p>
          </table:table-cell>
          <table:table-cell office:value-type="float" office:value="0.005">
            <text:p>0.01</text:p>
          </table:table-cell>
          <table:table-cell office:value-type="float" office:value="0.289">
            <text:p>0.29</text:p>
          </table:table-cell>
          <table:table-cell office:value-type="float" office:value="109.9">
            <text:p>109.9</text:p>
          </table:table-cell>
          <table:table-cell office:value-type="float" office:value="100.85">
            <text:p>100.8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6.32">
            <text:p>596.3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49.86">
            <text:p>649.8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3.91">
            <text:p>193.91</text:p>
          </table:table-cell>
          <table:table-cell office:value-type="float" office:value="0.005">
            <text:p>0.01</text:p>
          </table:table-cell>
          <table:table-cell office:value-type="float" office:value="0.319">
            <text:p>0.32</text:p>
          </table:table-cell>
          <table:table-cell office:value-type="float" office:value="106.21">
            <text:p>106.21</text:p>
          </table:table-cell>
          <table:table-cell office:value-type="float" office:value="87.62">
            <text:p>87.6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7.01">
            <text:p>617.0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47.98">
            <text:p>747.98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68:.L72])" office:value-type="float" office:value="202.14">
            <text:p>202.14</text:p>
          </table:table-cell>
          <table:table-cell table:style-name="ce17" table:formula="oooc:=AVERAGE([.M68:.M72])" office:value-type="float" office:value="0.0048">
            <text:p>0</text:p>
          </table:table-cell>
          <table:table-cell table:style-name="ce17" table:formula="oooc:=AVERAGE([.N68:.N72])" office:value-type="float" office:value="0.259">
            <text:p>0.26</text:p>
          </table:table-cell>
          <table:table-cell table:style-name="ce17" table:formula="oooc:=AVERAGE([.O68:.O72])" office:value-type="float" office:value="108.616">
            <text:p>108.62</text:p>
          </table:table-cell>
          <table:table-cell table:style-name="ce17" table:formula="oooc:=AVERAGE([.P68:.P72])" office:value-type="float" office:value="93.458">
            <text:p>93.46</text:p>
          </table:table-cell>
          <table:table-cell table:style-name="ce17" table:number-columns-repeated="2"/>
          <table:table-cell table:style-name="ce17" table:formula="oooc:=AVERAGE([.S68:.S72])" office:value-type="float" office:value="603.6">
            <text:p>603.6</text:p>
          </table:table-cell>
          <table:table-cell table:style-name="ce17" table:number-columns-repeated="2"/>
          <table:table-cell table:style-name="ce17" table:formula="oooc:=AVERAGE([.V68:.V72])" office:value-type="float" office:value="703.554">
            <text:p>703.55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4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1.24">
            <text:p>201.24</text:p>
          </table:table-cell>
          <table:table-cell office:value-type="float" office:value="0.017">
            <text:p>0.02</text:p>
          </table:table-cell>
          <table:table-cell office:value-type="float" office:value="0.33">
            <text:p>0.33</text:p>
          </table:table-cell>
          <table:table-cell office:value-type="float" office:value="107.63">
            <text:p>107.63</text:p>
          </table:table-cell>
          <table:table-cell office:value-type="float" office:value="93.54">
            <text:p>93.5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8.89">
            <text:p>608.8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0.65">
            <text:p>700.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4.27">
            <text:p>224.27</text:p>
          </table:table-cell>
          <table:table-cell office:value-type="float" office:value="0.006">
            <text:p>0.01</text:p>
          </table:table-cell>
          <table:table-cell office:value-type="float" office:value="0.216">
            <text:p>0.22</text:p>
          </table:table-cell>
          <table:table-cell office:value-type="float" office:value="113.3">
            <text:p>113.3</text:p>
          </table:table-cell>
          <table:table-cell office:value-type="float" office:value="110.86">
            <text:p>110.8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8.44">
            <text:p>578.4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1.14">
            <text:p>591.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6.44">
            <text:p>196.44</text:p>
          </table:table-cell>
          <table:table-cell office:value-type="float" office:value="0.004">
            <text:p>0</text:p>
          </table:table-cell>
          <table:table-cell office:value-type="float" office:value="0.131">
            <text:p>0.13</text:p>
          </table:table-cell>
          <table:table-cell office:value-type="float" office:value="109.99">
            <text:p>109.99</text:p>
          </table:table-cell>
          <table:table-cell office:value-type="float" office:value="86.37">
            <text:p>86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86">
            <text:p>595.8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58.8">
            <text:p>758.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84">
            <text:p>215.84</text:p>
          </table:table-cell>
          <table:table-cell office:value-type="float" office:value="0.005">
            <text:p>0.01</text:p>
          </table:table-cell>
          <table:table-cell office:value-type="float" office:value="0.409">
            <text:p>0.41</text:p>
          </table:table-cell>
          <table:table-cell office:value-type="float" office:value="110.11">
            <text:p>110.11</text:p>
          </table:table-cell>
          <table:table-cell office:value-type="float" office:value="105.68">
            <text:p>105.6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18">
            <text:p>595.1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0.14">
            <text:p>620.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5.73">
            <text:p>205.73</text:p>
          </table:table-cell>
          <table:table-cell office:value-type="float" office:value="0.005">
            <text:p>0.01</text:p>
          </table:table-cell>
          <table:table-cell office:value-type="float" office:value="0.26">
            <text:p>0.26</text:p>
          </table:table-cell>
          <table:table-cell office:value-type="float" office:value="107.46">
            <text:p>107.46</text:p>
          </table:table-cell>
          <table:table-cell office:value-type="float" office:value="98.24">
            <text:p>98.2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9.87">
            <text:p>609.8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7.1">
            <text:p>667.1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79:.L83])" office:value-type="float" office:value="208.704">
            <text:p>208.7</text:p>
          </table:table-cell>
          <table:table-cell table:style-name="ce17" table:formula="oooc:=AVERAGE([.M79:.M83])" office:value-type="float" office:value="0.0074">
            <text:p>0.01</text:p>
          </table:table-cell>
          <table:table-cell table:style-name="ce17" table:formula="oooc:=AVERAGE([.N79:.N83])" office:value-type="float" office:value="0.2692">
            <text:p>0.27</text:p>
          </table:table-cell>
          <table:table-cell table:style-name="ce17" table:formula="oooc:=AVERAGE([.O79:.O83])" office:value-type="float" office:value="109.698">
            <text:p>109.7</text:p>
          </table:table-cell>
          <table:table-cell table:style-name="ce17" table:formula="oooc:=AVERAGE([.P79:.P83])" office:value-type="float" office:value="98.938">
            <text:p>98.94</text:p>
          </table:table-cell>
          <table:table-cell table:style-name="ce17" table:number-columns-repeated="2"/>
          <table:table-cell table:style-name="ce17" table:formula="oooc:=AVERAGE([.S79:.S83])" office:value-type="float" office:value="597.648">
            <text:p>597.65</text:p>
          </table:table-cell>
          <table:table-cell table:style-name="ce17" table:number-columns-repeated="2"/>
          <table:table-cell table:style-name="ce17" table:formula="oooc:=AVERAGE([.V79:.V83])" office:value-type="float" office:value="667.566">
            <text:p>667.57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5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8.11">
            <text:p>198.11</text:p>
          </table:table-cell>
          <table:table-cell office:value-type="float" office:value="0.005">
            <text:p>0.01</text:p>
          </table:table-cell>
          <table:table-cell office:value-type="float" office:value="0.309">
            <text:p>0.31</text:p>
          </table:table-cell>
          <table:table-cell office:value-type="float" office:value="109.89">
            <text:p>109.89</text:p>
          </table:table-cell>
          <table:table-cell office:value-type="float" office:value="88.19">
            <text:p>88.1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6.38">
            <text:p>596.3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43.09">
            <text:p>743.0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95">
            <text:p>199.95</text:p>
          </table:table-cell>
          <table:table-cell office:value-type="float" office:value="0.005">
            <text:p>0.01</text:p>
          </table:table-cell>
          <table:table-cell office:value-type="float" office:value="0.144">
            <text:p>0.14</text:p>
          </table:table-cell>
          <table:table-cell office:value-type="float" office:value="111.42">
            <text:p>111.42</text:p>
          </table:table-cell>
          <table:table-cell office:value-type="float" office:value="88.51">
            <text:p>88.5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8.2">
            <text:p>588.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40.46">
            <text:p>740.4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89.69">
            <text:p>189.69</text:p>
          </table:table-cell>
          <table:table-cell office:value-type="float" office:value="0.004">
            <text:p>0</text:p>
          </table:table-cell>
          <table:table-cell office:value-type="float" office:value="0.138">
            <text:p>0.14</text:p>
          </table:table-cell>
          <table:table-cell office:value-type="float" office:value="111.09">
            <text:p>111.09</text:p>
          </table:table-cell>
          <table:table-cell office:value-type="float" office:value="78.56">
            <text:p>78.5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9.94">
            <text:p>589.9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34.26">
            <text:p>834.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9.72">
            <text:p>229.72</text:p>
          </table:table-cell>
          <table:table-cell office:value-type="float" office:value="0.005">
            <text:p>0.01</text:p>
          </table:table-cell>
          <table:table-cell office:value-type="float" office:value="0.088">
            <text:p>0.09</text:p>
          </table:table-cell>
          <table:table-cell office:value-type="float" office:value="107.81">
            <text:p>107.81</text:p>
          </table:table-cell>
          <table:table-cell office:value-type="float" office:value="121.88">
            <text:p>121.8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86">
            <text:p>607.8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37.69">
            <text:p>537.6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8.43">
            <text:p>208.43</text:p>
          </table:table-cell>
          <table:table-cell office:value-type="float" office:value="0.005">
            <text:p>0.01</text:p>
          </table:table-cell>
          <table:table-cell office:value-type="float" office:value="0.164">
            <text:p>0.16</text:p>
          </table:table-cell>
          <table:table-cell office:value-type="float" office:value="111.61">
            <text:p>111.61</text:p>
          </table:table-cell>
          <table:table-cell office:value-type="float" office:value="96.8">
            <text:p>96.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7.21">
            <text:p>587.2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77">
            <text:p>677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90:.L94])" office:value-type="float" office:value="205.18">
            <text:p>205.18</text:p>
          </table:table-cell>
          <table:table-cell table:style-name="ce17" table:formula="oooc:=AVERAGE([.M90:.M94])" office:value-type="float" office:value="0.0048">
            <text:p>0</text:p>
          </table:table-cell>
          <table:table-cell table:style-name="ce17" table:formula="oooc:=AVERAGE([.N90:.N94])" office:value-type="float" office:value="0.1686">
            <text:p>0.17</text:p>
          </table:table-cell>
          <table:table-cell table:style-name="ce17" table:formula="oooc:=AVERAGE([.O90:.O94])" office:value-type="float" office:value="110.364">
            <text:p>110.36</text:p>
          </table:table-cell>
          <table:table-cell table:style-name="ce17" table:formula="oooc:=AVERAGE([.P90:.P94])" office:value-type="float" office:value="94.788">
            <text:p>94.79</text:p>
          </table:table-cell>
          <table:table-cell table:style-name="ce17" table:number-columns-repeated="2"/>
          <table:table-cell table:style-name="ce17" table:formula="oooc:=AVERAGE([.S90:.S94])" office:value-type="float" office:value="593.918">
            <text:p>593.92</text:p>
          </table:table-cell>
          <table:table-cell table:style-name="ce17" table:number-columns-repeated="2"/>
          <table:table-cell table:style-name="ce17" table:formula="oooc:=AVERAGE([.V90:.V94])" office:value-type="float" office:value="706.5">
            <text:p>706.5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6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4.52">
            <text:p>194.52</text:p>
          </table:table-cell>
          <table:table-cell office:value-type="float" office:value="0.005">
            <text:p>0.01</text:p>
          </table:table-cell>
          <table:table-cell office:value-type="float" office:value="0.102">
            <text:p>0.1</text:p>
          </table:table-cell>
          <table:table-cell office:value-type="float" office:value="109.61">
            <text:p>109.61</text:p>
          </table:table-cell>
          <table:table-cell office:value-type="float" office:value="84.84">
            <text:p>84.8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7.89">
            <text:p>597.8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72.46">
            <text:p>772.4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0.98">
            <text:p>190.98</text:p>
          </table:table-cell>
          <table:table-cell office:value-type="float" office:value="0.005">
            <text:p>0.01</text:p>
          </table:table-cell>
          <table:table-cell office:value-type="float" office:value="0.156">
            <text:p>0.16</text:p>
          </table:table-cell>
          <table:table-cell office:value-type="float" office:value="107.83">
            <text:p>107.83</text:p>
          </table:table-cell>
          <table:table-cell office:value-type="float" office:value="83.04">
            <text:p>83.0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76">
            <text:p>607.7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89.18">
            <text:p>789.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8.77">
            <text:p>218.77</text:p>
          </table:table-cell>
          <table:table-cell office:value-type="float" office:value="0.005">
            <text:p>0.01</text:p>
          </table:table-cell>
          <table:table-cell office:value-type="float" office:value="0.101">
            <text:p>0.1</text:p>
          </table:table-cell>
          <table:table-cell office:value-type="float" office:value="108.84">
            <text:p>108.84</text:p>
          </table:table-cell>
          <table:table-cell office:value-type="float" office:value="109.83">
            <text:p>109.8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12">
            <text:p>602.1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6.7">
            <text:p>596.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1.88">
            <text:p>221.88</text:p>
          </table:table-cell>
          <table:table-cell office:value-type="float" office:value="0.005">
            <text:p>0.01</text:p>
          </table:table-cell>
          <table:table-cell office:value-type="float" office:value="0.079">
            <text:p>0.08</text:p>
          </table:table-cell>
          <table:table-cell office:value-type="float" office:value="110.62">
            <text:p>110.62</text:p>
          </table:table-cell>
          <table:table-cell office:value-type="float" office:value="111.18">
            <text:p>111.1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.43">
            <text:p>592.4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9.45">
            <text:p>589.4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3.74">
            <text:p>193.74</text:p>
          </table:table-cell>
          <table:table-cell office:value-type="float" office:value="0.005">
            <text:p>0.01</text:p>
          </table:table-cell>
          <table:table-cell office:value-type="float" office:value="0.101">
            <text:p>0.1</text:p>
          </table:table-cell>
          <table:table-cell office:value-type="float" office:value="110.78">
            <text:p>110.78</text:p>
          </table:table-cell>
          <table:table-cell office:value-type="float" office:value="82.91">
            <text:p>82.9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1.59">
            <text:p>591.5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90.42">
            <text:p>790.4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01:.L105])" office:value-type="float" office:value="203.978">
            <text:p>203.98</text:p>
          </table:table-cell>
          <table:table-cell table:style-name="ce17" table:formula="oooc:=AVERAGE([.M101:.M105])" office:value-type="float" office:value="0.005">
            <text:p>0.01</text:p>
          </table:table-cell>
          <table:table-cell table:style-name="ce17" table:formula="oooc:=AVERAGE([.N101:.N105])" office:value-type="float" office:value="0.1078">
            <text:p>0.11</text:p>
          </table:table-cell>
          <table:table-cell table:style-name="ce17" table:formula="oooc:=AVERAGE([.O101:.O105])" office:value-type="float" office:value="109.536">
            <text:p>109.54</text:p>
          </table:table-cell>
          <table:table-cell table:style-name="ce17" table:formula="oooc:=AVERAGE([.P101:.P105])" office:value-type="float" office:value="94.36">
            <text:p>94.36</text:p>
          </table:table-cell>
          <table:table-cell table:style-name="ce17" table:number-columns-repeated="2"/>
          <table:table-cell table:style-name="ce17" table:formula="oooc:=AVERAGE([.S101:.S105])" office:value-type="float" office:value="598.358">
            <text:p>598.36</text:p>
          </table:table-cell>
          <table:table-cell table:style-name="ce17" table:number-columns-repeated="2"/>
          <table:table-cell table:style-name="ce17" table:formula="oooc:=AVERAGE([.V101:.V105])" office:value-type="float" office:value="707.642">
            <text:p>707.64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7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3.47">
            <text:p>193.47</text:p>
          </table:table-cell>
          <table:table-cell office:value-type="float" office:value="0.012">
            <text:p>0.01</text:p>
          </table:table-cell>
          <table:table-cell office:value-type="float" office:value="0.06">
            <text:p>0.06</text:p>
          </table:table-cell>
          <table:table-cell office:value-type="float" office:value="110.51">
            <text:p>110.51</text:p>
          </table:table-cell>
          <table:table-cell office:value-type="float" office:value="82.87">
            <text:p>82.8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3.01">
            <text:p>593.0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90.79">
            <text:p>790.7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87.93">
            <text:p>187.93</text:p>
          </table:table-cell>
          <table:table-cell office:value-type="float" office:value="0.005">
            <text:p>0.01</text:p>
          </table:table-cell>
          <table:table-cell office:value-type="float" office:value="0.114">
            <text:p>0.11</text:p>
          </table:table-cell>
          <table:table-cell office:value-type="float" office:value="107.88">
            <text:p>107.88</text:p>
          </table:table-cell>
          <table:table-cell office:value-type="float" office:value="79.94">
            <text:p>79.9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47">
            <text:p>607.4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19.77">
            <text:p>819.7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36.28">
            <text:p>236.28</text:p>
          </table:table-cell>
          <table:table-cell office:value-type="float" office:value="0.005">
            <text:p>0.01</text:p>
          </table:table-cell>
          <table:table-cell office:value-type="float" office:value="0.059">
            <text:p>0.06</text:p>
          </table:table-cell>
          <table:table-cell office:value-type="float" office:value="108.21">
            <text:p>108.21</text:p>
          </table:table-cell>
          <table:table-cell office:value-type="float" office:value="127.98">
            <text:p>127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64">
            <text:p>605.6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12.07">
            <text:p>512.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94">
            <text:p>199.94</text:p>
          </table:table-cell>
          <table:table-cell office:value-type="float" office:value="0.005">
            <text:p>0.01</text:p>
          </table:table-cell>
          <table:table-cell office:value-type="float" office:value="0.143">
            <text:p>0.14</text:p>
          </table:table-cell>
          <table:table-cell office:value-type="float" office:value="108.3">
            <text:p>108.3</text:p>
          </table:table-cell>
          <table:table-cell office:value-type="float" office:value="91.58">
            <text:p>91.5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14">
            <text:p>605.1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15.65">
            <text:p>715.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3.72">
            <text:p>213.72</text:p>
          </table:table-cell>
          <table:table-cell office:value-type="float" office:value="0.004">
            <text:p>0</text:p>
          </table:table-cell>
          <table:table-cell office:value-type="float" office:value="0.06">
            <text:p>0.06</text:p>
          </table:table-cell>
          <table:table-cell office:value-type="float" office:value="110.67">
            <text:p>110.67</text:p>
          </table:table-cell>
          <table:table-cell office:value-type="float" office:value="102.99">
            <text:p>102.9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.18">
            <text:p>592.1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6.35">
            <text:p>636.35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12:.L116])" office:value-type="float" office:value="206.268">
            <text:p>206.27</text:p>
          </table:table-cell>
          <table:table-cell table:style-name="ce17" table:formula="oooc:=AVERAGE([.M112:.M116])" office:value-type="float" office:value="0.0062">
            <text:p>0.01</text:p>
          </table:table-cell>
          <table:table-cell table:style-name="ce17" table:formula="oooc:=AVERAGE([.N112:.N116])" office:value-type="float" office:value="0.0872">
            <text:p>0.09</text:p>
          </table:table-cell>
          <table:table-cell table:style-name="ce17" table:formula="oooc:=AVERAGE([.O112:.O116])" office:value-type="float" office:value="109.114">
            <text:p>109.11</text:p>
          </table:table-cell>
          <table:table-cell table:style-name="ce17" table:formula="oooc:=AVERAGE([.P112:.P116])" office:value-type="float" office:value="97.072">
            <text:p>97.07</text:p>
          </table:table-cell>
          <table:table-cell table:style-name="ce17" table:number-columns-repeated="2"/>
          <table:table-cell table:style-name="ce17" table:formula="oooc:=AVERAGE([.S112:.S116])" office:value-type="float" office:value="600.688">
            <text:p>600.69</text:p>
          </table:table-cell>
          <table:table-cell table:style-name="ce17" table:number-columns-repeated="2"/>
          <table:table-cell table:style-name="ce17" table:formula="oooc:=AVERAGE([.V112:.V116])" office:value-type="float" office:value="694.926">
            <text:p>694.93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8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51">
            <text:p>207.51</text:p>
          </table:table-cell>
          <table:table-cell office:value-type="float" office:value="0.01">
            <text:p>0.01</text:p>
          </table:table-cell>
          <table:table-cell office:value-type="float" office:value="0.142">
            <text:p>0.14</text:p>
          </table:table-cell>
          <table:table-cell office:value-type="float" office:value="109.48">
            <text:p>109.48</text:p>
          </table:table-cell>
          <table:table-cell office:value-type="float" office:value="97.98">
            <text:p>97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8.59">
            <text:p>598.5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8.89">
            <text:p>668.8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47">
            <text:p>215.47</text:p>
          </table:table-cell>
          <table:table-cell office:value-type="float" office:value="0.005">
            <text:p>0.01</text:p>
          </table:table-cell>
          <table:table-cell office:value-type="float" office:value="0.106">
            <text:p>0.11</text:p>
          </table:table-cell>
          <table:table-cell office:value-type="float" office:value="108.21">
            <text:p>108.21</text:p>
          </table:table-cell>
          <table:table-cell office:value-type="float" office:value="107.22">
            <text:p>107.2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62">
            <text:p>605.6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1.21">
            <text:p>611.2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6.82">
            <text:p>196.82</text:p>
          </table:table-cell>
          <table:table-cell office:value-type="float" office:value="0.006">
            <text:p>0.01</text:p>
          </table:table-cell>
          <table:table-cell office:value-type="float" office:value="0.061">
            <text:p>0.06</text:p>
          </table:table-cell>
          <table:table-cell office:value-type="float" office:value="107.47">
            <text:p>107.47</text:p>
          </table:table-cell>
          <table:table-cell office:value-type="float" office:value="89.33">
            <text:p>89.3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9.79">
            <text:p>609.7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33.65">
            <text:p>733.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0.04">
            <text:p>200.04</text:p>
          </table:table-cell>
          <table:table-cell office:value-type="float" office:value="0.006">
            <text:p>0.01</text:p>
          </table:table-cell>
          <table:table-cell office:value-type="float" office:value="0.188">
            <text:p>0.19</text:p>
          </table:table-cell>
          <table:table-cell office:value-type="float" office:value="110.17">
            <text:p>110.17</text:p>
          </table:table-cell>
          <table:table-cell office:value-type="float" office:value="89.86">
            <text:p>89.8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4.87">
            <text:p>594.8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29.34">
            <text:p>729.3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81">
            <text:p>207.81</text:p>
          </table:table-cell>
          <table:table-cell office:value-type="float" office:value="0.006">
            <text:p>0.01</text:p>
          </table:table-cell>
          <table:table-cell office:value-type="float" office:value="0.082">
            <text:p>0.08</text:p>
          </table:table-cell>
          <table:table-cell office:value-type="float" office:value="110.01">
            <text:p>110.01</text:p>
          </table:table-cell>
          <table:table-cell office:value-type="float" office:value="97.79">
            <text:p>97.7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74">
            <text:p>595.7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70.17">
            <text:p>670.17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23:.L127])" office:value-type="float" office:value="205.53">
            <text:p>205.53</text:p>
          </table:table-cell>
          <table:table-cell table:style-name="ce17" table:formula="oooc:=AVERAGE([.M123:.M127])" office:value-type="float" office:value="0.0066">
            <text:p>0.01</text:p>
          </table:table-cell>
          <table:table-cell table:style-name="ce17" table:formula="oooc:=AVERAGE([.N123:.N127])" office:value-type="float" office:value="0.1158">
            <text:p>0.12</text:p>
          </table:table-cell>
          <table:table-cell table:style-name="ce17" table:formula="oooc:=AVERAGE([.O123:.O127])" office:value-type="float" office:value="109.068">
            <text:p>109.07</text:p>
          </table:table-cell>
          <table:table-cell table:style-name="ce17" table:formula="oooc:=AVERAGE([.P123:.P127])" office:value-type="float" office:value="96.436">
            <text:p>96.44</text:p>
          </table:table-cell>
          <table:table-cell table:style-name="ce17" table:number-columns-repeated="2"/>
          <table:table-cell table:style-name="ce17" table:formula="oooc:=AVERAGE([.S123:.S127])" office:value-type="float" office:value="600.922">
            <text:p>600.92</text:p>
          </table:table-cell>
          <table:table-cell table:style-name="ce17" table:number-columns-repeated="2"/>
          <table:table-cell table:style-name="ce17" table:formula="oooc:=AVERAGE([.V123:.V127])" office:value-type="float" office:value="682.652">
            <text:p>682.65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9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3.67">
            <text:p>203.67</text:p>
          </table:table-cell>
          <table:table-cell office:value-type="float" office:value="0.005">
            <text:p>0.01</text:p>
          </table:table-cell>
          <table:table-cell office:value-type="float" office:value="0.176">
            <text:p>0.18</text:p>
          </table:table-cell>
          <table:table-cell office:value-type="float" office:value="110.52">
            <text:p>110.52</text:p>
          </table:table-cell>
          <table:table-cell office:value-type="float" office:value="93.07">
            <text:p>93.0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.96">
            <text:p>592.9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4.16">
            <text:p>704.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8.58">
            <text:p>228.58</text:p>
          </table:table-cell>
          <table:table-cell office:value-type="float" office:value="0.005">
            <text:p>0.01</text:p>
          </table:table-cell>
          <table:table-cell office:value-type="float" office:value="0.059">
            <text:p>0.06</text:p>
          </table:table-cell>
          <table:table-cell office:value-type="float" office:value="113.31">
            <text:p>113.31</text:p>
          </table:table-cell>
          <table:table-cell office:value-type="float" office:value="115.18">
            <text:p>115.1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78.36">
            <text:p>578.3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9.01">
            <text:p>569.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01">
            <text:p>207.01</text:p>
          </table:table-cell>
          <table:table-cell office:value-type="float" office:value="0.006">
            <text:p>0.01</text:p>
          </table:table-cell>
          <table:table-cell office:value-type="float" office:value="0.086">
            <text:p>0.09</text:p>
          </table:table-cell>
          <table:table-cell office:value-type="float" office:value="108.39">
            <text:p>108.39</text:p>
          </table:table-cell>
          <table:table-cell office:value-type="float" office:value="98.58">
            <text:p>98.5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4.64">
            <text:p>604.6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4.83">
            <text:p>664.8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35">
            <text:p>199.35</text:p>
          </table:table-cell>
          <table:table-cell office:value-type="float" office:value="0.005">
            <text:p>0.01</text:p>
          </table:table-cell>
          <table:table-cell office:value-type="float" office:value="0.114">
            <text:p>0.11</text:p>
          </table:table-cell>
          <table:table-cell office:value-type="float" office:value="108.43">
            <text:p>108.43</text:p>
          </table:table-cell>
          <table:table-cell office:value-type="float" office:value="90.9">
            <text:p>90.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4.4">
            <text:p>604.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20.97">
            <text:p>720.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6.67">
            <text:p>216.67</text:p>
          </table:table-cell>
          <table:table-cell office:value-type="float" office:value="0.005">
            <text:p>0.01</text:p>
          </table:table-cell>
          <table:table-cell office:value-type="float" office:value="0.145">
            <text:p>0.15</text:p>
          </table:table-cell>
          <table:table-cell office:value-type="float" office:value="108.74">
            <text:p>108.74</text:p>
          </table:table-cell>
          <table:table-cell office:value-type="float" office:value="107.91">
            <text:p>107.9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2.69">
            <text:p>602.6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29">
            <text:p>607.29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34:.L138])" office:value-type="float" office:value="211.056">
            <text:p>211.06</text:p>
          </table:table-cell>
          <table:table-cell table:style-name="ce17" table:formula="oooc:=AVERAGE([.M134:.M138])" office:value-type="float" office:value="0.0052">
            <text:p>0.01</text:p>
          </table:table-cell>
          <table:table-cell table:style-name="ce17" table:formula="oooc:=AVERAGE([.N134:.N138])" office:value-type="float" office:value="0.116">
            <text:p>0.12</text:p>
          </table:table-cell>
          <table:table-cell table:style-name="ce17" table:formula="oooc:=AVERAGE([.O134:.O138])" office:value-type="float" office:value="109.878">
            <text:p>109.88</text:p>
          </table:table-cell>
          <table:table-cell table:style-name="ce17" table:formula="oooc:=AVERAGE([.P134:.P138])" office:value-type="float" office:value="101.128">
            <text:p>101.13</text:p>
          </table:table-cell>
          <table:table-cell table:style-name="ce17" table:number-columns-repeated="2"/>
          <table:table-cell table:style-name="ce17" table:formula="oooc:=AVERAGE([.S134:.S138])" office:value-type="float" office:value="596.61">
            <text:p>596.61</text:p>
          </table:table-cell>
          <table:table-cell table:style-name="ce17" table:number-columns-repeated="2"/>
          <table:table-cell table:style-name="ce17" table:formula="oooc:=AVERAGE([.V134:.V138])" office:value-type="float" office:value="653.252">
            <text:p>653.25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10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2.31">
            <text:p>192.31</text:p>
          </table:table-cell>
          <table:table-cell office:value-type="float" office:value="0.019">
            <text:p>0.02</text:p>
          </table:table-cell>
          <table:table-cell office:value-type="float" office:value="0.057">
            <text:p>0.06</text:p>
          </table:table-cell>
          <table:table-cell office:value-type="float" office:value="110.52">
            <text:p>110.52</text:p>
          </table:table-cell>
          <table:table-cell office:value-type="float" office:value="81.77">
            <text:p>81.7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.96">
            <text:p>592.9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01.51">
            <text:p>801.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8.06">
            <text:p>208.06</text:p>
          </table:table-cell>
          <table:table-cell office:value-type="float" office:value="0.006">
            <text:p>0.01</text:p>
          </table:table-cell>
          <table:table-cell office:value-type="float" office:value="0.081">
            <text:p>0.08</text:p>
          </table:table-cell>
          <table:table-cell office:value-type="float" office:value="107.41">
            <text:p>107.41</text:p>
          </table:table-cell>
          <table:table-cell office:value-type="float" office:value="100.63">
            <text:p>100.6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0.13">
            <text:p>610.1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51.25">
            <text:p>651.2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6.81">
            <text:p>196.81</text:p>
          </table:table-cell>
          <table:table-cell office:value-type="float" office:value="0.005">
            <text:p>0.01</text:p>
          </table:table-cell>
          <table:table-cell office:value-type="float" office:value="0.091">
            <text:p>0.09</text:p>
          </table:table-cell>
          <table:table-cell office:value-type="float" office:value="109.19">
            <text:p>109.19</text:p>
          </table:table-cell>
          <table:table-cell office:value-type="float" office:value="87.59">
            <text:p>87.5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0.19">
            <text:p>600.1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48.18">
            <text:p>748.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7.12">
            <text:p>207.12</text:p>
          </table:table-cell>
          <table:table-cell office:value-type="float" office:value="0.005">
            <text:p>0.01</text:p>
          </table:table-cell>
          <table:table-cell office:value-type="float" office:value="0.171">
            <text:p>0.17</text:p>
          </table:table-cell>
          <table:table-cell office:value-type="float" office:value="108.44">
            <text:p>108.44</text:p>
          </table:table-cell>
          <table:table-cell office:value-type="float" office:value="98.66">
            <text:p>98.6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4.37">
            <text:p>604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64.25">
            <text:p>664.2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7.26">
            <text:p>217.26</text:p>
          </table:table-cell>
          <table:table-cell office:value-type="float" office:value="0.006">
            <text:p>0.01</text:p>
          </table:table-cell>
          <table:table-cell office:value-type="float" office:value="0.124">
            <text:p>0.12</text:p>
          </table:table-cell>
          <table:table-cell office:value-type="float" office:value="110.08">
            <text:p>110.08</text:p>
          </table:table-cell>
          <table:table-cell office:value-type="float" office:value="107.17">
            <text:p>107.1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37">
            <text:p>595.3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1.52">
            <text:p>611.5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45:.L149])" office:value-type="float" office:value="204.312">
            <text:p>204.31</text:p>
          </table:table-cell>
          <table:table-cell table:style-name="ce17" table:formula="oooc:=AVERAGE([.M145:.M149])" office:value-type="float" office:value="0.0082">
            <text:p>0.01</text:p>
          </table:table-cell>
          <table:table-cell table:style-name="ce17" table:formula="oooc:=AVERAGE([.N145:.N149])" office:value-type="float" office:value="0.1048">
            <text:p>0.1</text:p>
          </table:table-cell>
          <table:table-cell table:style-name="ce17" table:formula="oooc:=AVERAGE([.O145:.O149])" office:value-type="float" office:value="109.128">
            <text:p>109.13</text:p>
          </table:table-cell>
          <table:table-cell table:style-name="ce17" table:formula="oooc:=AVERAGE([.P145:.P149])" office:value-type="float" office:value="95.164">
            <text:p>95.16</text:p>
          </table:table-cell>
          <table:table-cell table:style-name="ce17" table:number-columns-repeated="2"/>
          <table:table-cell table:style-name="ce17" table:formula="oooc:=AVERAGE([.S145:.S149])" office:value-type="float" office:value="600.604">
            <text:p>600.6</text:p>
          </table:table-cell>
          <table:table-cell table:style-name="ce17" table:number-columns-repeated="2"/>
          <table:table-cell table:style-name="ce17" table:formula="oooc:=AVERAGE([.V145:.V149])" office:value-type="float" office:value="695.342">
            <text:p>695.34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11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26.23">
            <text:p>226.23</text:p>
          </table:table-cell>
          <table:table-cell office:value-type="float" office:value="0.017">
            <text:p>0.02</text:p>
          </table:table-cell>
          <table:table-cell office:value-type="float" office:value="0.053">
            <text:p>0.05</text:p>
          </table:table-cell>
          <table:table-cell office:value-type="float" office:value="109.19">
            <text:p>109.19</text:p>
          </table:table-cell>
          <table:table-cell office:value-type="float" office:value="117.02">
            <text:p>117.0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0.2">
            <text:p>600.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60.03">
            <text:p>560.0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85.4">
            <text:p>185.4</text:p>
          </table:table-cell>
          <table:table-cell office:value-type="float" office:value="0.005">
            <text:p>0.01</text:p>
          </table:table-cell>
          <table:table-cell office:value-type="float" office:value="0.056">
            <text:p>0.06</text:p>
          </table:table-cell>
          <table:table-cell office:value-type="float" office:value="108.02">
            <text:p>108.02</text:p>
          </table:table-cell>
          <table:table-cell office:value-type="float" office:value="77.36">
            <text:p>77.3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6.7">
            <text:p>606.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47.13">
            <text:p>847.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5.05">
            <text:p>215.05</text:p>
          </table:table-cell>
          <table:table-cell office:value-type="float" office:value="0.005">
            <text:p>0.01</text:p>
          </table:table-cell>
          <table:table-cell office:value-type="float" office:value="0.131">
            <text:p>0.13</text:p>
          </table:table-cell>
          <table:table-cell office:value-type="float" office:value="109.79">
            <text:p>109.79</text:p>
          </table:table-cell>
          <table:table-cell office:value-type="float" office:value="105.19">
            <text:p>105.1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6.93">
            <text:p>596.9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23.04">
            <text:p>623.0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2.3">
            <text:p>202.3</text:p>
          </table:table-cell>
          <table:table-cell office:value-type="float" office:value="0.005">
            <text:p>0.01</text:p>
          </table:table-cell>
          <table:table-cell office:value-type="float" office:value="0.148">
            <text:p>0.15</text:p>
          </table:table-cell>
          <table:table-cell office:value-type="float" office:value="109.33">
            <text:p>109.33</text:p>
          </table:table-cell>
          <table:table-cell office:value-type="float" office:value="92.92">
            <text:p>92.9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9.41">
            <text:p>599.4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5.3">
            <text:p>705.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6.02">
            <text:p>206.02</text:p>
          </table:table-cell>
          <table:table-cell office:value-type="float" office:value="0.005">
            <text:p>0.01</text:p>
          </table:table-cell>
          <table:table-cell office:value-type="float" office:value="0.152">
            <text:p>0.15</text:p>
          </table:table-cell>
          <table:table-cell office:value-type="float" office:value="109.99">
            <text:p>109.99</text:p>
          </table:table-cell>
          <table:table-cell office:value-type="float" office:value="95.96">
            <text:p>95.9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85">
            <text:p>595.8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2.92">
            <text:p>682.9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56:.L160])" office:value-type="float" office:value="207">
            <text:p>207</text:p>
          </table:table-cell>
          <table:table-cell table:style-name="ce17" table:formula="oooc:=AVERAGE([.M156:.M160])" office:value-type="float" office:value="0.0074">
            <text:p>0.01</text:p>
          </table:table-cell>
          <table:table-cell table:style-name="ce17" table:formula="oooc:=AVERAGE([.N156:.N160])" office:value-type="float" office:value="0.108">
            <text:p>0.11</text:p>
          </table:table-cell>
          <table:table-cell table:style-name="ce17" table:formula="oooc:=AVERAGE([.O156:.O160])" office:value-type="float" office:value="109.264">
            <text:p>109.26</text:p>
          </table:table-cell>
          <table:table-cell table:style-name="ce17" table:formula="oooc:=AVERAGE([.P156:.P160])" office:value-type="float" office:value="97.69">
            <text:p>97.69</text:p>
          </table:table-cell>
          <table:table-cell table:style-name="ce17" table:number-columns-repeated="2"/>
          <table:table-cell table:style-name="ce17" table:formula="oooc:=AVERAGE([.S156:.S160])" office:value-type="float" office:value="599.818">
            <text:p>599.82</text:p>
          </table:table-cell>
          <table:table-cell table:style-name="ce17" table:number-columns-repeated="2"/>
          <table:table-cell table:style-name="ce17" table:formula="oooc:=AVERAGE([.V156:.V160])" office:value-type="float" office:value="683.684">
            <text:p>683.68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12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4.13">
            <text:p>214.13</text:p>
          </table:table-cell>
          <table:table-cell office:value-type="float" office:value="0.005">
            <text:p>0.01</text:p>
          </table:table-cell>
          <table:table-cell office:value-type="float" office:value="0.151">
            <text:p>0.15</text:p>
          </table:table-cell>
          <table:table-cell office:value-type="float" office:value="112.24">
            <text:p>112.24</text:p>
          </table:table-cell>
          <table:table-cell office:value-type="float" office:value="101.87">
            <text:p>101.8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3.89">
            <text:p>583.8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43.34">
            <text:p>643.3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2.23">
            <text:p>212.23</text:p>
          </table:table-cell>
          <table:table-cell office:value-type="float" office:value="0.006">
            <text:p>0.01</text:p>
          </table:table-cell>
          <table:table-cell office:value-type="float" office:value="0.054">
            <text:p>0.05</text:p>
          </table:table-cell>
          <table:table-cell office:value-type="float" office:value="108.2">
            <text:p>108.2</text:p>
          </table:table-cell>
          <table:table-cell office:value-type="float" office:value="104.02">
            <text:p>104.0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5.7">
            <text:p>605.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30.04">
            <text:p>630.0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8.08">
            <text:p>198.08</text:p>
          </table:table-cell>
          <table:table-cell office:value-type="float" office:value="0.005">
            <text:p>0.01</text:p>
          </table:table-cell>
          <table:table-cell office:value-type="float" office:value="0.14">
            <text:p>0.14</text:p>
          </table:table-cell>
          <table:table-cell office:value-type="float" office:value="107.94">
            <text:p>107.94</text:p>
          </table:table-cell>
          <table:table-cell office:value-type="float" office:value="90.09">
            <text:p>90.0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13">
            <text:p>607.1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27.41">
            <text:p>727.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2.25">
            <text:p>192.25</text:p>
          </table:table-cell>
          <table:table-cell office:value-type="float" office:value="0.006">
            <text:p>0.01</text:p>
          </table:table-cell>
          <table:table-cell office:value-type="float" office:value="0.131">
            <text:p>0.13</text:p>
          </table:table-cell>
          <table:table-cell office:value-type="float" office:value="110.08">
            <text:p>110.08</text:p>
          </table:table-cell>
          <table:table-cell office:value-type="float" office:value="82.15">
            <text:p>82.1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5.32">
            <text:p>595.3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97.79">
            <text:p>797.7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89.98">
            <text:p>189.98</text:p>
          </table:table-cell>
          <table:table-cell office:value-type="float" office:value="0.006">
            <text:p>0.01</text:p>
          </table:table-cell>
          <table:table-cell office:value-type="float" office:value="0.143">
            <text:p>0.14</text:p>
          </table:table-cell>
          <table:table-cell office:value-type="float" office:value="107.79">
            <text:p>107.79</text:p>
          </table:table-cell>
          <table:table-cell office:value-type="float" office:value="82.17">
            <text:p>82.17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7.99">
            <text:p>607.99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97.52">
            <text:p>797.52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67:.L171])" office:value-type="float" office:value="201.334">
            <text:p>201.33</text:p>
          </table:table-cell>
          <table:table-cell table:style-name="ce17" table:formula="oooc:=AVERAGE([.M167:.M171])" office:value-type="float" office:value="0.0056">
            <text:p>0.01</text:p>
          </table:table-cell>
          <table:table-cell table:style-name="ce17" table:formula="oooc:=AVERAGE([.N167:.N171])" office:value-type="float" office:value="0.1238">
            <text:p>0.12</text:p>
          </table:table-cell>
          <table:table-cell table:style-name="ce17" table:formula="oooc:=AVERAGE([.O167:.O171])" office:value-type="float" office:value="109.25">
            <text:p>109.25</text:p>
          </table:table-cell>
          <table:table-cell table:style-name="ce17" table:formula="oooc:=AVERAGE([.P167:.P171])" office:value-type="float" office:value="92.06">
            <text:p>92.06</text:p>
          </table:table-cell>
          <table:table-cell table:style-name="ce17" table:number-columns-repeated="2"/>
          <table:table-cell table:style-name="ce17" table:formula="oooc:=AVERAGE([.S167:.S171])" office:value-type="float" office:value="600.006">
            <text:p>600.01</text:p>
          </table:table-cell>
          <table:table-cell table:style-name="ce17" table:number-columns-repeated="2"/>
          <table:table-cell table:style-name="ce17" table:formula="oooc:=AVERAGE([.V167:.V171])" office:value-type="float" office:value="719.22">
            <text:p>719.22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13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3.14">
            <text:p>203.14</text:p>
          </table:table-cell>
          <table:table-cell office:value-type="float" office:value="0.004">
            <text:p>0</text:p>
          </table:table-cell>
          <table:table-cell office:value-type="float" office:value="0.079">
            <text:p>0.08</text:p>
          </table:table-cell>
          <table:table-cell office:value-type="float" office:value="110.68">
            <text:p>110.68</text:p>
          </table:table-cell>
          <table:table-cell office:value-type="float" office:value="92.44">
            <text:p>92.4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2.12">
            <text:p>592.1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8.92">
            <text:p>708.9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2.77">
            <text:p>192.77</text:p>
          </table:table-cell>
          <table:table-cell office:value-type="float" office:value="0.006">
            <text:p>0.01</text:p>
          </table:table-cell>
          <table:table-cell office:value-type="float" office:value="0.119">
            <text:p>0.12</text:p>
          </table:table-cell>
          <table:table-cell office:value-type="float" office:value="112.21">
            <text:p>112.21</text:p>
          </table:table-cell>
          <table:table-cell office:value-type="float" office:value="80.55">
            <text:p>80.5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84.06">
            <text:p>584.0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13.65">
            <text:p>813.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3.84">
            <text:p>203.84</text:p>
          </table:table-cell>
          <table:table-cell office:value-type="float" office:value="0.005">
            <text:p>0.01</text:p>
          </table:table-cell>
          <table:table-cell office:value-type="float" office:value="0.117">
            <text:p>0.12</text:p>
          </table:table-cell>
          <table:table-cell office:value-type="float" office:value="109.02">
            <text:p>109.02</text:p>
          </table:table-cell>
          <table:table-cell office:value-type="float" office:value="94.81">
            <text:p>94.81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1.16">
            <text:p>601.1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91.27">
            <text:p>691.2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1.15">
            <text:p>191.15</text:p>
          </table:table-cell>
          <table:table-cell office:value-type="float" office:value="0.005">
            <text:p>0.01</text:p>
          </table:table-cell>
          <table:table-cell office:value-type="float" office:value="0.126">
            <text:p>0.13</text:p>
          </table:table-cell>
          <table:table-cell office:value-type="float" office:value="110.25">
            <text:p>110.25</text:p>
          </table:table-cell>
          <table:table-cell office:value-type="float" office:value="80.88">
            <text:p>80.8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4.45">
            <text:p>594.4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10.26">
            <text:p>810.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5.98">
            <text:p>195.98</text:p>
          </table:table-cell>
          <table:table-cell office:value-type="float" office:value="0.005">
            <text:p>0.01</text:p>
          </table:table-cell>
          <table:table-cell office:value-type="float" office:value="0.123">
            <text:p>0.12</text:p>
          </table:table-cell>
          <table:table-cell office:value-type="float" office:value="107.44">
            <text:p>107.44</text:p>
          </table:table-cell>
          <table:table-cell office:value-type="float" office:value="88.52">
            <text:p>88.5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9.98">
            <text:p>609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40.34">
            <text:p>740.34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78:.L182])" office:value-type="float" office:value="197.376">
            <text:p>197.38</text:p>
          </table:table-cell>
          <table:table-cell table:style-name="ce17" table:formula="oooc:=AVERAGE([.M178:.M182])" office:value-type="float" office:value="0.005">
            <text:p>0.01</text:p>
          </table:table-cell>
          <table:table-cell table:style-name="ce17" table:formula="oooc:=AVERAGE([.N178:.N182])" office:value-type="float" office:value="0.1128">
            <text:p>0.11</text:p>
          </table:table-cell>
          <table:table-cell table:style-name="ce17" table:formula="oooc:=AVERAGE([.O178:.O182])" office:value-type="float" office:value="109.92">
            <text:p>109.92</text:p>
          </table:table-cell>
          <table:table-cell table:style-name="ce17" table:formula="oooc:=AVERAGE([.P178:.P182])" office:value-type="float" office:value="87.44">
            <text:p>87.44</text:p>
          </table:table-cell>
          <table:table-cell table:style-name="ce17" table:number-columns-repeated="2"/>
          <table:table-cell table:style-name="ce17" table:formula="oooc:=AVERAGE([.S178:.S182])" office:value-type="float" office:value="596.354">
            <text:p>596.35</text:p>
          </table:table-cell>
          <table:table-cell table:style-name="ce17" table:number-columns-repeated="2"/>
          <table:table-cell table:style-name="ce17" table:formula="oooc:=AVERAGE([.V178:.V182])" office:value-type="float" office:value="752.888">
            <text:p>752.89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ZFS vdev_arc_max=14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>
            <text:p>../zfs+chaos4/cmd/lzpios/zpios --load=dmuio --path=lustre --chunksize=1M --regionsize=4M --regioncount=16384 --threadcount=256,256,256,256,256 --offset=4M --cleanup --verbose --human-readable --prerun=/home/behlendo/src/zfs/scripts/profile-kpios-pre.sh --postrun=/home/behlendo/src/zfs/scripts/profile-kpios-post.sh --log=/home/behlendo/src/jbod/kpios-20080518//baseline/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>
            <text:p>ret-cod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h-cnt</text:p>
          </table:table-cell>
          <table:table-cell table:style-name="ce2" office:value-type="string">
            <text:p>rg-cnt</text:p>
          </table:table-cell>
          <table:table-cell table:style-name="ce2" office:value-type="string">
            <text:p>rg-sz</text:p>
          </table:table-cell>
          <table:table-cell table:style-name="ce2" office:value-type="string">
            <text:p>ch-sz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rg-no</text:p>
          </table:table-cell>
          <table:table-cell table:style-name="ce2" office:value-type="string">
            <text:p>ch-no</text:p>
          </table:table-cell>
          <table:table-cell table:style-name="ce2" office:value-type="string">
            <text:p>th-dly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r-time</text:p>
          </table:table-cell>
          <table:table-cell table:style-name="ce2" office:value-type="string">
            <text:p>rm-time</text:p>
          </table:table-cell>
          <table:table-cell table:style-name="ce2" office:value-type="string">
            <text:p>wr-time</text:p>
          </table:table-cell>
          <table:table-cell table:style-name="ce2" office:value-type="string">
            <text:p>rd-time</text:p>
          </table:table-cell>
          <table:table-cell table:style-name="ce2" office:value-type="string">
            <text:p>wr-data</text:p>
          </table:table-cell>
          <table:table-cell table:style-name="ce2" office:value-type="string">
            <text:p>wr-ch</text:p>
          </table:table-cell>
          <table:table-cell table:style-name="ce2" office:value-type="string">
            <text:p>wr-bw</text:p>
          </table:table-cell>
          <table:table-cell table:style-name="ce2" office:value-type="string">
            <text:p>rd-data</text:p>
          </table:table-cell>
          <table:table-cell table:style-name="ce2" office:value-type="string">
            <text:p>rd-ch</text:p>
          </table:table-cell>
          <table:table-cell table:style-name="ce2" office:value-type="string">
            <text:p>rd-bw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19.3">
            <text:p>219.3</text:p>
          </table:table-cell>
          <table:table-cell office:value-type="float" office:value="0.004">
            <text:p>0</text:p>
          </table:table-cell>
          <table:table-cell office:value-type="float" office:value="0.059">
            <text:p>0.06</text:p>
          </table:table-cell>
          <table:table-cell office:value-type="float" office:value="110.72">
            <text:p>110.72</text:p>
          </table:table-cell>
          <table:table-cell office:value-type="float" office:value="108.52">
            <text:p>108.52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591.93">
            <text:p>591.93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3.92">
            <text:p>603.9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1.06">
            <text:p>191.06</text:p>
          </table:table-cell>
          <table:table-cell office:value-type="float" office:value="0.006">
            <text:p>0.01</text:p>
          </table:table-cell>
          <table:table-cell office:value-type="float" office:value="0.136">
            <text:p>0.14</text:p>
          </table:table-cell>
          <table:table-cell office:value-type="float" office:value="107.29">
            <text:p>107.29</text:p>
          </table:table-cell>
          <table:table-cell office:value-type="float" office:value="83.74">
            <text:p>83.7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0.85">
            <text:p>610.8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82.65">
            <text:p>782.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204.27">
            <text:p>204.27</text:p>
          </table:table-cell>
          <table:table-cell office:value-type="float" office:value="0.005">
            <text:p>0.01</text:p>
          </table:table-cell>
          <table:table-cell office:value-type="float" office:value="0.108">
            <text:p>0.11</text:p>
          </table:table-cell>
          <table:table-cell office:value-type="float" office:value="108.67">
            <text:p>108.67</text:p>
          </table:table-cell>
          <table:table-cell office:value-type="float" office:value="95.55">
            <text:p>95.55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03.06">
            <text:p>603.0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85.87">
            <text:p>685.8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85.63">
            <text:p>185.63</text:p>
          </table:table-cell>
          <table:table-cell office:value-type="float" office:value="0.005">
            <text:p>0.01</text:p>
          </table:table-cell>
          <table:table-cell office:value-type="float" office:value="0.1">
            <text:p>0.1</text:p>
          </table:table-cell>
          <table:table-cell office:value-type="float" office:value="106.6">
            <text:p>106.6</text:p>
          </table:table-cell>
          <table:table-cell office:value-type="float" office:value="78.98">
            <text:p>78.98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4.76">
            <text:p>614.7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829.74">
            <text:p>829.7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384">
            <text:p>16384</text:p>
          </table:table-cell>
          <table:table-cell office:value-type="string">
            <text:p>4m</text:p>
          </table:table-cell>
          <table:table-cell office:value-type="string">
            <text:p>1m</text:p>
          </table:table-cell>
          <table:table-cell office:value-type="string">
            <text:p>4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r-cs-</text:p>
          </table:table-cell>
          <table:table-cell office:value-type="float" office:value="199.7">
            <text:p>199.7</text:p>
          </table:table-cell>
          <table:table-cell office:value-type="float" office:value="0.005">
            <text:p>0.01</text:p>
          </table:table-cell>
          <table:table-cell office:value-type="float" office:value="0.094">
            <text:p>0.09</text:p>
          </table:table-cell>
          <table:table-cell office:value-type="float" office:value="106.22">
            <text:p>106.22</text:p>
          </table:table-cell>
          <table:table-cell office:value-type="float" office:value="93.44">
            <text:p>93.44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616.96">
            <text:p>616.96</text:p>
          </table:table-cell>
          <table:table-cell office:value-type="string">
            <text:p>64g</text:p>
          </table:table-cell>
          <table:table-cell office:value-type="string">
            <text:p>64k</text:p>
          </table:table-cell>
          <table:table-cell office:value-type="float" office:value="701.36">
            <text:p>701.36</text:p>
          </table:table-cell>
        </table:table-row>
        <table:table-row table:style-name="ro2">
          <table:table-cell table:style-name="ce17" office:value-type="string">
            <text:p>Average</text:p>
          </table:table-cell>
          <table:table-cell table:style-name="ce17" table:number-columns-repeated="10"/>
          <table:table-cell table:style-name="ce17" table:formula="oooc:=AVERAGE([.L189:.L193])" office:value-type="float" office:value="199.992">
            <text:p>199.99</text:p>
          </table:table-cell>
          <table:table-cell table:style-name="ce17" table:formula="oooc:=AVERAGE([.M189:.M193])" office:value-type="float" office:value="0.005">
            <text:p>0.01</text:p>
          </table:table-cell>
          <table:table-cell table:style-name="ce17" table:formula="oooc:=AVERAGE([.N189:.N193])" office:value-type="float" office:value="0.0994">
            <text:p>0.1</text:p>
          </table:table-cell>
          <table:table-cell table:style-name="ce17" table:formula="oooc:=AVERAGE([.O189:.O193])" office:value-type="float" office:value="107.9">
            <text:p>107.9</text:p>
          </table:table-cell>
          <table:table-cell table:style-name="ce17" table:formula="oooc:=AVERAGE([.P189:.P193])" office:value-type="float" office:value="92.046">
            <text:p>92.05</text:p>
          </table:table-cell>
          <table:table-cell table:style-name="ce17" table:number-columns-repeated="2"/>
          <table:table-cell table:style-name="ce17" table:formula="oooc:=AVERAGE([.S189:.S193])" office:value-type="float" office:value="607.512">
            <text:p>607.51</text:p>
          </table:table-cell>
          <table:table-cell table:style-name="ce17" table:number-columns-repeated="2"/>
          <table:table-cell table:style-name="ce17" table:formula="oooc:=AVERAGE([.V189:.V193])" office:value-type="float" office:value="720.708">
            <text:p>720.71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 table:number-rows-repeated="23">
          <table:table-cell table:style-name="ce3" table:number-columns-repeated="22"/>
        </table:table-row>
        <table:table-row table:style-name="ro2">
          <table:table-cell table:style-name="ce3"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-$</number:text>
      <number:number number:decimal-places="2" number:min-integer-digits="1" number:grouping="true"/>
      <number:text> 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/>
    </number:number-style>
    <number:number-style style:name="N139">
      <style:text-properties fo:color="#ff0000"/>
      <number:number number:decimal-places="2" number:min-integer-digits="1"/>
      <style:map style:condition="value()&gt;=0" style:apply-style-name="N139P0"/>
    </number:number-style>
    <number:number-style style:name="N14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05/23/2008</text:date>, <text:time>10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Brian Behlendorf</meta:initial-creator>
    <meta:creation-date>2008-05-09T08:45:14</meta:creation-date>
    <dc:creator>Brian Behlendorf</dc:creator>
    <dc:date>2008-05-23T10:30:54</dc:date>
    <dc:language>en-US</dc:language>
    <meta:editing-cycles>157</meta:editing-cycles>
    <meta:editing-duration>P11DT12H3M33S</meta:editing-duration>
    <meta:user-defined meta:name="Info 1"/>
    <meta:user-defined meta:name="Info 2"/>
    <meta:user-defined meta:name="Info 3"/>
    <meta:user-defined meta:name="Info 4"/>
    <meta:document-statistic meta:table-count="8" meta:cell-count="634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pt" style:font-family-asian="Gothic" style:font-pitch-asian="variable" style:font-size-asian="13pt" style:font-family-complex="Lucidasans" style:font-pitch-complex="variable" style:font-size-complex="13pt"/>
    </style:style>
    <style:style style:name="ch3" style:family="chart">
      <style:graphic-properties draw:fill="none"/>
      <style:text-properties fo:font-family="'Bitstream Vera Sans'" style:font-family-generic="swiss" style:font-pitch="variable" fo:font-size="8pt" style:font-family-asian="Gothic" style:font-pitch-asian="variable" style:font-size-asian="6pt" style:font-weight-asian="normal" style:font-family-complex="Lucidasans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6pt" style:font-family-asian="Gothic" style:font-pitch-asian="variable" style:font-size-asian="6pt" style:font-family-complex="Lucidasans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6pt" style:font-family-asian="Gothic" style:font-pitch-asian="variable" style:font-size-asian="6pt" style:font-family-complex="Lucidasans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4.603cm" svg:height="7.107cm" chart:class="chart:bar" chart:style-name="ch1">
        <chart:title svg:x="9.206cm" svg:y="0.14cm" chart:style-name="ch2">
          <text:p>Single disk read/write time</text:p>
        </chart:title>
        <chart:legend chart:legend-position="end" svg:x="22.173cm" svg:y="3.327cm" chart:style-name="ch3"/>
        <chart:plot-area chart:style-name="ch4" table:cell-range-address="'DD Per Disk'.$A$2:.$C$14 'DD Per Disk'.$A$21:.$A$21 'DD Per Disk'.$B$25:.$B$25 'DD Per Disk'.$A$21:.$C$32" chart:data-source-has-labels="both" chart:table-number-list="2 2 2 2" svg:x="0.48cm" svg:y="0.958cm" svg:width="21.473cm" svg:height="6.002cm">
          <chart:axis chart:dimension="x" chart:name="primary-x" chart:style-name="ch5">
            <chart:categories table:cell-range-address="local-table.A2:.A2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4"/>
          </chart:series>
          <chart:series chart:style-name="ch8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Time</text:p>
              </table:table-cell>
              <table:table-cell office:value-type="string">
                <text:p>Write Time</text:p>
              </table:table-cell>
            </table:table-row>
          </table:table-header-rows>
          <table:table-rows>
            <table:table-row>
              <table:table-cell office:value-type="string">
                <text:p>Sdb</text:p>
              </table:table-cell>
              <table:table-cell office:value-type="float" office:value="1325.6">
                <text:p>1325.6</text:p>
              </table:table-cell>
              <table:table-cell office:value-type="float" office:value="1331.21">
                <text:p>1331.21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1321.92">
                <text:p>1321.92</text:p>
              </table:table-cell>
              <table:table-cell office:value-type="float" office:value="1328.94">
                <text:p>1328.94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1321.62">
                <text:p>1321.62</text:p>
              </table:table-cell>
              <table:table-cell office:value-type="float" office:value="1330.54">
                <text:p>1330.54</text:p>
              </table:table-cell>
            </table:table-row>
            <table:table-row>
              <table:table-cell office:value-type="string">
                <text:p>Sde</text:p>
              </table:table-cell>
              <table:table-cell office:value-type="float" office:value="1323.95">
                <text:p>1323.95</text:p>
              </table:table-cell>
              <table:table-cell office:value-type="float" office:value="1353.8">
                <text:p>1353.8</text:p>
              </table:table-cell>
            </table:table-row>
            <table:table-row>
              <table:table-cell office:value-type="string">
                <text:p>Sdf</text:p>
              </table:table-cell>
              <table:table-cell office:value-type="float" office:value="1323.03">
                <text:p>1323.03</text:p>
              </table:table-cell>
              <table:table-cell office:value-type="float" office:value="1331.93">
                <text:p>1331.93</text:p>
              </table:table-cell>
            </table:table-row>
            <table:table-row>
              <table:table-cell office:value-type="string">
                <text:p>Sdg</text:p>
              </table:table-cell>
              <table:table-cell office:value-type="float" office:value="1322.67">
                <text:p>1322.67</text:p>
              </table:table-cell>
              <table:table-cell office:value-type="float" office:value="1338.48">
                <text:p>1338.48</text:p>
              </table:table-cell>
            </table:table-row>
            <table:table-row>
              <table:table-cell office:value-type="string">
                <text:p>Sdh</text:p>
              </table:table-cell>
              <table:table-cell office:value-type="float" office:value="1324.92">
                <text:p>1324.92</text:p>
              </table:table-cell>
              <table:table-cell office:value-type="float" office:value="1337.95">
                <text:p>1337.95</text:p>
              </table:table-cell>
            </table:table-row>
            <table:table-row>
              <table:table-cell office:value-type="string">
                <text:p>Sdi</text:p>
              </table:table-cell>
              <table:table-cell office:value-type="float" office:value="1323.36">
                <text:p>1323.36</text:p>
              </table:table-cell>
              <table:table-cell office:value-type="float" office:value="1333.87">
                <text:p>1333.87</text:p>
              </table:table-cell>
            </table:table-row>
            <table:table-row>
              <table:table-cell office:value-type="string">
                <text:p>Sdj</text:p>
              </table:table-cell>
              <table:table-cell office:value-type="float" office:value="1322.75">
                <text:p>1322.75</text:p>
              </table:table-cell>
              <table:table-cell office:value-type="float" office:value="1331.76">
                <text:p>1331.76</text:p>
              </table:table-cell>
            </table:table-row>
            <table:table-row>
              <table:table-cell office:value-type="string">
                <text:p>Sdk</text:p>
              </table:table-cell>
              <table:table-cell office:value-type="float" office:value="1323.21">
                <text:p>1323.21</text:p>
              </table:table-cell>
              <table:table-cell office:value-type="float" office:value="1335.8">
                <text:p>1335.8</text:p>
              </table:table-cell>
            </table:table-row>
            <table:table-row>
              <table:table-cell office:value-type="string">
                <text:p>Sdl</text:p>
              </table:table-cell>
              <table:table-cell office:value-type="float" office:value="1323.9">
                <text:p>1323.9</text:p>
              </table:table-cell>
              <table:table-cell office:value-type="float" office:value="1334.33">
                <text:p>1334.33</text:p>
              </table:table-cell>
            </table:table-row>
            <table:table-row>
              <table:table-cell office:value-type="string">
                <text:p>Sdm</text:p>
              </table:table-cell>
              <table:table-cell office:value-type="float" office:value="1324.79">
                <text:p>1324.79</text:p>
              </table:table-cell>
              <table:table-cell office:value-type="float" office:value="1334.04">
                <text:p>1334.04</text:p>
              </table:table-cell>
            </table:table-row>
            <table:table-row>
              <table:table-cell office:value-type="string">
                <text:p>Sdn</text:p>
              </table:table-cell>
              <table:table-cell office:value-type="float" office:value="1325.35">
                <text:p>1325.35</text:p>
              </table:table-cell>
              <table:table-cell office:value-type="float" office:value="1331.78">
                <text:p>1331.78</text:p>
              </table:table-cell>
            </table:table-row>
            <table:table-row>
              <table:table-cell office:value-type="string">
                <text:p>Sdo</text:p>
              </table:table-cell>
              <table:table-cell office:value-type="float" office:value="1322.33">
                <text:p>1322.33</text:p>
              </table:table-cell>
              <table:table-cell office:value-type="float" office:value="1330.5">
                <text:p>1330.5</text:p>
              </table:table-cell>
            </table:table-row>
            <table:table-row>
              <table:table-cell office:value-type="string">
                <text:p>Sdp</text:p>
              </table:table-cell>
              <table:table-cell office:value-type="float" office:value="1321.24">
                <text:p>1321.24</text:p>
              </table:table-cell>
              <table:table-cell office:value-type="float" office:value="1331.24">
                <text:p>1331.24</text:p>
              </table:table-cell>
            </table:table-row>
            <table:table-row>
              <table:table-cell office:value-type="string">
                <text:p>Sdq</text:p>
              </table:table-cell>
              <table:table-cell office:value-type="float" office:value="1324.63">
                <text:p>1324.63</text:p>
              </table:table-cell>
              <table:table-cell office:value-type="float" office:value="1355.08">
                <text:p>1355.08</text:p>
              </table:table-cell>
            </table:table-row>
            <table:table-row>
              <table:table-cell office:value-type="string">
                <text:p>Sdr</text:p>
              </table:table-cell>
              <table:table-cell office:value-type="float" office:value="1322.57">
                <text:p>1322.57</text:p>
              </table:table-cell>
              <table:table-cell office:value-type="float" office:value="1331.76">
                <text:p>1331.76</text:p>
              </table:table-cell>
            </table:table-row>
            <table:table-row>
              <table:table-cell office:value-type="string">
                <text:p>Sds</text:p>
              </table:table-cell>
              <table:table-cell office:value-type="float" office:value="1321.68">
                <text:p>1321.68</text:p>
              </table:table-cell>
              <table:table-cell office:value-type="float" office:value="1337.19">
                <text:p>1337.19</text:p>
              </table:table-cell>
            </table:table-row>
            <table:table-row>
              <table:table-cell office:value-type="string">
                <text:p>Sdt</text:p>
              </table:table-cell>
              <table:table-cell office:value-type="float" office:value="1324.73">
                <text:p>1324.73</text:p>
              </table:table-cell>
              <table:table-cell office:value-type="float" office:value="1336.6">
                <text:p>1336.6</text:p>
              </table:table-cell>
            </table:table-row>
            <table:table-row>
              <table:table-cell office:value-type="string">
                <text:p>Sdu</text:p>
              </table:table-cell>
              <table:table-cell office:value-type="float" office:value="1323.44">
                <text:p>1323.44</text:p>
              </table:table-cell>
              <table:table-cell office:value-type="float" office:value="1333.75">
                <text:p>1333.75</text:p>
              </table:table-cell>
            </table:table-row>
            <table:table-row>
              <table:table-cell office:value-type="string">
                <text:p>Sdv</text:p>
              </table:table-cell>
              <table:table-cell office:value-type="float" office:value="1323.48">
                <text:p>1323.48</text:p>
              </table:table-cell>
              <table:table-cell office:value-type="float" office:value="1332.58">
                <text:p>1332.58</text:p>
              </table:table-cell>
            </table:table-row>
            <table:table-row>
              <table:table-cell office:value-type="string">
                <text:p>Sdw</text:p>
              </table:table-cell>
              <table:table-cell office:value-type="float" office:value="1323.02">
                <text:p>1323.02</text:p>
              </table:table-cell>
              <table:table-cell office:value-type="float" office:value="1335.86">
                <text:p>1335.86</text:p>
              </table:table-cell>
            </table:table-row>
            <table:table-row>
              <table:table-cell office:value-type="string">
                <text:p>Sdx</text:p>
              </table:table-cell>
              <table:table-cell office:value-type="float" office:value="1323.85">
                <text:p>1323.85</text:p>
              </table:table-cell>
              <table:table-cell office:value-type="float" office:value="1334.2">
                <text:p>1334.2</text:p>
              </table:table-cell>
            </table:table-row>
            <table:table-row>
              <table:table-cell office:value-type="string">
                <text:p>Sdy</text:p>
              </table:table-cell>
              <table:table-cell office:value-type="float" office:value="1324.84">
                <text:p>1324.84</text:p>
              </table:table-cell>
              <table:table-cell office:value-type="float" office:value="1334.95">
                <text:p>1334.9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5.5pt" style:font-family-asian="Gothic" style:font-pitch-asian="variable" style:font-size-asian="15.5pt" style:font-family-complex="Lucidasans" style:font-pitch-complex="variable" style:font-size-complex="15.5pt"/>
    </style:style>
    <style:style style:name="ch3" style:family="chart">
      <style:graphic-properties draw:fill="none"/>
      <style:text-properties fo:font-family="'Bitstream Vera Sans'" style:font-family-generic="swiss" style:font-pitch="variable" fo:font-size="7.09999990463257pt" style:font-family-asian="Gothic" style:font-pitch-asian="variable" style:font-size-asian="7.09999990463257pt" style:font-family-complex="Lucidasans" style:font-pitch-complex="variable" style:font-size-complex="7.0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30000019073486pt" style:font-family-asian="Gothic" style:font-pitch-asian="variable" style:font-size-asian="8.30000019073486pt" style:font-family-complex="Lucidasans" style:font-pitch-complex="variable" style:font-size-complex="8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0.8000001907349pt" style:font-family-asian="Gothic" style:font-pitch-asian="variable" style:font-size-asian="10.8000001907349pt" style:font-family-complex="Lucidasans" style:font-pitch-complex="variable" style:font-size-complex="10.8000001907349pt"/>
    </style:style>
    <style:style style:name="ch7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30000019073486pt" style:font-family-asian="Gothic" style:font-pitch-asian="variable" style:font-size-asian="8.30000019073486pt" style:font-family-complex="Lucidasans" style:font-pitch-complex="variable" style:font-size-complex="8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7.09999990463257pt" style:font-family-asian="Gothic" style:font-pitch-asian="variable" style:font-size-asian="7.09999990463257pt" style:font-family-complex="Lucidasans" style:font-pitch-complex="variable" style:font-size-complex="7.0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7.09999990463257pt" style:font-family-asian="Gothic" style:font-pitch-asian="variable" style:font-size-asian="7.09999990463257pt" style:font-family-complex="Lucidasans" style:font-pitch-complex="variable" style:font-size-complex="7.0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919cm" svg:height="8.372cm" chart:class="chart:bar" chart:style-name="ch1">
        <chart:title svg:x="4.801cm" svg:y="0.165cm" chart:style-name="ch2">
          <text:p>Performance Summary (Percentages)</text:p>
        </chart:title>
        <chart:legend chart:legend-position="end" svg:x="17.318cm" svg:y="3.77cm" chart:style-name="ch3"/>
        <chart:plot-area chart:style-name="ch4" table:cell-range-address="Summary.$A$2:.$A$10 Summary.$D$2:.$E$10" chart:data-source-has-labels="both" chart:table-number-list="1 1" svg:x="0.391cm" svg:y="1.134cm" svg:width="16.68cm" svg:height="7.071cm">
          <chart:axis chart:dimension="x" chart:name="primary-x" chart:style-name="ch5">
            <chart:title svg:x="9.169cm" svg:y="7.66cm" chart:style-name="ch6">
              <text:p>Test</text:p>
            </chart:title>
            <chart:categories table:cell-range-address="local-table.A2:.A9"/>
          </chart:axis>
          <chart:axis chart:dimension="y" chart:name="primary-y" chart:style-name="ch7">
            <chart:title svg:x="0.397cm" svg:y="5.221cm" chart:style-name="ch6">
              <text:p>Percentage of DD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% of DD</text:p>
              </table:table-cell>
              <table:table-cell office:value-type="string">
                <text:p>Read % of DD</text:p>
              </table:table-cell>
            </table:table-row>
          </table:table-header-rows>
          <table:table-rows>
            <table:table-row>
              <table:table-cell office:value-type="string">
                <text:p>ZFS Baseline </text:p>
              </table:table-cell>
              <table:table-cell office:value-type="float" office:value="0.53565312607178">
                <text:p>0.53565312607178</text:p>
              </table:table-cell>
              <table:table-cell office:value-type="float" office:value="0.589498430174793">
                <text:p>0.589498430174793</text:p>
              </table:table-cell>
            </table:table-row>
            <table:table-row>
              <table:table-cell office:value-type="string">
                <text:p>ZFS Disable Checksums</text:p>
              </table:table-cell>
              <table:table-cell office:value-type="float" office:value="0.565506524944062">
                <text:p>0.565506524944062</text:p>
              </table:table-cell>
              <table:table-cell office:value-type="float" office:value="0.588960154730451">
                <text:p>0.588960154730451</text:p>
              </table:table-cell>
            </table:table-row>
            <table:table-row>
              <table:table-cell office:value-type="string">
                <text:p>ZFS Disable Prefetch</text:p>
              </table:table-cell>
              <table:table-cell office:value-type="float" office:value="0.523381417689072">
                <text:p>0.523381417689072</text:p>
              </table:table-cell>
              <table:table-cell office:value-type="float" office:value="0.79301671000552">
                <text:p>0.79301671000552</text:p>
              </table:table-cell>
            </table:table-row>
            <table:table-row>
              <table:table-cell office:value-type="string">
                <text:p>ZFS Simulated Zerocopy</text:p>
              </table:table-cell>
              <table:table-cell office:value-type="float" office:value="0.632227604460754">
                <text:p>0.632227604460754</text:p>
              </table:table-cell>
              <table:table-cell office:value-type="float" office:value="0.593434207617295">
                <text:p>0.593434207617295</text:p>
              </table:table-cell>
            </table:table-row>
            <table:table-row>
              <table:table-cell office:value-type="string">
                <text:p>ZFS pending=1024</text:p>
              </table:table-cell>
              <table:table-cell office:value-type="float" office:value="0.565018509621409">
                <text:p>0.565018509621409</text:p>
              </table:table-cell>
              <table:table-cell office:value-type="float" office:value="0.717617632441582">
                <text:p>0.717617632441582</text:p>
              </table:table-cell>
            </table:table-row>
            <table:table-row>
              <table:table-cell office:value-type="string">
                <text:p>ZFS arc=8g</text:p>
              </table:table-cell>
              <table:table-cell office:value-type="float" office:value="0.563959891767654">
                <text:p>0.563959891767654</text:p>
              </table:table-cell>
              <table:table-cell office:value-type="float" office:value="0.658521162421343">
                <text:p>0.658521162421343</text:p>
              </table:table-cell>
            </table:table-row>
            <table:table-row>
              <table:table-cell office:value-type="string">
                <text:p>ZFS (All Tunings)</text:p>
              </table:table-cell>
              <table:table-cell office:value-type="float" office:value="0.793646180356216">
                <text:p>0.793646180356216</text:p>
              </table:table-cell>
              <table:table-cell office:value-type="float" office:value="0.956031209626495">
                <text:p>0.956031209626495</text:p>
              </table:table-cell>
            </table:table-row>
            <table:table-row>
              <table:table-cell office:value-type="string">
                <text:p>DD Parallel Stream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22.7000007629395pt" style:font-family-asian="Gothic" style:font-pitch-asian="variable" style:font-size-asian="22.7000007629395pt" style:font-family-complex="Lucidasans" style:font-pitch-complex="variable" style:font-size-complex="22.7000007629395pt"/>
    </style:style>
    <style:style style:name="ch3" style:family="chart">
      <style:graphic-properties draw:fill="solid" draw:fill-color="#d9d9d9"/>
      <style:text-properties fo:font-family="'Bitstream Vera Sans'" style:font-family-generic="swiss" style:font-pitch="variable" fo:font-size="10.3999996185303pt" style:font-family-asian="Gothic" style:font-pitch-asian="variable" style:font-size-asian="10.3999996185303pt" style:font-family-complex="Lucidasans" style:font-pitch-complex="variable" style:font-size-complex="10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1000003814697pt" style:font-family-asian="Gothic" style:font-pitch-asian="variable" style:font-size-asian="12.1000003814697pt" style:font-family-complex="Lucidasans" style:font-pitch-complex="variable" style:font-size-complex="12.1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5.6999998092651pt" style:font-family-asian="Gothic" style:font-pitch-asian="variable" style:font-size-asian="15.6999998092651pt" style:font-family-complex="Lucidasans" style:font-pitch-complex="variable" style:font-size-complex="15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1000003814697pt" style:font-family-asian="Gothic" style:font-pitch-asian="variable" style:font-size-asian="12.1000003814697pt" style:font-family-complex="Lucidasans" style:font-pitch-complex="variable" style:font-size-complex="12.100000381469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Bitstream Vera Sans'" style:font-family-generic="swiss" style:font-pitch="variable" fo:font-size="10.3999996185303pt" style:font-family-asian="Gothic" style:font-pitch-asian="variable" style:font-size-asian="10.3999996185303pt" style:font-family-complex="Lucidasans" style:font-pitch-complex="variable" style:font-size-complex="10.3999996185303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'Bitstream Vera Sans'" style:font-family-generic="swiss" style:font-pitch="variable" fo:font-size="10.3999996185303pt" style:font-family-asian="Gothic" style:font-pitch-asian="variable" style:font-size-asian="10.3999996185303pt" style:font-family-complex="Lucidasans" style:font-pitch-complex="variable" style:font-size-complex="10.399999618530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168cm" svg:height="12.267cm" chart:class="chart:line" chart:style-name="ch1">
        <chart:title svg:x="1.349cm" svg:y="0.241cm" chart:style-name="ch2">
          <text:p>Performance Summary (vdev_max_pending)</text:p>
        </chart:title>
        <chart:legend chart:legend-position="end" svg:x="16.936cm" svg:y="5.522cm" chart:style-name="ch3"/>
        <chart:plot-area chart:style-name="ch4" table:cell-range-address="'ZFS vdev_max_pending'.$G$2:.$I$10" chart:data-source-has-labels="both" chart:table-number-list="6" svg:x="0.401cm" svg:y="1.657cm" svg:width="15.732cm" svg:height="10.365cm">
          <chart:axis chart:dimension="x" chart:name="primary-x" chart:style-name="ch5">
            <chart:title svg:x="6.66cm" svg:y="11.27cm" chart:style-name="ch6">
              <text:p>vdev_max_pending</text:p>
            </chart:title>
            <chart:categories table:cell-range-address="local-table.A2:.A9"/>
          </chart:axis>
          <chart:axis chart:dimension="y" chart:name="primary-y" chart:style-name="ch7">
            <chart:title svg:x="0.402cm" svg:y="6.715cm" chart:style-name="ch6">
              <text:p>MiB/s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MiB/s</text:p>
              </table:table-cell>
              <table:table-cell office:value-type="string">
                <text:p>Read MiB/s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549.346">
                <text:p>549.346</text:p>
              </table:table-cell>
              <table:table-cell office:value-type="float" office:value="534.1">
                <text:p>53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.012">
                <text:p>557.012</text:p>
              </table:table-cell>
              <table:table-cell office:value-type="float" office:value="523.382">
                <text:p>523.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9.872">
                <text:p>569.872</text:p>
              </table:table-cell>
              <table:table-cell office:value-type="float" office:value="588.13">
                <text:p>588.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8.192">
                <text:p>578.192</text:p>
              </table:table-cell>
              <table:table-cell office:value-type="float" office:value="646.764">
                <text:p>646.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8.71">
                <text:p>568.71</text:p>
              </table:table-cell>
              <table:table-cell office:value-type="float" office:value="683.94">
                <text:p>683.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0.366">
                <text:p>570.366</text:p>
              </table:table-cell>
              <table:table-cell office:value-type="float" office:value="705.534">
                <text:p>705.5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2.452">
                <text:p>602.452</text:p>
              </table:table-cell>
              <table:table-cell office:value-type="float" office:value="739.134">
                <text:p>739.13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2.05">
                <text:p>602.05</text:p>
              </table:table-cell>
              <table:table-cell office:value-type="float" office:value="743.914">
                <text:p>743.914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23.2999992370605pt" style:font-family-asian="Gothic" style:font-pitch-asian="variable" style:font-size-asian="23.2999992370605pt" style:font-family-complex="Lucidasans" style:font-pitch-complex="variable" style:font-size-complex="23.2999992370605pt"/>
    </style:style>
    <style:style style:name="ch3" style:family="chart">
      <style:graphic-properties draw:fill="solid" draw:fill-color="#d9d9d9"/>
      <style:text-properties fo:font-family="'Bitstream Vera Sans'" style:font-family-generic="swiss" style:font-pitch="variable" fo:font-size="10.8000001907349pt" style:font-family-asian="Gothic" style:font-pitch-asian="variable" style:font-size-asian="10.8000001907349pt" style:font-family-complex="Lucidasans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5pt" style:font-family-asian="Gothic" style:font-pitch-asian="variable" style:font-size-asian="12.5pt" style:font-family-complex="Lucidasans" style:font-pitch-complex="variable" style:font-size-complex="12.5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6.2000007629395pt" style:font-family-asian="Gothic" style:font-pitch-asian="variable" style:font-size-asian="16.2000007629395pt" style:font-family-complex="Lucidasans" style:font-pitch-complex="variable" style:font-size-complex="16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5pt" style:font-family-asian="Gothic" style:font-pitch-asian="variable" style:font-size-asian="12.5pt" style:font-family-complex="Lucidasans" style:font-pitch-complex="variable" style:font-size-complex="12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Bitstream Vera Sans'" style:font-family-generic="swiss" style:font-pitch="variable" fo:font-size="10.8000001907349pt" style:font-family-asian="Gothic" style:font-pitch-asian="variable" style:font-size-asian="10.8000001907349pt" style:font-family-complex="Lucidasans" style:font-pitch-complex="variable" style:font-size-complex="10.8000001907349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'Bitstream Vera Sans'" style:font-family-generic="swiss" style:font-pitch="variable" fo:font-size="10.8000001907349pt" style:font-family-asian="Gothic" style:font-pitch-asian="variable" style:font-size-asian="10.8000001907349pt" style:font-family-complex="Lucidasans" style:font-pitch-complex="variable" style:font-size-complex="10.8000001907349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038cm" svg:height="12.553cm" chart:class="chart:line" chart:style-name="ch1">
        <chart:title svg:x="1.126cm" svg:y="0.25cm" chart:style-name="ch2">
          <text:p>Performance Summary (zio_taskq_threads)</text:p>
        </chart:title>
        <chart:legend chart:legend-position="end" svg:x="16.854cm" svg:y="5.643cm" chart:style-name="ch3"/>
        <chart:plot-area chart:style-name="ch4" table:cell-range-address="'ZFS zio_taskq_threads'.$G$2:.$I$9" chart:data-source-has-labels="both" chart:table-number-list="5" svg:x="0.4cm" svg:y="1.711cm" svg:width="15.655cm" svg:height="10.591cm">
          <chart:axis chart:dimension="x" chart:name="primary-x" chart:style-name="ch5">
            <chart:title svg:x="6.397cm" svg:y="11.466cm" chart:style-name="ch6">
              <text:p>zio_taskq_threads</text:p>
            </chart:title>
            <chart:categories table:cell-range-address="local-table.A2:.A8"/>
          </chart:axis>
          <chart:axis chart:dimension="y" chart:name="primary-y" chart:style-name="ch7">
            <chart:title svg:x="0.4cm" svg:y="6.962cm" chart:style-name="ch6">
              <text:p>MiB/s</text:p>
            </chart:title>
            <chart:grid chart:class="major"/>
          </chart:axi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MiB/s</text:p>
              </table:table-cell>
              <table:table-cell office:value-type="string">
                <text:p>Read MiB/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.006">
                <text:p>597.006</text:p>
              </table:table-cell>
              <table:table-cell office:value-type="float" office:value="595.602">
                <text:p>595.6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5.042">
                <text:p>605.042</text:p>
              </table:table-cell>
              <table:table-cell office:value-type="float" office:value="607.352">
                <text:p>607.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5.992">
                <text:p>595.992</text:p>
              </table:table-cell>
              <table:table-cell office:value-type="float" office:value="619.954">
                <text:p>619.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.734">
                <text:p>601.734</text:p>
              </table:table-cell>
              <table:table-cell office:value-type="float" office:value="574.99">
                <text:p>574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9.252">
                <text:p>599.252</text:p>
              </table:table-cell>
              <table:table-cell office:value-type="float" office:value="632.478">
                <text:p>632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.986">
                <text:p>601.986</text:p>
              </table:table-cell>
              <table:table-cell office:value-type="float" office:value="597.42">
                <text:p>597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2.512">
                <text:p>592.512</text:p>
              </table:table-cell>
              <table:table-cell office:value-type="float" office:value="661.526">
                <text:p>661.526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3" style:family="chart">
      <style:graphic-properties draw:fill="solid" draw:fill-color="#d9d9d9"/>
      <style:text-properties fo:font-family="'Bitstream Vera Sans'" style:font-family-generic="swiss" style:font-pitch="variable" fo:font-size="8.5pt" style:font-family-asian="Gothic" style:font-pitch-asian="variable" style:font-size-asian="8.5pt" style:font-family-complex="Lucidasans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Lucidasans" style:font-pitch-complex="variable" style:font-size-complex="9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6000003814697pt" style:font-family-asian="Gothic" style:font-pitch-asian="variable" style:font-size-asian="12.6000003814697pt" style:font-family-complex="Lucidasans" style:font-pitch-complex="variable" style:font-size-complex="12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Lucidasans" style:font-pitch-complex="variable" style:font-size-complex="9.80000019073486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Bitstream Vera Sans'" style:font-family-generic="swiss" style:font-pitch="variable" fo:font-size="8.5pt" style:font-family-asian="Gothic" style:font-pitch-asian="variable" style:font-size-asian="8.5pt" style:font-family-complex="Lucidasans" style:font-pitch-complex="variable" style:font-size-complex="8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'Bitstream Vera Sans'" style:font-family-generic="swiss" style:font-pitch="variable" fo:font-size="8.5pt" style:font-family-asian="Gothic" style:font-pitch-asian="variable" style:font-size-asian="8.5pt" style:font-family-complex="Lucidasans" style:font-pitch-complex="variable" style:font-size-complex="8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268cm" svg:height="9.966cm" chart:class="chart:line" chart:style-name="ch1">
        <chart:title svg:x="4.039cm" svg:y="0.198cm" chart:style-name="ch2">
          <text:p>Performance Summary (zfs_arc_max)</text:p>
        </chart:title>
        <chart:legend chart:legend-position="end" svg:x="17.575cm" svg:y="4.484cm" chart:style-name="ch3"/>
        <chart:plot-area chart:style-name="ch4" table:cell-range-address="'ZFS zfs_arc_max'.$G$2:.$I$16" chart:data-source-has-labels="both" chart:table-number-list="7" svg:x="0.404cm" svg:y="1.352cm" svg:width="16.364cm" svg:height="8.414cm">
          <chart:axis chart:dimension="x" chart:name="primary-x" chart:style-name="ch5">
            <chart:title svg:x="8.051cm" svg:y="9.213cm" chart:style-name="ch6">
              <text:p>zfs_arc_max</text:p>
            </chart:title>
            <chart:categories table:cell-range-address="local-table.A2:.A15"/>
          </chart:axis>
          <chart:axis chart:dimension="y" chart:name="primary-y" chart:style-name="ch7">
            <chart:title svg:x="0.404cm" svg:y="5.259cm" chart:style-name="ch6">
              <text:p>MiB/s</text:p>
            </chart:title>
            <chart:grid chart:class="major"/>
          </chart:axis>
          <chart:series chart:style-name="ch8">
            <chart:data-point chart:repeated="14"/>
          </chart:series>
          <chart:series chart:style-name="ch9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MiB/s</text:p>
              </table:table-cell>
              <table:table-cell office:value-type="string">
                <text:p>Read MiB/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2.64">
                <text:p>472.64</text:p>
              </table:table-cell>
              <table:table-cell office:value-type="float" office:value="598.448">
                <text:p>598.4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7.542">
                <text:p>597.542</text:p>
              </table:table-cell>
              <table:table-cell office:value-type="float" office:value="613.756">
                <text:p>613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.6">
                <text:p>603.6</text:p>
              </table:table-cell>
              <table:table-cell office:value-type="float" office:value="703.554">
                <text:p>703.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7.648">
                <text:p>597.648</text:p>
              </table:table-cell>
              <table:table-cell office:value-type="float" office:value="667.566">
                <text:p>667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3.918">
                <text:p>593.918</text:p>
              </table:table-cell>
              <table:table-cell office:value-type="float" office:value="706.5">
                <text:p>70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8.358">
                <text:p>598.358</text:p>
              </table:table-cell>
              <table:table-cell office:value-type="float" office:value="707.642">
                <text:p>707.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.688">
                <text:p>600.688</text:p>
              </table:table-cell>
              <table:table-cell office:value-type="float" office:value="694.926">
                <text:p>694.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.922">
                <text:p>600.922</text:p>
              </table:table-cell>
              <table:table-cell office:value-type="float" office:value="682.652">
                <text:p>682.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6.61">
                <text:p>596.61</text:p>
              </table:table-cell>
              <table:table-cell office:value-type="float" office:value="653.252">
                <text:p>653.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.604">
                <text:p>600.604</text:p>
              </table:table-cell>
              <table:table-cell office:value-type="float" office:value="695.342">
                <text:p>695.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9.818">
                <text:p>599.818</text:p>
              </table:table-cell>
              <table:table-cell office:value-type="float" office:value="683.684">
                <text:p>683.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.006">
                <text:p>600.006</text:p>
              </table:table-cell>
              <table:table-cell office:value-type="float" office:value="719.22">
                <text:p>719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6.354">
                <text:p>596.354</text:p>
              </table:table-cell>
              <table:table-cell office:value-type="float" office:value="752.888">
                <text:p>752.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7.512">
                <text:p>607.512</text:p>
              </table:table-cell>
              <table:table-cell office:value-type="float" office:value="720.708">
                <text:p>720.708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3000001907349pt" style:font-family-asian="Gothic" style:font-pitch-asian="variable" style:font-size-asian="12.3000001907349pt" style:font-family-complex="Lucidasans" style:font-pitch-complex="variable" style:font-size-complex="12.3000001907349pt"/>
    </style:style>
    <style:style style:name="ch3" style:family="chart">
      <style:graphic-properties draw:fill="none"/>
      <style:text-properties fo:font-family="'Bitstream Vera Sans'" style:font-family-generic="swiss" style:font-pitch="variable" fo:font-size="8pt" style:font-family-asian="Gothic" style:font-pitch-asian="variable" style:font-size-asian="5.5pt" style:font-weight-asian="normal" style:font-family-complex="Lucidasans" style:font-pitch-complex="variable" style:font-size-complex="5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6.40000009536743pt" style:font-family-asian="Gothic" style:font-pitch-asian="variable" style:font-size-asian="6.40000009536743pt" style:font-family-complex="Lucidasans" style:font-pitch-complex="variable" style:font-size-complex="6.4000000953674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6.40000009536743pt" style:font-family-asian="Gothic" style:font-pitch-asian="variable" style:font-size-asian="6.40000009536743pt" style:font-family-complex="Lucidasans" style:font-pitch-complex="variable" style:font-size-complex="6.4000000953674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5.5pt" style:font-family-asian="Gothic" style:font-pitch-asian="variable" style:font-size-asian="5.5pt" style:font-family-complex="Lucidasans" style:font-pitch-complex="variable" style:font-size-complex="5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5.5pt" style:font-family-asian="Gothic" style:font-pitch-asian="variable" style:font-size-asian="5.5pt" style:font-family-complex="Lucidasans" style:font-pitch-complex="variable" style:font-size-complex="5.5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4.736cm" svg:height="7.182cm" chart:class="chart:bar" chart:style-name="ch1">
        <chart:title svg:x="9.503cm" svg:y="0.142cm" chart:style-name="ch2">
          <text:p>Single disk read/write Mb/s</text:p>
        </chart:title>
        <chart:legend chart:legend-position="end" svg:x="22.427cm" svg:y="3.175cm" chart:style-name="ch3"/>
        <chart:plot-area chart:style-name="ch4" table:cell-range-address="'DD Per Disk'.$A$2:.$A$14 'DD Per Disk'.$A$21:.$A$21 'DD Per Disk'.$A$32:.$A$32 'DD Per Disk'.$A$21:.$A$32 'DD Per Disk'.$D$3:.$D$3 'DD Per Disk'.$D$2:.$E$14 'DD Per Disk'.$D$21:.$E$32" chart:data-source-has-labels="both" chart:table-number-list="2 2 2 2 2 2 2" svg:x="0.494cm" svg:y="0.926cm" svg:width="21.789cm" svg:height="6.113cm">
          <chart:axis chart:dimension="x" chart:name="primary-x" chart:style-name="ch5">
            <chart:categories table:cell-range-address="local-table.A2:.A2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4"/>
          </chart:series>
          <chart:series chart:style-name="ch8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Mb/s</text:p>
              </table:table-cell>
              <table:table-cell office:value-type="string">
                <text:p>Write Mb/s</text:p>
              </table:table-cell>
            </table:table-row>
          </table:table-header-rows>
          <table:table-rows>
            <table:table-row>
              <table:table-cell office:value-type="string">
                <text:p>Sdb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e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Sdf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g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h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i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j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k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l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m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n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o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p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q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Sdr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s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t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u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v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w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x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dy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.8000001907349pt" style:font-family-asian="Gothic" style:font-pitch-asian="variable" style:font-size-asian="14.8000001907349pt" style:font-family-complex="Lucidasans" style:font-pitch-complex="variable" style:font-size-complex="14.8000001907349pt"/>
    </style:style>
    <style:style style:name="ch3" style:family="chart">
      <style:graphic-properties draw:fill="none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69999980926514pt" style:font-family-asian="Gothic" style:font-pitch-asian="variable" style:font-size-asian="7.69999980926514pt" style:font-family-complex="Lucidasans" style:font-pitch-complex="variable" style:font-size-complex="7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69999980926514pt" style:font-family-asian="Gothic" style:font-pitch-asian="variable" style:font-size-asian="7.69999980926514pt" style:font-family-complex="Lucidasans" style:font-pitch-complex="variable" style:font-size-complex="7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1.291cm" svg:height="7.998cm" chart:class="chart:bar" chart:style-name="ch1">
        <chart:title svg:x="0.498cm" svg:y="0.155cm" chart:style-name="ch2">
          <text:p>12 Disk Read/Write Time (600 seconds)</text:p>
        </chart:title>
        <chart:legend chart:legend-position="end" svg:x="9.492cm" svg:y="3.602cm" chart:style-name="ch3"/>
        <chart:plot-area chart:style-name="ch4" table:cell-range-address="DD.$A$3:.$C$15" chart:data-source-has-labels="both" chart:table-number-list="3" svg:x="0.224cm" svg:y="1.078cm" svg:width="8.935cm" svg:height="6.76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Time</text:p>
              </table:table-cell>
              <table:table-cell office:value-type="string">
                <text:p>Write Time</text:p>
              </table:table-cell>
            </table:table-row>
          </table:table-header-rows>
          <table:table-rows>
            <table:table-row>
              <table:table-cell office:value-type="string">
                <text:p>Sdb</text:p>
              </table:table-cell>
              <table:table-cell office:value-type="float" office:value="600.029">
                <text:p>600.029</text:p>
              </table:table-cell>
              <table:table-cell office:value-type="float" office:value="600.054">
                <text:p>600.054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600.042">
                <text:p>600.042</text:p>
              </table:table-cell>
              <table:table-cell office:value-type="float" office:value="603.115">
                <text:p>603.115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600.049">
                <text:p>600.049</text:p>
              </table:table-cell>
              <table:table-cell office:value-type="float" office:value="602.996">
                <text:p>602.996</text:p>
              </table:table-cell>
            </table:table-row>
            <table:table-row>
              <table:table-cell office:value-type="string">
                <text:p>Sde</text:p>
              </table:table-cell>
              <table:table-cell office:value-type="float" office:value="600.071">
                <text:p>600.071</text:p>
              </table:table-cell>
              <table:table-cell office:value-type="float" office:value="602.762">
                <text:p>602.762</text:p>
              </table:table-cell>
            </table:table-row>
            <table:table-row>
              <table:table-cell office:value-type="string">
                <text:p>Sdf</text:p>
              </table:table-cell>
              <table:table-cell office:value-type="float" office:value="600.073">
                <text:p>600.073</text:p>
              </table:table-cell>
              <table:table-cell office:value-type="float" office:value="599.959">
                <text:p>599.959</text:p>
              </table:table-cell>
            </table:table-row>
            <table:table-row>
              <table:table-cell office:value-type="string">
                <text:p>Sdg</text:p>
              </table:table-cell>
              <table:table-cell office:value-type="float" office:value="600.083">
                <text:p>600.083</text:p>
              </table:table-cell>
              <table:table-cell office:value-type="float" office:value="603.147">
                <text:p>603.147</text:p>
              </table:table-cell>
            </table:table-row>
            <table:table-row>
              <table:table-cell office:value-type="string">
                <text:p>Sdh</text:p>
              </table:table-cell>
              <table:table-cell office:value-type="float" office:value="600.097">
                <text:p>600.097</text:p>
              </table:table-cell>
              <table:table-cell office:value-type="float" office:value="603.239">
                <text:p>603.239</text:p>
              </table:table-cell>
            </table:table-row>
            <table:table-row>
              <table:table-cell office:value-type="string">
                <text:p>Sdi</text:p>
              </table:table-cell>
              <table:table-cell office:value-type="float" office:value="600.114">
                <text:p>600.114</text:p>
              </table:table-cell>
              <table:table-cell office:value-type="float" office:value="603.236">
                <text:p>603.236</text:p>
              </table:table-cell>
            </table:table-row>
            <table:table-row>
              <table:table-cell office:value-type="string">
                <text:p>Sdj</text:p>
              </table:table-cell>
              <table:table-cell office:value-type="float" office:value="600.117">
                <text:p>600.117</text:p>
              </table:table-cell>
              <table:table-cell office:value-type="float" office:value="603.147">
                <text:p>603.147</text:p>
              </table:table-cell>
            </table:table-row>
            <table:table-row>
              <table:table-cell office:value-type="string">
                <text:p>Sdk</text:p>
              </table:table-cell>
              <table:table-cell office:value-type="float" office:value="600.124">
                <text:p>600.124</text:p>
              </table:table-cell>
              <table:table-cell office:value-type="float" office:value="603.251">
                <text:p>603.251</text:p>
              </table:table-cell>
            </table:table-row>
            <table:table-row>
              <table:table-cell office:value-type="string">
                <text:p>Sdl</text:p>
              </table:table-cell>
              <table:table-cell office:value-type="float" office:value="600.14">
                <text:p>600.14</text:p>
              </table:table-cell>
              <table:table-cell office:value-type="float" office:value="603.266">
                <text:p>603.266</text:p>
              </table:table-cell>
            </table:table-row>
            <table:table-row>
              <table:table-cell office:value-type="string">
                <text:p>Sdm</text:p>
              </table:table-cell>
              <table:table-cell office:value-type="float" office:value="600.149">
                <text:p>600.149</text:p>
              </table:table-cell>
              <table:table-cell office:value-type="float" office:value="603.389">
                <text:p>603.389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.8000001907349pt" style:font-family-asian="Gothic" style:font-pitch-asian="variable" style:font-size-asian="14.8000001907349pt" style:font-family-complex="Lucidasans" style:font-pitch-complex="variable" style:font-size-complex="14.8000001907349pt"/>
    </style:style>
    <style:style style:name="ch3" style:family="chart">
      <style:graphic-properties draw:fill="none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59999990463257pt" style:font-family-asian="Gothic" style:font-pitch-asian="variable" style:font-size-asian="7.59999990463257pt" style:font-family-complex="Lucidasans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59999990463257pt" style:font-family-asian="Gothic" style:font-pitch-asian="variable" style:font-size-asian="7.59999990463257pt" style:font-family-complex="Lucidasans" style:font-pitch-complex="variable" style:font-size-complex="7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3.264cm" svg:height="7.971cm" chart:class="chart:bar" chart:style-name="ch1">
        <chart:title svg:x="3.435cm" svg:y="0.155cm" chart:style-name="ch2">
          <text:p>12 Disk Read/Write Mb/s</text:p>
        </chart:title>
        <chart:legend chart:legend-position="end" svg:x="11.48cm" svg:y="3.59cm" chart:style-name="ch3"/>
        <chart:plot-area chart:style-name="ch4" table:cell-range-address="DD.$A$3:.$A$16 DD.$D$3:.$E$16" chart:data-source-has-labels="both" chart:table-number-list="3 3" svg:x="0.264cm" svg:y="1.074cm" svg:width="10.765cm" svg:height="6.736cm">
          <chart:axis chart:dimension="x" chart:name="primary-x" chart:style-name="ch5">
            <chart:categories table:cell-range-address="local-table.A2:.A1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3"/>
          </chart:series>
          <chart:series chart:style-name="ch8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Mb/s</text:p>
              </table:table-cell>
              <table:table-cell office:value-type="string">
                <text:p>Write Mb/s</text:p>
              </table:table-cell>
            </table:table-row>
          </table:table-header-rows>
          <table:table-rows>
            <table:table-row>
              <table:table-cell office:value-type="string">
                <text:p>Sdb</text:p>
              </table:table-cell>
              <table:table-cell office:value-type="float" office:value="69.8">
                <text:p>69.8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69.8">
                <text:p>69.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69.9">
                <text:p>69.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Sde</text:p>
              </table:table-cell>
              <table:table-cell office:value-type="float" office:value="69.8">
                <text:p>69.8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Sdf</text:p>
              </table:table-cell>
              <table:table-cell office:value-type="float" office:value="69.9">
                <text:p>69.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Sdg</text:p>
              </table:table-cell>
              <table:table-cell office:value-type="float" office:value="69.8">
                <text:p>69.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Sdh</text:p>
              </table:table-cell>
              <table:table-cell office:value-type="float" office:value="69.7">
                <text:p>69.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Sdi</text:p>
              </table:table-cell>
              <table:table-cell office:value-type="float" office:value="69.8">
                <text:p>69.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Sdj</text:p>
              </table:table-cell>
              <table:table-cell office:value-type="float" office:value="69.8">
                <text:p>69.8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Sdk</text:p>
              </table:table-cell>
              <table:table-cell office:value-type="float" office:value="69.8">
                <text:p>69.8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Sdl</text:p>
              </table:table-cell>
              <table:table-cell office:value-type="float" office:value="69.7">
                <text:p>69.7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Sdm</text:p>
              </table:table-cell>
              <table:table-cell office:value-type="float" office:value="69.9">
                <text:p>69.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Ave (Mb/s)</text:p>
              </table:table-cell>
              <table:table-cell office:value-type="float" office:value="69.8083333333333">
                <text:p>69.8083333333333</text:p>
              </table:table-cell>
              <table:table-cell office:value-type="float" office:value="57.8416666666667">
                <text:p>57.841666666666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.8999996185303pt" style:font-family-asian="Gothic" style:font-pitch-asian="variable" style:font-size-asian="14.8999996185303pt" style:font-family-complex="Lucidasans" style:font-pitch-complex="variable" style:font-size-complex="14.8999996185303pt"/>
    </style:style>
    <style:style style:name="ch3" style:family="chart">
      <style:graphic-properties draw:fill="none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90000009536743pt" style:font-family-asian="Gothic" style:font-pitch-asian="variable" style:font-size-asian="7.90000009536743pt" style:font-family-complex="Lucidasans" style:font-pitch-complex="variable" style:font-size-complex="7.9000000953674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90000009536743pt" style:font-family-asian="Gothic" style:font-pitch-asian="variable" style:font-size-asian="7.90000009536743pt" style:font-family-complex="Lucidasans" style:font-pitch-complex="variable" style:font-size-complex="7.9000000953674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1.14cm" svg:height="8.053cm" chart:class="chart:bar" chart:style-name="ch1">
        <chart:title svg:x="0.287cm" svg:y="0.157cm" chart:style-name="ch2">
          <text:p>6-6 Disk Read/Write Time (600 seconds)</text:p>
        </chart:title>
        <chart:legend chart:legend-position="end" svg:x="9.335cm" svg:y="3.622cm" chart:style-name="ch3"/>
        <chart:plot-area chart:style-name="ch4" table:cell-range-address="DD.$A$43:.$C$55" chart:data-source-has-labels="both" chart:table-number-list="3" svg:x="0.222cm" svg:y="1.088cm" svg:width="8.782cm" svg:height="6.803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Time</text:p>
              </table:table-cell>
              <table:table-cell office:value-type="string">
                <text:p>Write Time</text:p>
              </table:table-cell>
            </table:table-row>
          </table:table-header-rows>
          <table:table-rows>
            <table:table-row>
              <table:table-cell office:value-type="string">
                <text:p>Sdb</text:p>
              </table:table-cell>
              <table:table-cell office:value-type="float" office:value="600.041">
                <text:p>600.041</text:p>
              </table:table-cell>
              <table:table-cell office:value-type="float" office:value="601.745">
                <text:p>601.745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600.092">
                <text:p>600.092</text:p>
              </table:table-cell>
              <table:table-cell office:value-type="float" office:value="601.775">
                <text:p>601.775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600.113">
                <text:p>600.113</text:p>
              </table:table-cell>
              <table:table-cell office:value-type="float" office:value="601.699">
                <text:p>601.699</text:p>
              </table:table-cell>
            </table:table-row>
            <table:table-row>
              <table:table-cell office:value-type="string">
                <text:p>Sde</text:p>
              </table:table-cell>
              <table:table-cell office:value-type="float" office:value="600.137">
                <text:p>600.137</text:p>
              </table:table-cell>
              <table:table-cell office:value-type="float" office:value="601.857">
                <text:p>601.857</text:p>
              </table:table-cell>
            </table:table-row>
            <table:table-row>
              <table:table-cell office:value-type="string">
                <text:p>Sdf</text:p>
              </table:table-cell>
              <table:table-cell office:value-type="float" office:value="600.165">
                <text:p>600.165</text:p>
              </table:table-cell>
              <table:table-cell office:value-type="float" office:value="601.07">
                <text:p>601.07</text:p>
              </table:table-cell>
            </table:table-row>
            <table:table-row>
              <table:table-cell office:value-type="string">
                <text:p>Sdg</text:p>
              </table:table-cell>
              <table:table-cell office:value-type="float" office:value="600.196">
                <text:p>600.196</text:p>
              </table:table-cell>
              <table:table-cell office:value-type="float" office:value="601.875">
                <text:p>601.875</text:p>
              </table:table-cell>
            </table:table-row>
            <table:table-row>
              <table:table-cell office:value-type="string">
                <text:p>Sdt</text:p>
              </table:table-cell>
              <table:table-cell office:value-type="float" office:value="600.234">
                <text:p>600.234</text:p>
              </table:table-cell>
              <table:table-cell office:value-type="float" office:value="601.898">
                <text:p>601.898</text:p>
              </table:table-cell>
            </table:table-row>
            <table:table-row>
              <table:table-cell office:value-type="string">
                <text:p>Sdu</text:p>
              </table:table-cell>
              <table:table-cell office:value-type="float" office:value="600.27">
                <text:p>600.27</text:p>
              </table:table-cell>
              <table:table-cell office:value-type="float" office:value="601.628">
                <text:p>601.628</text:p>
              </table:table-cell>
            </table:table-row>
            <table:table-row>
              <table:table-cell office:value-type="string">
                <text:p>Sdv</text:p>
              </table:table-cell>
              <table:table-cell office:value-type="float" office:value="600.301">
                <text:p>600.301</text:p>
              </table:table-cell>
              <table:table-cell office:value-type="float" office:value="600.308">
                <text:p>600.308</text:p>
              </table:table-cell>
            </table:table-row>
            <table:table-row>
              <table:table-cell office:value-type="string">
                <text:p>Sdw</text:p>
              </table:table-cell>
              <table:table-cell office:value-type="float" office:value="600.332">
                <text:p>600.332</text:p>
              </table:table-cell>
              <table:table-cell office:value-type="float" office:value="600.933">
                <text:p>600.933</text:p>
              </table:table-cell>
            </table:table-row>
            <table:table-row>
              <table:table-cell office:value-type="string">
                <text:p>Sdx</text:p>
              </table:table-cell>
              <table:table-cell office:value-type="float" office:value="600.378">
                <text:p>600.378</text:p>
              </table:table-cell>
              <table:table-cell office:value-type="float" office:value="601.665">
                <text:p>601.665</text:p>
              </table:table-cell>
            </table:table-row>
            <table:table-row>
              <table:table-cell office:value-type="string">
                <text:p>Sdy</text:p>
              </table:table-cell>
              <table:table-cell office:value-type="float" office:value="600.395">
                <text:p>600.395</text:p>
              </table:table-cell>
              <table:table-cell office:value-type="float" office:value="601.78">
                <text:p>601.78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.8000001907349pt" style:font-family-asian="Gothic" style:font-pitch-asian="variable" style:font-size-asian="14.8000001907349pt" style:font-family-complex="Lucidasans" style:font-pitch-complex="variable" style:font-size-complex="14.8000001907349pt"/>
    </style:style>
    <style:style style:name="ch3" style:family="chart">
      <style:graphic-properties draw:fill="none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69999980926514pt" style:font-family-asian="Gothic" style:font-pitch-asian="variable" style:font-size-asian="7.69999980926514pt" style:font-family-complex="Lucidasans" style:font-pitch-complex="variable" style:font-size-complex="7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69999980926514pt" style:font-family-asian="Gothic" style:font-pitch-asian="variable" style:font-size-asian="7.69999980926514pt" style:font-family-complex="Lucidasans" style:font-pitch-complex="variable" style:font-size-complex="7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6.59999990463257pt" style:font-family-asian="Gothic" style:font-pitch-asian="variable" style:font-size-asian="6.59999990463257pt" style:font-family-complex="Lucidasans" style:font-pitch-complex="variable" style:font-size-complex="6.5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3.378cm" svg:height="7.995cm" chart:class="chart:bar" chart:style-name="ch1">
        <chart:title svg:x="3.483cm" svg:y="0.155cm" chart:style-name="ch2">
          <text:p>6-6 Disk Read/Write Mb/s</text:p>
        </chart:title>
        <chart:legend chart:legend-position="end" svg:x="11.57cm" svg:y="3.596cm" chart:style-name="ch3"/>
        <chart:plot-area chart:style-name="ch4" table:cell-range-address="DD.$A$43:.$A$56 DD.$D$43:.$D$43 DD.$D$43:.$E$56" chart:data-source-has-labels="both" chart:table-number-list="3 3 3" svg:x="0.266cm" svg:y="1.078cm" svg:width="10.861cm" svg:height="6.756cm">
          <chart:axis chart:dimension="x" chart:name="primary-x" chart:style-name="ch5">
            <chart:categories table:cell-range-address="local-table.A2:.A1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3"/>
          </chart:series>
          <chart:series chart:style-name="ch8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Mb/s</text:p>
              </table:table-cell>
              <table:table-cell office:value-type="string">
                <text:p>Write Mb/s</text:p>
              </table:table-cell>
            </table:table-row>
          </table:table-header-rows>
          <table:table-rows>
            <table:table-row>
              <table:table-cell office:value-type="string">
                <text:p>Sdb</text:p>
              </table:table-cell>
              <table:table-cell office:value-type="float" office:value="121">
                <text:p>1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122">
                <text:p>1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122">
                <text:p>1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Sde</text:p>
              </table:table-cell>
              <table:table-cell office:value-type="float" office:value="122">
                <text:p>1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Sdf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Sdg</text:p>
              </table:table-cell>
              <table:table-cell office:value-type="float" office:value="122">
                <text:p>1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Sdt</text:p>
              </table:table-cell>
              <table:table-cell office:value-type="float" office:value="126">
                <text:p>126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Sdu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Sdv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Sdw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Sdx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Sdy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Ave (Mb/s)</text:p>
              </table:table-cell>
              <table:table-cell office:value-type="float" office:value="123.916666666667">
                <text:p>123.916666666667</text:p>
              </table:table-cell>
              <table:table-cell office:value-type="float" office:value="114.733333333333">
                <text:p>114.73333333333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.8000001907349pt" style:font-family-asian="Gothic" style:font-pitch-asian="variable" style:font-size-asian="14.8000001907349pt" style:font-family-complex="Lucidasans" style:font-pitch-complex="variable" style:font-size-complex="14.8000001907349pt"/>
    </style:style>
    <style:style style:name="ch3" style:family="chart">
      <style:graphic-properties draw:fill="none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90000009536743pt" style:font-family-asian="Gothic" style:font-pitch-asian="variable" style:font-size-asian="7.90000009536743pt" style:font-family-complex="Lucidasans" style:font-pitch-complex="variable" style:font-size-complex="7.9000000953674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90000009536743pt" style:font-family-asian="Gothic" style:font-pitch-asian="variable" style:font-size-asian="7.90000009536743pt" style:font-family-complex="Lucidasans" style:font-pitch-complex="variable" style:font-size-complex="7.9000000953674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1.291cm" svg:height="8.026cm" chart:class="chart:bar" chart:style-name="ch1">
        <chart:title svg:x="0.556cm" svg:y="0.157cm" chart:style-name="ch2">
          <text:p>12 Disk Read/Write Time (600 seconds)</text:p>
        </chart:title>
        <chart:legend chart:legend-position="end" svg:x="9.485cm" svg:y="3.612cm" chart:style-name="ch3"/>
        <chart:plot-area chart:style-name="ch4" table:cell-range-address="DD.$A$23:.$C$35" chart:data-source-has-labels="both" chart:table-number-list="3" svg:x="0.224cm" svg:y="1.082cm" svg:width="8.925cm" svg:height="6.783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Time</text:p>
              </table:table-cell>
              <table:table-cell office:value-type="string">
                <text:p>Write Time</text:p>
              </table:table-cell>
            </table:table-row>
          </table:table-header-rows>
          <table:table-rows>
            <table:table-row>
              <table:table-cell office:value-type="string">
                <text:p>Sdn</text:p>
              </table:table-cell>
              <table:table-cell office:value-type="float" office:value="600.1">
                <text:p>600.1</text:p>
              </table:table-cell>
              <table:table-cell office:value-type="float" office:value="600.045">
                <text:p>600.045</text:p>
              </table:table-cell>
            </table:table-row>
            <table:table-row>
              <table:table-cell office:value-type="string">
                <text:p>Sdo</text:p>
              </table:table-cell>
              <table:table-cell office:value-type="float" office:value="600.125">
                <text:p>600.125</text:p>
              </table:table-cell>
              <table:table-cell office:value-type="float" office:value="599.896">
                <text:p>599.896</text:p>
              </table:table-cell>
            </table:table-row>
            <table:table-row>
              <table:table-cell office:value-type="string">
                <text:p>Sdp</text:p>
              </table:table-cell>
              <table:table-cell office:value-type="float" office:value="600.136">
                <text:p>600.136</text:p>
              </table:table-cell>
              <table:table-cell office:value-type="float" office:value="600.109">
                <text:p>600.109</text:p>
              </table:table-cell>
            </table:table-row>
            <table:table-row>
              <table:table-cell office:value-type="string">
                <text:p>Sdq</text:p>
              </table:table-cell>
              <table:table-cell office:value-type="float" office:value="600.142">
                <text:p>600.142</text:p>
              </table:table-cell>
              <table:table-cell office:value-type="float" office:value="600.142">
                <text:p>600.142</text:p>
              </table:table-cell>
            </table:table-row>
            <table:table-row>
              <table:table-cell office:value-type="string">
                <text:p>Sdr</text:p>
              </table:table-cell>
              <table:table-cell office:value-type="float" office:value="600.149">
                <text:p>600.149</text:p>
              </table:table-cell>
              <table:table-cell office:value-type="float" office:value="599.92">
                <text:p>599.92</text:p>
              </table:table-cell>
            </table:table-row>
            <table:table-row>
              <table:table-cell office:value-type="string">
                <text:p>Sds</text:p>
              </table:table-cell>
              <table:table-cell office:value-type="float" office:value="600.165">
                <text:p>600.165</text:p>
              </table:table-cell>
              <table:table-cell office:value-type="float" office:value="600.152">
                <text:p>600.152</text:p>
              </table:table-cell>
            </table:table-row>
            <table:table-row>
              <table:table-cell office:value-type="string">
                <text:p>Sdt</text:p>
              </table:table-cell>
              <table:table-cell office:value-type="float" office:value="600.167">
                <text:p>600.167</text:p>
              </table:table-cell>
              <table:table-cell office:value-type="float" office:value="599.649">
                <text:p>599.649</text:p>
              </table:table-cell>
            </table:table-row>
            <table:table-row>
              <table:table-cell office:value-type="string">
                <text:p>Sdu</text:p>
              </table:table-cell>
              <table:table-cell office:value-type="float" office:value="600.18">
                <text:p>600.18</text:p>
              </table:table-cell>
              <table:table-cell office:value-type="float" office:value="599.943">
                <text:p>599.943</text:p>
              </table:table-cell>
            </table:table-row>
            <table:table-row>
              <table:table-cell office:value-type="string">
                <text:p>Sdv</text:p>
              </table:table-cell>
              <table:table-cell office:value-type="float" office:value="600.191">
                <text:p>600.191</text:p>
              </table:table-cell>
              <table:table-cell office:value-type="float" office:value="600.195">
                <text:p>600.195</text:p>
              </table:table-cell>
            </table:table-row>
            <table:table-row>
              <table:table-cell office:value-type="string">
                <text:p>Sdw</text:p>
              </table:table-cell>
              <table:table-cell office:value-type="float" office:value="600.209">
                <text:p>600.209</text:p>
              </table:table-cell>
              <table:table-cell office:value-type="float" office:value="598.989">
                <text:p>598.989</text:p>
              </table:table-cell>
            </table:table-row>
            <table:table-row>
              <table:table-cell office:value-type="string">
                <text:p>Sdx</text:p>
              </table:table-cell>
              <table:table-cell office:value-type="float" office:value="600.217">
                <text:p>600.217</text:p>
              </table:table-cell>
              <table:table-cell office:value-type="float" office:value="600.208">
                <text:p>600.208</text:p>
              </table:table-cell>
            </table:table-row>
            <table:table-row>
              <table:table-cell office:value-type="string">
                <text:p>Sdy</text:p>
              </table:table-cell>
              <table:table-cell office:value-type="float" office:value="600.235">
                <text:p>600.235</text:p>
              </table:table-cell>
              <table:table-cell office:value-type="float" office:value="599.988">
                <text:p>599.988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.8999996185303pt" style:font-family-asian="Gothic" style:font-pitch-asian="variable" style:font-size-asian="14.8999996185303pt" style:font-family-complex="Lucidasans" style:font-pitch-complex="variable" style:font-size-complex="14.8999996185303pt"/>
    </style:style>
    <style:style style:name="ch3" style:family="chart">
      <style:graphic-properties draw:fill="none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90000009536743pt" style:font-family-asian="Gothic" style:font-pitch-asian="variable" style:font-size-asian="7.90000009536743pt" style:font-family-complex="Lucidasans" style:font-pitch-complex="variable" style:font-size-complex="7.9000000953674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90000009536743pt" style:font-family-asian="Gothic" style:font-pitch-asian="variable" style:font-size-asian="7.90000009536743pt" style:font-family-complex="Lucidasans" style:font-pitch-complex="variable" style:font-size-complex="7.9000000953674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6.69999980926514pt" style:font-family-asian="Gothic" style:font-pitch-asian="variable" style:font-size-asian="6.69999980926514pt" style:font-family-complex="Lucidasans" style:font-pitch-complex="variable" style:font-size-complex="6.69999980926514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3.264cm" svg:height="8.071cm" chart:class="chart:bar" chart:style-name="ch1">
        <chart:title svg:x="3.381cm" svg:y="0.158cm" chart:style-name="ch2">
          <text:p>12 Disk Read/Write Mb/s</text:p>
        </chart:title>
        <chart:legend chart:legend-position="end" svg:x="11.479cm" svg:y="3.632cm" chart:style-name="ch3"/>
        <chart:plot-area chart:style-name="ch4" table:cell-range-address="DD.$A$23:.$A$36 DD.$D$23:.$E$36" chart:data-source-has-labels="both" chart:table-number-list="3 3" svg:x="0.264cm" svg:y="1.088cm" svg:width="10.755cm" svg:height="6.821cm">
          <chart:axis chart:dimension="x" chart:name="primary-x" chart:style-name="ch5">
            <chart:categories table:cell-range-address="local-table.A2:.A1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3"/>
          </chart:series>
          <chart:series chart:style-name="ch8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Mb/s</text:p>
              </table:table-cell>
              <table:table-cell office:value-type="string">
                <text:p>Write Mb/s</text:p>
              </table:table-cell>
            </table:table-row>
          </table:table-header-rows>
          <table:table-rows>
            <table:table-row>
              <table:table-cell office:value-type="string">
                <text:p>Sdn</text:p>
              </table:table-cell>
              <table:table-cell office:value-type="float" office:value="90.9">
                <text:p>90.9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Sdo</text:p>
              </table:table-cell>
              <table:table-cell office:value-type="float" office:value="88.5">
                <text:p>88.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Sdp</text:p>
              </table:table-cell>
              <table:table-cell office:value-type="float" office:value="91.6">
                <text:p>91.6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Sdq</text:p>
              </table:table-cell>
              <table:table-cell office:value-type="float" office:value="89.4">
                <text:p>89.4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Sdr</text:p>
              </table:table-cell>
              <table:table-cell office:value-type="float" office:value="89.1">
                <text:p>89.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s</text:p>
              </table:table-cell>
              <table:table-cell office:value-type="float" office:value="91.2">
                <text:p>91.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t</text:p>
              </table:table-cell>
              <table:table-cell office:value-type="float" office:value="90.7">
                <text:p>90.7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Sdu</text:p>
              </table:table-cell>
              <table:table-cell office:value-type="float" office:value="90.4">
                <text:p>90.4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Sdv</text:p>
              </table:table-cell>
              <table:table-cell office:value-type="float" office:value="90.8">
                <text:p>90.8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Sdw</text:p>
              </table:table-cell>
              <table:table-cell office:value-type="float" office:value="91.9">
                <text:p>91.9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Sdx</text:p>
              </table:table-cell>
              <table:table-cell office:value-type="float" office:value="91.5">
                <text:p>91.5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Sdy</text:p>
              </table:table-cell>
              <table:table-cell office:value-type="float" office:value="91">
                <text:p>91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Ave (Mb/s)</text:p>
              </table:table-cell>
              <table:table-cell office:value-type="float" office:value="90.5833333333333">
                <text:p>90.5833333333333</text:p>
              </table:table-cell>
              <table:table-cell office:value-type="float" office:value="93.1083333333333">
                <text:p>93.1083333333333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5.5pt" style:font-family-asian="Gothic" style:font-pitch-asian="variable" style:font-size-asian="15.5pt" style:font-family-complex="Lucidasans" style:font-pitch-complex="variable" style:font-size-complex="15.5pt"/>
    </style:style>
    <style:style style:name="ch3" style:family="chart">
      <style:graphic-properties draw:fill="none"/>
      <style:text-properties fo:font-family="'Bitstream Vera Sans'" style:font-family-generic="swiss" style:font-pitch="variable" fo:font-size="7.09999990463257pt" style:font-family-asian="Gothic" style:font-pitch-asian="variable" style:font-size-asian="7.09999990463257pt" style:font-family-complex="Lucidasans" style:font-pitch-complex="variable" style:font-size-complex="7.0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30000019073486pt" style:font-family-asian="Gothic" style:font-pitch-asian="variable" style:font-size-asian="8.30000019073486pt" style:font-family-complex="Lucidasans" style:font-pitch-complex="variable" style:font-size-complex="8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0.8000001907349pt" style:font-family-asian="Gothic" style:font-pitch-asian="variable" style:font-size-asian="10.8000001907349pt" style:font-family-complex="Lucidasans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30000019073486pt" style:font-family-asian="Gothic" style:font-pitch-asian="variable" style:font-size-asian="8.30000019073486pt" style:font-family-complex="Lucidasans" style:font-pitch-complex="variable" style:font-size-complex="8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7.09999990463257pt" style:font-family-asian="Gothic" style:font-pitch-asian="variable" style:font-size-asian="7.09999990463257pt" style:font-family-complex="Lucidasans" style:font-pitch-complex="variable" style:font-size-complex="7.0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7.09999990463257pt" style:font-family-asian="Gothic" style:font-pitch-asian="variable" style:font-size-asian="7.09999990463257pt" style:font-family-complex="Lucidasans" style:font-pitch-complex="variable" style:font-size-complex="7.0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839cm" svg:height="8.4cm" chart:class="chart:bar" chart:style-name="ch1">
        <chart:title svg:x="6.779cm" svg:y="0.168cm" chart:style-name="ch2">
          <text:p>Performance Summary</text:p>
        </chart:title>
        <chart:legend chart:legend-position="end" svg:x="17.844cm" svg:y="3.781cm" chart:style-name="ch3"/>
        <chart:plot-area chart:style-name="ch4" table:cell-range-address="Summary.$A$2:.$C$10" chart:data-source-has-labels="both" chart:table-number-list="1" svg:x="0.39cm" svg:y="1.138cm" svg:width="16.833cm" svg:height="7.094cm">
          <chart:axis chart:dimension="x" chart:name="primary-x" chart:style-name="ch5">
            <chart:title svg:x="8.955cm" svg:y="7.682cm" chart:style-name="ch6">
              <text:p>Test</text:p>
            </chart:title>
            <chart:categories table:cell-range-address="local-table.A2:.A9"/>
          </chart:axis>
          <chart:axis chart:dimension="y" chart:name="primary-y" chart:style-name="ch7">
            <chart:title svg:x="0.396cm" svg:y="4.257cm" chart:style-name="ch6">
              <text:p>MiB/s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MiB/s</text:p>
              </table:table-cell>
              <table:table-cell office:value-type="string">
                <text:p>Read MiB/s</text:p>
              </table:table-cell>
            </table:table-row>
          </table:table-header-rows>
          <table:table-rows>
            <table:table-row>
              <table:table-cell office:value-type="string">
                <text:p>ZFS Baseline </text:p>
              </table:table-cell>
              <table:table-cell office:value-type="float" office:value="570.76">
                <text:p>570.76</text:p>
              </table:table-cell>
              <table:table-cell office:value-type="float" office:value="611.1">
                <text:p>611.1</text:p>
              </table:table-cell>
            </table:table-row>
            <table:table-row>
              <table:table-cell office:value-type="string">
                <text:p>ZFS Disable Checksums</text:p>
              </table:table-cell>
              <table:table-cell office:value-type="float" office:value="602.57">
                <text:p>602.57</text:p>
              </table:table-cell>
              <table:table-cell office:value-type="float" office:value="610.542">
                <text:p>610.542</text:p>
              </table:table-cell>
            </table:table-row>
            <table:table-row>
              <table:table-cell office:value-type="string">
                <text:p>ZFS Disable Prefetch</text:p>
              </table:table-cell>
              <table:table-cell office:value-type="float" office:value="557.684">
                <text:p>557.684</text:p>
              </table:table-cell>
              <table:table-cell office:value-type="float" office:value="822.076">
                <text:p>822.076</text:p>
              </table:table-cell>
            </table:table-row>
            <table:table-row>
              <table:table-cell office:value-type="string">
                <text:p>ZFS Simulated Zerocopy</text:p>
              </table:table-cell>
              <table:table-cell office:value-type="float" office:value="673.664">
                <text:p>673.664</text:p>
              </table:table-cell>
              <table:table-cell office:value-type="float" office:value="615.18">
                <text:p>615.18</text:p>
              </table:table-cell>
            </table:table-row>
            <table:table-row>
              <table:table-cell office:value-type="string">
                <text:p>ZFS pending=1024</text:p>
              </table:table-cell>
              <table:table-cell office:value-type="float" office:value="602.05">
                <text:p>602.05</text:p>
              </table:table-cell>
              <table:table-cell office:value-type="float" office:value="743.914">
                <text:p>743.914</text:p>
              </table:table-cell>
            </table:table-row>
            <table:table-row>
              <table:table-cell office:value-type="string">
                <text:p>ZFS arc=8g</text:p>
              </table:table-cell>
              <table:table-cell office:value-type="float" office:value="600.922">
                <text:p>600.922</text:p>
              </table:table-cell>
              <table:table-cell office:value-type="float" office:value="682.652">
                <text:p>682.652</text:p>
              </table:table-cell>
            </table:table-row>
            <table:table-row>
              <table:table-cell office:value-type="string">
                <text:p>ZFS (All Tunings)</text:p>
              </table:table-cell>
              <table:table-cell office:value-type="float" office:value="845.662">
                <text:p>845.662</text:p>
              </table:table-cell>
              <table:table-cell office:value-type="float" office:value="991.064">
                <text:p>991.064</text:p>
              </table:table-cell>
            </table:table-row>
            <table:table-row>
              <table:table-cell office:value-type="string">
                <text:p>DD Parallel Streaming</text:p>
              </table:table-cell>
              <table:table-cell office:value-type="float" office:value="1065.5403137207">
                <text:p>1065.5403137207</text:p>
              </table:table-cell>
              <table:table-cell office:value-type="float" office:value="1036.64398193359">
                <text:p>1036.64398193359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